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0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n_dose1</text:p>
          </table:table-cell>
          <table:table-cell office:value-type="string" calcext:value-type="string">
            <text:p>n_complet</text:p>
          </table:table-cell>
          <table:table-cell office:value-type="string" calcext:value-type="string">
            <text:p>n_cum_dose1</text:p>
          </table:table-cell>
          <table:table-cell office:value-type="string" calcext:value-type="string">
            <text:p>n_cum_complet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641" calcext:value-type="float">
            <text:p>6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1343" calcext:value-type="float">
            <text:p>13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017" calcext:value-type="float">
            <text:p>1017</text:p>
          </table:table-cell>
          <table:table-cell office:value-type="float" office:value="17" calcext:value-type="float">
            <text:p>17</text:p>
          </table:table-cell>
          <table:table-cell office:value-type="float" office:value="2360" calcext:value-type="float">
            <text:p>23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465" calcext:value-type="float">
            <text:p>1465</text:p>
          </table:table-cell>
          <table:table-cell office:value-type="float" office:value="21" calcext:value-type="float">
            <text:p>21</text:p>
          </table:table-cell>
          <table:table-cell office:value-type="float" office:value="3825" calcext:value-type="float">
            <text:p>38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2218" calcext:value-type="float">
            <text:p>2218</text:p>
          </table:table-cell>
          <table:table-cell office:value-type="float" office:value="31" calcext:value-type="float">
            <text:p>31</text:p>
          </table:table-cell>
          <table:table-cell office:value-type="float" office:value="6043" calcext:value-type="float">
            <text:p>60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6831" calcext:value-type="float">
            <text:p>68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804" calcext:value-type="float">
            <text:p>804</text:p>
          </table:table-cell>
          <table:table-cell office:value-type="float" office:value="7" calcext:value-type="float">
            <text:p>7</text:p>
          </table:table-cell>
          <table:table-cell office:value-type="float" office:value="7635" calcext:value-type="float">
            <text:p>763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office:value-type="float" office:value="9802" calcext:value-type="float">
            <text:p>980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2542" calcext:value-type="float">
            <text:p>2542</text:p>
          </table:table-cell>
          <table:table-cell office:value-type="float" office:value="51" calcext:value-type="float">
            <text:p>51</text:p>
          </table:table-cell>
          <table:table-cell office:value-type="float" office:value="12344" calcext:value-type="float">
            <text:p>1234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2718" calcext:value-type="float">
            <text:p>2718</text:p>
          </table:table-cell>
          <table:table-cell office:value-type="float" office:value="56" calcext:value-type="float">
            <text:p>56</text:p>
          </table:table-cell>
          <table:table-cell office:value-type="float" office:value="15062" calcext:value-type="float">
            <text:p>1506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2741" calcext:value-type="float">
            <text:p>2741</text:p>
          </table:table-cell>
          <table:table-cell office:value-type="float" office:value="61" calcext:value-type="float">
            <text:p>61</text:p>
          </table:table-cell>
          <table:table-cell office:value-type="float" office:value="17803" calcext:value-type="float">
            <text:p>1780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499" calcext:value-type="float">
            <text:p>2499</text:p>
          </table:table-cell>
          <table:table-cell office:value-type="float" office:value="37" calcext:value-type="float">
            <text:p>37</text:p>
          </table:table-cell>
          <table:table-cell office:value-type="float" office:value="20302" calcext:value-type="float">
            <text:p>2030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21177" calcext:value-type="float">
            <text:p>2117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21684" calcext:value-type="float">
            <text:p>216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030" calcext:value-type="float">
            <text:p>3030</text:p>
          </table:table-cell>
          <table:table-cell office:value-type="float" office:value="65" calcext:value-type="float">
            <text:p>65</text:p>
          </table:table-cell>
          <table:table-cell office:value-type="float" office:value="24714" calcext:value-type="float">
            <text:p>2471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972" calcext:value-type="float">
            <text:p>3972</text:p>
          </table:table-cell>
          <table:table-cell office:value-type="float" office:value="63" calcext:value-type="float">
            <text:p>63</text:p>
          </table:table-cell>
          <table:table-cell office:value-type="float" office:value="28686" calcext:value-type="float">
            <text:p>2868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4424" calcext:value-type="float">
            <text:p>4424</text:p>
          </table:table-cell>
          <table:table-cell office:value-type="float" office:value="53" calcext:value-type="float">
            <text:p>53</text:p>
          </table:table-cell>
          <table:table-cell office:value-type="float" office:value="33110" calcext:value-type="float">
            <text:p>3311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5200" calcext:value-type="float">
            <text:p>5200</text:p>
          </table:table-cell>
          <table:table-cell office:value-type="float" office:value="76" calcext:value-type="float">
            <text:p>76</text:p>
          </table:table-cell>
          <table:table-cell office:value-type="float" office:value="38310" calcext:value-type="float">
            <text:p>3831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409" calcext:value-type="float">
            <text:p>4409</text:p>
          </table:table-cell>
          <table:table-cell office:value-type="float" office:value="86" calcext:value-type="float">
            <text:p>86</text:p>
          </table:table-cell>
          <table:table-cell office:value-type="float" office:value="42719" calcext:value-type="float">
            <text:p>4271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673" calcext:value-type="float">
            <text:p>1673</text:p>
          </table:table-cell>
          <table:table-cell office:value-type="float" office:value="25" calcext:value-type="float">
            <text:p>25</text:p>
          </table:table-cell>
          <table:table-cell office:value-type="float" office:value="44392" calcext:value-type="float">
            <text:p>4439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608" calcext:value-type="float">
            <text:p>608</text:p>
          </table:table-cell>
          <table:table-cell office:value-type="float" office:value="40" calcext:value-type="float">
            <text:p>40</text:p>
          </table:table-cell>
          <table:table-cell office:value-type="float" office:value="45000" calcext:value-type="float">
            <text:p>4500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872" calcext:value-type="float">
            <text:p>1872</text:p>
          </table:table-cell>
          <table:table-cell office:value-type="float" office:value="56" calcext:value-type="float">
            <text:p>56</text:p>
          </table:table-cell>
          <table:table-cell office:value-type="float" office:value="46872" calcext:value-type="float">
            <text:p>46872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726" calcext:value-type="float">
            <text:p>2726</text:p>
          </table:table-cell>
          <table:table-cell office:value-type="float" office:value="89" calcext:value-type="float">
            <text:p>89</text:p>
          </table:table-cell>
          <table:table-cell office:value-type="float" office:value="49598" calcext:value-type="float">
            <text:p>495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3585" calcext:value-type="float">
            <text:p>3585</text:p>
          </table:table-cell>
          <table:table-cell office:value-type="float" office:value="219" calcext:value-type="float">
            <text:p>219</text:p>
          </table:table-cell>
          <table:table-cell office:value-type="float" office:value="53183" calcext:value-type="float">
            <text:p>5318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4916" calcext:value-type="float">
            <text:p>4916</text:p>
          </table:table-cell>
          <table:table-cell office:value-type="float" office:value="389" calcext:value-type="float">
            <text:p>389</text:p>
          </table:table-cell>
          <table:table-cell office:value-type="float" office:value="58099" calcext:value-type="float">
            <text:p>5809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3735" calcext:value-type="float">
            <text:p>3735</text:p>
          </table:table-cell>
          <table:table-cell office:value-type="float" office:value="473" calcext:value-type="float">
            <text:p>473</text:p>
          </table:table-cell>
          <table:table-cell office:value-type="float" office:value="61834" calcext:value-type="float">
            <text:p>6183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318" calcext:value-type="float">
            <text:p>1318</text:p>
          </table:table-cell>
          <table:table-cell office:value-type="float" office:value="75" calcext:value-type="float">
            <text:p>75</text:p>
          </table:table-cell>
          <table:table-cell office:value-type="float" office:value="63152" calcext:value-type="float">
            <text:p>6315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03" calcext:value-type="float">
            <text:p>203</text:p>
          </table:table-cell>
          <table:table-cell office:value-type="float" office:value="90" calcext:value-type="float">
            <text:p>90</text:p>
          </table:table-cell>
          <table:table-cell office:value-type="float" office:value="63355" calcext:value-type="float">
            <text:p>63355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793" calcext:value-type="float">
            <text:p>1793</text:p>
          </table:table-cell>
          <table:table-cell office:value-type="float" office:value="604" calcext:value-type="float">
            <text:p>604</text:p>
          </table:table-cell>
          <table:table-cell office:value-type="float" office:value="65148" calcext:value-type="float">
            <text:p>65148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200" calcext:value-type="float">
            <text:p>2200</text:p>
          </table:table-cell>
          <table:table-cell office:value-type="float" office:value="940" calcext:value-type="float">
            <text:p>940</text:p>
          </table:table-cell>
          <table:table-cell office:value-type="float" office:value="67348" calcext:value-type="float">
            <text:p>67348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096" calcext:value-type="float">
            <text:p>2096</text:p>
          </table:table-cell>
          <table:table-cell office:value-type="float" office:value="1179" calcext:value-type="float">
            <text:p>1179</text:p>
          </table:table-cell>
          <table:table-cell office:value-type="float" office:value="69444" calcext:value-type="float">
            <text:p>6944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315" calcext:value-type="float">
            <text:p>2315</text:p>
          </table:table-cell>
          <table:table-cell office:value-type="float" office:value="1617" calcext:value-type="float">
            <text:p>1617</text:p>
          </table:table-cell>
          <table:table-cell office:value-type="float" office:value="71759" calcext:value-type="float">
            <text:p>71759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278" calcext:value-type="float">
            <text:p>2278</text:p>
          </table:table-cell>
          <table:table-cell office:value-type="float" office:value="1544" calcext:value-type="float">
            <text:p>1544</text:p>
          </table:table-cell>
          <table:table-cell office:value-type="float" office:value="74037" calcext:value-type="float">
            <text:p>74037</text:p>
          </table:table-cell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075" calcext:value-type="float">
            <text:p>1075</text:p>
          </table:table-cell>
          <table:table-cell office:value-type="float" office:value="595" calcext:value-type="float">
            <text:p>595</text:p>
          </table:table-cell>
          <table:table-cell office:value-type="float" office:value="75112" calcext:value-type="float">
            <text:p>75112</text:p>
          </table:table-cell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82" calcext:value-type="float">
            <text:p>182</text:p>
          </table:table-cell>
          <table:table-cell office:value-type="float" office:value="520" calcext:value-type="float">
            <text:p>520</text:p>
          </table:table-cell>
          <table:table-cell office:value-type="float" office:value="75294" calcext:value-type="float">
            <text:p>75294</text:p>
          </table:table-cell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45" calcext:value-type="float">
            <text:p>1345</text:p>
          </table:table-cell>
          <table:table-cell office:value-type="float" office:value="1921" calcext:value-type="float">
            <text:p>1921</text:p>
          </table:table-cell>
          <table:table-cell office:value-type="float" office:value="76639" calcext:value-type="float">
            <text:p>76639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957" calcext:value-type="float">
            <text:p>1957</text:p>
          </table:table-cell>
          <table:table-cell office:value-type="float" office:value="2553" calcext:value-type="float">
            <text:p>2553</text:p>
          </table:table-cell>
          <table:table-cell office:value-type="float" office:value="78596" calcext:value-type="float">
            <text:p>78596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375" calcext:value-type="float">
            <text:p>2375</text:p>
          </table:table-cell>
          <table:table-cell office:value-type="float" office:value="3007" calcext:value-type="float">
            <text:p>3007</text:p>
          </table:table-cell>
          <table:table-cell office:value-type="float" office:value="80971" calcext:value-type="float">
            <text:p>80971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794" calcext:value-type="float">
            <text:p>2794</text:p>
          </table:table-cell>
          <table:table-cell office:value-type="float" office:value="3896" calcext:value-type="float">
            <text:p>3896</text:p>
          </table:table-cell>
          <table:table-cell office:value-type="float" office:value="83765" calcext:value-type="float">
            <text:p>83765</text:p>
          </table:table-cell>
          <table:table-cell office:value-type="float" office:value="20563" calcext:value-type="float">
            <text:p>20563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020" calcext:value-type="float">
            <text:p>3020</text:p>
          </table:table-cell>
          <table:table-cell office:value-type="float" office:value="2807" calcext:value-type="float">
            <text:p>2807</text:p>
          </table:table-cell>
          <table:table-cell office:value-type="float" office:value="86785" calcext:value-type="float">
            <text:p>86785</text:p>
          </table:table-cell>
          <table:table-cell office:value-type="float" office:value="23370" calcext:value-type="float">
            <text:p>23370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792" calcext:value-type="float">
            <text:p>792</text:p>
          </table:table-cell>
          <table:table-cell office:value-type="float" office:value="714" calcext:value-type="float">
            <text:p>714</text:p>
          </table:table-cell>
          <table:table-cell office:value-type="float" office:value="87577" calcext:value-type="float">
            <text:p>87577</text:p>
          </table:table-cell>
          <table:table-cell office:value-type="float" office:value="24084" calcext:value-type="float">
            <text:p>2408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87722" calcext:value-type="float">
            <text:p>87722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006" calcext:value-type="float">
            <text:p>1006</text:p>
          </table:table-cell>
          <table:table-cell office:value-type="float" office:value="2814" calcext:value-type="float">
            <text:p>2814</text:p>
          </table:table-cell>
          <table:table-cell office:value-type="float" office:value="88728" calcext:value-type="float">
            <text:p>88728</text:p>
          </table:table-cell>
          <table:table-cell office:value-type="float" office:value="27133" calcext:value-type="float">
            <text:p>27133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280" calcext:value-type="float">
            <text:p>1280</text:p>
          </table:table-cell>
          <table:table-cell office:value-type="float" office:value="4651" calcext:value-type="float">
            <text:p>4651</text:p>
          </table:table-cell>
          <table:table-cell office:value-type="float" office:value="90008" calcext:value-type="float">
            <text:p>90008</text:p>
          </table:table-cell>
          <table:table-cell office:value-type="float" office:value="31784" calcext:value-type="float">
            <text:p>31784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195" calcext:value-type="float">
            <text:p>1195</text:p>
          </table:table-cell>
          <table:table-cell office:value-type="float" office:value="3934" calcext:value-type="float">
            <text:p>3934</text:p>
          </table:table-cell>
          <table:table-cell office:value-type="float" office:value="91203" calcext:value-type="float">
            <text:p>91203</text:p>
          </table:table-cell>
          <table:table-cell office:value-type="float" office:value="35718" calcext:value-type="float">
            <text:p>3571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672" calcext:value-type="float">
            <text:p>1672</text:p>
          </table:table-cell>
          <table:table-cell office:value-type="float" office:value="5428" calcext:value-type="float">
            <text:p>5428</text:p>
          </table:table-cell>
          <table:table-cell office:value-type="float" office:value="92875" calcext:value-type="float">
            <text:p>92875</text:p>
          </table:table-cell>
          <table:table-cell office:value-type="float" office:value="41146" calcext:value-type="float">
            <text:p>41146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971" calcext:value-type="float">
            <text:p>1971</text:p>
          </table:table-cell>
          <table:table-cell office:value-type="float" office:value="3990" calcext:value-type="float">
            <text:p>3990</text:p>
          </table:table-cell>
          <table:table-cell office:value-type="float" office:value="94846" calcext:value-type="float">
            <text:p>94846</text:p>
          </table:table-cell>
          <table:table-cell office:value-type="float" office:value="45136" calcext:value-type="float">
            <text:p>45136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469" calcext:value-type="float">
            <text:p>469</text:p>
          </table:table-cell>
          <table:table-cell office:value-type="float" office:value="1420" calcext:value-type="float">
            <text:p>1420</text:p>
          </table:table-cell>
          <table:table-cell office:value-type="float" office:value="95315" calcext:value-type="float">
            <text:p>95315</text:p>
          </table:table-cell>
          <table:table-cell office:value-type="float" office:value="46556" calcext:value-type="float">
            <text:p>46556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office:value-type="float" office:value="95494" calcext:value-type="float">
            <text:p>95494</text:p>
          </table:table-cell>
          <table:table-cell office:value-type="float" office:value="46804" calcext:value-type="float">
            <text:p>46804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049" calcext:value-type="float">
            <text:p>1049</text:p>
          </table:table-cell>
          <table:table-cell office:value-type="float" office:value="2364" calcext:value-type="float">
            <text:p>2364</text:p>
          </table:table-cell>
          <table:table-cell office:value-type="float" office:value="96543" calcext:value-type="float">
            <text:p>96543</text:p>
          </table:table-cell>
          <table:table-cell office:value-type="float" office:value="49168" calcext:value-type="float">
            <text:p>49168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261" calcext:value-type="float">
            <text:p>1261</text:p>
          </table:table-cell>
          <table:table-cell office:value-type="float" office:value="2834" calcext:value-type="float">
            <text:p>2834</text:p>
          </table:table-cell>
          <table:table-cell office:value-type="float" office:value="97804" calcext:value-type="float">
            <text:p>97804</text:p>
          </table:table-cell>
          <table:table-cell office:value-type="float" office:value="52002" calcext:value-type="float">
            <text:p>52002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442" calcext:value-type="float">
            <text:p>1442</text:p>
          </table:table-cell>
          <table:table-cell office:value-type="float" office:value="2609" calcext:value-type="float">
            <text:p>2609</text:p>
          </table:table-cell>
          <table:table-cell office:value-type="float" office:value="99246" calcext:value-type="float">
            <text:p>99246</text:p>
          </table:table-cell>
          <table:table-cell office:value-type="float" office:value="54611" calcext:value-type="float">
            <text:p>54611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2270" calcext:value-type="float">
            <text:p>2270</text:p>
          </table:table-cell>
          <table:table-cell office:value-type="float" office:value="3503" calcext:value-type="float">
            <text:p>3503</text:p>
          </table:table-cell>
          <table:table-cell office:value-type="float" office:value="101516" calcext:value-type="float">
            <text:p>101516</text:p>
          </table:table-cell>
          <table:table-cell office:value-type="float" office:value="58114" calcext:value-type="float">
            <text:p>58114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2758" calcext:value-type="float">
            <text:p>2758</text:p>
          </table:table-cell>
          <table:table-cell office:value-type="float" office:value="2618" calcext:value-type="float">
            <text:p>2618</text:p>
          </table:table-cell>
          <table:table-cell office:value-type="float" office:value="104274" calcext:value-type="float">
            <text:p>104274</text:p>
          </table:table-cell>
          <table:table-cell office:value-type="float" office:value="60732" calcext:value-type="float">
            <text:p>60732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263" calcext:value-type="float">
            <text:p>1263</text:p>
          </table:table-cell>
          <table:table-cell office:value-type="float" office:value="961" calcext:value-type="float">
            <text:p>961</text:p>
          </table:table-cell>
          <table:table-cell office:value-type="float" office:value="105537" calcext:value-type="float">
            <text:p>105537</text:p>
          </table:table-cell>
          <table:table-cell office:value-type="float" office:value="61693" calcext:value-type="float">
            <text:p>61693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06" calcext:value-type="float">
            <text:p>306</text:p>
          </table:table-cell>
          <table:table-cell office:value-type="float" office:value="191" calcext:value-type="float">
            <text:p>191</text:p>
          </table:table-cell>
          <table:table-cell office:value-type="float" office:value="105843" calcext:value-type="float">
            <text:p>105843</text:p>
          </table:table-cell>
          <table:table-cell office:value-type="float" office:value="61884" calcext:value-type="float">
            <text:p>61884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2207" calcext:value-type="float">
            <text:p>2207</text:p>
          </table:table-cell>
          <table:table-cell office:value-type="float" office:value="1928" calcext:value-type="float">
            <text:p>1928</text:p>
          </table:table-cell>
          <table:table-cell office:value-type="float" office:value="108050" calcext:value-type="float">
            <text:p>108050</text:p>
          </table:table-cell>
          <table:table-cell office:value-type="float" office:value="63812" calcext:value-type="float">
            <text:p>63812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3541" calcext:value-type="float">
            <text:p>3541</text:p>
          </table:table-cell>
          <table:table-cell office:value-type="float" office:value="2451" calcext:value-type="float">
            <text:p>2451</text:p>
          </table:table-cell>
          <table:table-cell office:value-type="float" office:value="111591" calcext:value-type="float">
            <text:p>111591</text:p>
          </table:table-cell>
          <table:table-cell office:value-type="float" office:value="66263" calcext:value-type="float">
            <text:p>66263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568" calcext:value-type="float">
            <text:p>4568</text:p>
          </table:table-cell>
          <table:table-cell office:value-type="float" office:value="2570" calcext:value-type="float">
            <text:p>2570</text:p>
          </table:table-cell>
          <table:table-cell office:value-type="float" office:value="116159" calcext:value-type="float">
            <text:p>116159</text:p>
          </table:table-cell>
          <table:table-cell office:value-type="float" office:value="68833" calcext:value-type="float">
            <text:p>68833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6446" calcext:value-type="float">
            <text:p>6446</text:p>
          </table:table-cell>
          <table:table-cell office:value-type="float" office:value="2864" calcext:value-type="float">
            <text:p>2864</text:p>
          </table:table-cell>
          <table:table-cell office:value-type="float" office:value="122605" calcext:value-type="float">
            <text:p>122605</text:p>
          </table:table-cell>
          <table:table-cell office:value-type="float" office:value="71697" calcext:value-type="float">
            <text:p>71697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8206" calcext:value-type="float">
            <text:p>8206</text:p>
          </table:table-cell>
          <table:table-cell office:value-type="float" office:value="2776" calcext:value-type="float">
            <text:p>2776</text:p>
          </table:table-cell>
          <table:table-cell office:value-type="float" office:value="130811" calcext:value-type="float">
            <text:p>130811</text:p>
          </table:table-cell>
          <table:table-cell office:value-type="float" office:value="74473" calcext:value-type="float">
            <text:p>7447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9873" calcext:value-type="float">
            <text:p>9873</text:p>
          </table:table-cell>
          <table:table-cell office:value-type="float" office:value="1119" calcext:value-type="float">
            <text:p>1119</text:p>
          </table:table-cell>
          <table:table-cell office:value-type="float" office:value="140684" calcext:value-type="float">
            <text:p>140684</text:p>
          </table:table-cell>
          <table:table-cell office:value-type="float" office:value="75592" calcext:value-type="float">
            <text:p>75592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8297" calcext:value-type="float">
            <text:p>8297</text:p>
          </table:table-cell>
          <table:table-cell office:value-type="float" office:value="701" calcext:value-type="float">
            <text:p>701</text:p>
          </table:table-cell>
          <table:table-cell office:value-type="float" office:value="148981" calcext:value-type="float">
            <text:p>148981</text:p>
          </table:table-cell>
          <table:table-cell office:value-type="float" office:value="76293" calcext:value-type="float">
            <text:p>76293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4595" calcext:value-type="float">
            <text:p>4595</text:p>
          </table:table-cell>
          <table:table-cell office:value-type="float" office:value="1706" calcext:value-type="float">
            <text:p>1706</text:p>
          </table:table-cell>
          <table:table-cell office:value-type="float" office:value="153576" calcext:value-type="float">
            <text:p>153576</text:p>
          </table:table-cell>
          <table:table-cell office:value-type="float" office:value="77999" calcext:value-type="float">
            <text:p>77999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6224" calcext:value-type="float">
            <text:p>6224</text:p>
          </table:table-cell>
          <table:table-cell office:value-type="float" office:value="2150" calcext:value-type="float">
            <text:p>2150</text:p>
          </table:table-cell>
          <table:table-cell office:value-type="float" office:value="159800" calcext:value-type="float">
            <text:p>159800</text:p>
          </table:table-cell>
          <table:table-cell office:value-type="float" office:value="80149" calcext:value-type="float">
            <text:p>80149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6002" calcext:value-type="float">
            <text:p>6002</text:p>
          </table:table-cell>
          <table:table-cell office:value-type="float" office:value="2260" calcext:value-type="float">
            <text:p>2260</text:p>
          </table:table-cell>
          <table:table-cell office:value-type="float" office:value="165802" calcext:value-type="float">
            <text:p>165802</text:p>
          </table:table-cell>
          <table:table-cell office:value-type="float" office:value="82409" calcext:value-type="float">
            <text:p>8240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8268" calcext:value-type="float">
            <text:p>8268</text:p>
          </table:table-cell>
          <table:table-cell office:value-type="float" office:value="2567" calcext:value-type="float">
            <text:p>2567</text:p>
          </table:table-cell>
          <table:table-cell office:value-type="float" office:value="174070" calcext:value-type="float">
            <text:p>174070</text:p>
          </table:table-cell>
          <table:table-cell office:value-type="float" office:value="84976" calcext:value-type="float">
            <text:p>84976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0017" calcext:value-type="float">
            <text:p>10017</text:p>
          </table:table-cell>
          <table:table-cell office:value-type="float" office:value="2580" calcext:value-type="float">
            <text:p>2580</text:p>
          </table:table-cell>
          <table:table-cell office:value-type="float" office:value="184087" calcext:value-type="float">
            <text:p>184087</text:p>
          </table:table-cell>
          <table:table-cell office:value-type="float" office:value="87556" calcext:value-type="float">
            <text:p>87556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7740" calcext:value-type="float">
            <text:p>7740</text:p>
          </table:table-cell>
          <table:table-cell office:value-type="float" office:value="837" calcext:value-type="float">
            <text:p>837</text:p>
          </table:table-cell>
          <table:table-cell office:value-type="float" office:value="191827" calcext:value-type="float">
            <text:p>191827</text:p>
          </table:table-cell>
          <table:table-cell office:value-type="float" office:value="88393" calcext:value-type="float">
            <text:p>88393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3450" calcext:value-type="float">
            <text:p>3450</text:p>
          </table:table-cell>
          <table:table-cell office:value-type="float" office:value="268" calcext:value-type="float">
            <text:p>268</text:p>
          </table:table-cell>
          <table:table-cell office:value-type="float" office:value="195277" calcext:value-type="float">
            <text:p>195277</text:p>
          </table:table-cell>
          <table:table-cell office:value-type="float" office:value="88661" calcext:value-type="float">
            <text:p>88661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6485" calcext:value-type="float">
            <text:p>6485</text:p>
          </table:table-cell>
          <table:table-cell office:value-type="float" office:value="1010" calcext:value-type="float">
            <text:p>1010</text:p>
          </table:table-cell>
          <table:table-cell office:value-type="float" office:value="201762" calcext:value-type="float">
            <text:p>201762</text:p>
          </table:table-cell>
          <table:table-cell office:value-type="float" office:value="89671" calcext:value-type="float">
            <text:p>8967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4774" calcext:value-type="float">
            <text:p>4774</text:p>
          </table:table-cell>
          <table:table-cell office:value-type="float" office:value="826" calcext:value-type="float">
            <text:p>826</text:p>
          </table:table-cell>
          <table:table-cell office:value-type="float" office:value="206536" calcext:value-type="float">
            <text:p>206536</text:p>
          </table:table-cell>
          <table:table-cell office:value-type="float" office:value="90497" calcext:value-type="float">
            <text:p>90497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4939" calcext:value-type="float">
            <text:p>4939</text:p>
          </table:table-cell>
          <table:table-cell office:value-type="float" office:value="876" calcext:value-type="float">
            <text:p>876</text:p>
          </table:table-cell>
          <table:table-cell office:value-type="float" office:value="211475" calcext:value-type="float">
            <text:p>211475</text:p>
          </table:table-cell>
          <table:table-cell office:value-type="float" office:value="91373" calcext:value-type="float">
            <text:p>91373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6015" calcext:value-type="float">
            <text:p>6015</text:p>
          </table:table-cell>
          <table:table-cell office:value-type="float" office:value="995" calcext:value-type="float">
            <text:p>995</text:p>
          </table:table-cell>
          <table:table-cell office:value-type="float" office:value="217490" calcext:value-type="float">
            <text:p>217490</text:p>
          </table:table-cell>
          <table:table-cell office:value-type="float" office:value="92368" calcext:value-type="float">
            <text:p>92368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8596" calcext:value-type="float">
            <text:p>8596</text:p>
          </table:table-cell>
          <table:table-cell office:value-type="float" office:value="1173" calcext:value-type="float">
            <text:p>1173</text:p>
          </table:table-cell>
          <table:table-cell office:value-type="float" office:value="226086" calcext:value-type="float">
            <text:p>226086</text:p>
          </table:table-cell>
          <table:table-cell office:value-type="float" office:value="93541" calcext:value-type="float">
            <text:p>93541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5413" calcext:value-type="float">
            <text:p>5413</text:p>
          </table:table-cell>
          <table:table-cell office:value-type="float" office:value="556" calcext:value-type="float">
            <text:p>556</text:p>
          </table:table-cell>
          <table:table-cell office:value-type="float" office:value="231499" calcext:value-type="float">
            <text:p>231499</text:p>
          </table:table-cell>
          <table:table-cell office:value-type="float" office:value="94097" calcext:value-type="float">
            <text:p>94097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91" calcext:value-type="float">
            <text:p>1491</text:p>
          </table:table-cell>
          <table:table-cell office:value-type="float" office:value="279" calcext:value-type="float">
            <text:p>279</text:p>
          </table:table-cell>
          <table:table-cell office:value-type="float" office:value="232990" calcext:value-type="float">
            <text:p>232990</text:p>
          </table:table-cell>
          <table:table-cell office:value-type="float" office:value="94376" calcext:value-type="float">
            <text:p>94376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7557" calcext:value-type="float">
            <text:p>7557</text:p>
          </table:table-cell>
          <table:table-cell office:value-type="float" office:value="1168" calcext:value-type="float">
            <text:p>1168</text:p>
          </table:table-cell>
          <table:table-cell office:value-type="float" office:value="240547" calcext:value-type="float">
            <text:p>240547</text:p>
          </table:table-cell>
          <table:table-cell office:value-type="float" office:value="95544" calcext:value-type="float">
            <text:p>95544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9551" calcext:value-type="float">
            <text:p>9551</text:p>
          </table:table-cell>
          <table:table-cell office:value-type="float" office:value="1318" calcext:value-type="float">
            <text:p>1318</text:p>
          </table:table-cell>
          <table:table-cell office:value-type="float" office:value="250098" calcext:value-type="float">
            <text:p>250098</text:p>
          </table:table-cell>
          <table:table-cell office:value-type="float" office:value="96862" calcext:value-type="float">
            <text:p>96862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9412" calcext:value-type="float">
            <text:p>9412</text:p>
          </table:table-cell>
          <table:table-cell office:value-type="float" office:value="1347" calcext:value-type="float">
            <text:p>1347</text:p>
          </table:table-cell>
          <table:table-cell office:value-type="float" office:value="259510" calcext:value-type="float">
            <text:p>259510</text:p>
          </table:table-cell>
          <table:table-cell office:value-type="float" office:value="98209" calcext:value-type="float">
            <text:p>98209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2144" calcext:value-type="float">
            <text:p>12144</text:p>
          </table:table-cell>
          <table:table-cell office:value-type="float" office:value="1541" calcext:value-type="float">
            <text:p>1541</text:p>
          </table:table-cell>
          <table:table-cell office:value-type="float" office:value="271654" calcext:value-type="float">
            <text:p>271654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2049" calcext:value-type="float">
            <text:p>12049</text:p>
          </table:table-cell>
          <table:table-cell office:value-type="float" office:value="1659" calcext:value-type="float">
            <text:p>1659</text:p>
          </table:table-cell>
          <table:table-cell office:value-type="float" office:value="283703" calcext:value-type="float">
            <text:p>283703</text:p>
          </table:table-cell>
          <table:table-cell office:value-type="float" office:value="101409" calcext:value-type="float">
            <text:p>101409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6510" calcext:value-type="float">
            <text:p>6510</text:p>
          </table:table-cell>
          <table:table-cell office:value-type="float" office:value="734" calcext:value-type="float">
            <text:p>734</text:p>
          </table:table-cell>
          <table:table-cell office:value-type="float" office:value="290213" calcext:value-type="float">
            <text:p>290213</text:p>
          </table:table-cell>
          <table:table-cell office:value-type="float" office:value="102143" calcext:value-type="float">
            <text:p>102143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659" calcext:value-type="float">
            <text:p>1659</text:p>
          </table:table-cell>
          <table:table-cell office:value-type="float" office:value="193" calcext:value-type="float">
            <text:p>193</text:p>
          </table:table-cell>
          <table:table-cell office:value-type="float" office:value="291872" calcext:value-type="float">
            <text:p>291872</text:p>
          </table:table-cell>
          <table:table-cell office:value-type="float" office:value="102336" calcext:value-type="float">
            <text:p>102336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6652" calcext:value-type="float">
            <text:p>6652</text:p>
          </table:table-cell>
          <table:table-cell office:value-type="float" office:value="1964" calcext:value-type="float">
            <text:p>1964</text:p>
          </table:table-cell>
          <table:table-cell office:value-type="float" office:value="298524" calcext:value-type="float">
            <text:p>298524</text:p>
          </table:table-cell>
          <table:table-cell office:value-type="float" office:value="104300" calcext:value-type="float">
            <text:p>10430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9148" calcext:value-type="float">
            <text:p>9148</text:p>
          </table:table-cell>
          <table:table-cell office:value-type="float" office:value="3113" calcext:value-type="float">
            <text:p>3113</text:p>
          </table:table-cell>
          <table:table-cell office:value-type="float" office:value="307672" calcext:value-type="float">
            <text:p>307672</text:p>
          </table:table-cell>
          <table:table-cell office:value-type="float" office:value="107413" calcext:value-type="float">
            <text:p>107413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7837" calcext:value-type="float">
            <text:p>7837</text:p>
          </table:table-cell>
          <table:table-cell office:value-type="float" office:value="3673" calcext:value-type="float">
            <text:p>3673</text:p>
          </table:table-cell>
          <table:table-cell office:value-type="float" office:value="315509" calcext:value-type="float">
            <text:p>315509</text:p>
          </table:table-cell>
          <table:table-cell office:value-type="float" office:value="111086" calcext:value-type="float">
            <text:p>111086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8591" calcext:value-type="float">
            <text:p>8591</text:p>
          </table:table-cell>
          <table:table-cell office:value-type="float" office:value="5091" calcext:value-type="float">
            <text:p>5091</text:p>
          </table:table-cell>
          <table:table-cell office:value-type="float" office:value="324100" calcext:value-type="float">
            <text:p>324100</text:p>
          </table:table-cell>
          <table:table-cell office:value-type="float" office:value="116177" calcext:value-type="float">
            <text:p>11617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7289" calcext:value-type="float">
            <text:p>7289</text:p>
          </table:table-cell>
          <table:table-cell office:value-type="float" office:value="5385" calcext:value-type="float">
            <text:p>5385</text:p>
          </table:table-cell>
          <table:table-cell office:value-type="float" office:value="331389" calcext:value-type="float">
            <text:p>331389</text:p>
          </table:table-cell>
          <table:table-cell office:value-type="float" office:value="121562" calcext:value-type="float">
            <text:p>121562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3515" calcext:value-type="float">
            <text:p>3515</text:p>
          </table:table-cell>
          <table:table-cell office:value-type="float" office:value="4653" calcext:value-type="float">
            <text:p>4653</text:p>
          </table:table-cell>
          <table:table-cell office:value-type="float" office:value="334904" calcext:value-type="float">
            <text:p>334904</text:p>
          </table:table-cell>
          <table:table-cell office:value-type="float" office:value="126215" calcext:value-type="float">
            <text:p>126215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149" calcext:value-type="float">
            <text:p>1149</text:p>
          </table:table-cell>
          <table:table-cell office:value-type="float" office:value="1426" calcext:value-type="float">
            <text:p>1426</text:p>
          </table:table-cell>
          <table:table-cell office:value-type="float" office:value="336053" calcext:value-type="float">
            <text:p>336053</text:p>
          </table:table-cell>
          <table:table-cell office:value-type="float" office:value="127641" calcext:value-type="float">
            <text:p>127641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072" calcext:value-type="float">
            <text:p>2072</text:p>
          </table:table-cell>
          <table:table-cell office:value-type="float" office:value="789" calcext:value-type="float">
            <text:p>789</text:p>
          </table:table-cell>
          <table:table-cell office:value-type="float" office:value="338125" calcext:value-type="float">
            <text:p>338125</text:p>
          </table:table-cell>
          <table:table-cell office:value-type="float" office:value="128430" calcext:value-type="float">
            <text:p>12843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6042" calcext:value-type="float">
            <text:p>6042</text:p>
          </table:table-cell>
          <table:table-cell office:value-type="float" office:value="4362" calcext:value-type="float">
            <text:p>4362</text:p>
          </table:table-cell>
          <table:table-cell office:value-type="float" office:value="344167" calcext:value-type="float">
            <text:p>344167</text:p>
          </table:table-cell>
          <table:table-cell office:value-type="float" office:value="132792" calcext:value-type="float">
            <text:p>132792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7289" calcext:value-type="float">
            <text:p>7289</text:p>
          </table:table-cell>
          <table:table-cell office:value-type="float" office:value="4200" calcext:value-type="float">
            <text:p>4200</text:p>
          </table:table-cell>
          <table:table-cell office:value-type="float" office:value="351456" calcext:value-type="float">
            <text:p>351456</text:p>
          </table:table-cell>
          <table:table-cell office:value-type="float" office:value="136992" calcext:value-type="float">
            <text:p>13699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9743" calcext:value-type="float">
            <text:p>9743</text:p>
          </table:table-cell>
          <table:table-cell office:value-type="float" office:value="4244" calcext:value-type="float">
            <text:p>4244</text:p>
          </table:table-cell>
          <table:table-cell office:value-type="float" office:value="361199" calcext:value-type="float">
            <text:p>361199</text:p>
          </table:table-cell>
          <table:table-cell office:value-type="float" office:value="141236" calcext:value-type="float">
            <text:p>141236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0765" calcext:value-type="float">
            <text:p>10765</text:p>
          </table:table-cell>
          <table:table-cell office:value-type="float" office:value="4700" calcext:value-type="float">
            <text:p>4700</text:p>
          </table:table-cell>
          <table:table-cell office:value-type="float" office:value="371964" calcext:value-type="float">
            <text:p>371964</text:p>
          </table:table-cell>
          <table:table-cell office:value-type="float" office:value="145936" calcext:value-type="float">
            <text:p>145936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5559" calcext:value-type="float">
            <text:p>5559</text:p>
          </table:table-cell>
          <table:table-cell office:value-type="float" office:value="3835" calcext:value-type="float">
            <text:p>3835</text:p>
          </table:table-cell>
          <table:table-cell office:value-type="float" office:value="377523" calcext:value-type="float">
            <text:p>377523</text:p>
          </table:table-cell>
          <table:table-cell office:value-type="float" office:value="149771" calcext:value-type="float">
            <text:p>149771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583" calcext:value-type="float">
            <text:p>1583</text:p>
          </table:table-cell>
          <table:table-cell office:value-type="float" office:value="1545" calcext:value-type="float">
            <text:p>1545</text:p>
          </table:table-cell>
          <table:table-cell office:value-type="float" office:value="379106" calcext:value-type="float">
            <text:p>379106</text:p>
          </table:table-cell>
          <table:table-cell office:value-type="float" office:value="151316" calcext:value-type="float">
            <text:p>151316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794" calcext:value-type="float">
            <text:p>6794</text:p>
          </table:table-cell>
          <table:table-cell office:value-type="float" office:value="4091" calcext:value-type="float">
            <text:p>4091</text:p>
          </table:table-cell>
          <table:table-cell office:value-type="float" office:value="385900" calcext:value-type="float">
            <text:p>385900</text:p>
          </table:table-cell>
          <table:table-cell office:value-type="float" office:value="155407" calcext:value-type="float">
            <text:p>155407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7569" calcext:value-type="float">
            <text:p>7569</text:p>
          </table:table-cell>
          <table:table-cell office:value-type="float" office:value="5794" calcext:value-type="float">
            <text:p>5794</text:p>
          </table:table-cell>
          <table:table-cell office:value-type="float" office:value="393469" calcext:value-type="float">
            <text:p>393469</text:p>
          </table:table-cell>
          <table:table-cell office:value-type="float" office:value="161201" calcext:value-type="float">
            <text:p>161201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7247" calcext:value-type="float">
            <text:p>7247</text:p>
          </table:table-cell>
          <table:table-cell office:value-type="float" office:value="5205" calcext:value-type="float">
            <text:p>5205</text:p>
          </table:table-cell>
          <table:table-cell office:value-type="float" office:value="400716" calcext:value-type="float">
            <text:p>400716</text:p>
          </table:table-cell>
          <table:table-cell office:value-type="float" office:value="166406" calcext:value-type="float">
            <text:p>166406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7957" calcext:value-type="float">
            <text:p>7957</text:p>
          </table:table-cell>
          <table:table-cell office:value-type="float" office:value="5774" calcext:value-type="float">
            <text:p>5774</text:p>
          </table:table-cell>
          <table:table-cell office:value-type="float" office:value="408673" calcext:value-type="float">
            <text:p>408673</text:p>
          </table:table-cell>
          <table:table-cell office:value-type="float" office:value="172180" calcext:value-type="float">
            <text:p>172180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8346" calcext:value-type="float">
            <text:p>8346</text:p>
          </table:table-cell>
          <table:table-cell office:value-type="float" office:value="5810" calcext:value-type="float">
            <text:p>5810</text:p>
          </table:table-cell>
          <table:table-cell office:value-type="float" office:value="417019" calcext:value-type="float">
            <text:p>417019</text:p>
          </table:table-cell>
          <table:table-cell office:value-type="float" office:value="177990" calcext:value-type="float">
            <text:p>177990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4532" calcext:value-type="float">
            <text:p>4532</text:p>
          </table:table-cell>
          <table:table-cell office:value-type="float" office:value="3420" calcext:value-type="float">
            <text:p>3420</text:p>
          </table:table-cell>
          <table:table-cell office:value-type="float" office:value="421551" calcext:value-type="float">
            <text:p>421551</text:p>
          </table:table-cell>
          <table:table-cell office:value-type="float" office:value="181410" calcext:value-type="float">
            <text:p>181410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349" calcext:value-type="float">
            <text:p>1349</text:p>
          </table:table-cell>
          <table:table-cell office:value-type="float" office:value="968" calcext:value-type="float">
            <text:p>968</text:p>
          </table:table-cell>
          <table:table-cell office:value-type="float" office:value="422900" calcext:value-type="float">
            <text:p>422900</text:p>
          </table:table-cell>
          <table:table-cell office:value-type="float" office:value="182378" calcext:value-type="float">
            <text:p>182378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5357" calcext:value-type="float">
            <text:p>5357</text:p>
          </table:table-cell>
          <table:table-cell office:value-type="float" office:value="4990" calcext:value-type="float">
            <text:p>4990</text:p>
          </table:table-cell>
          <table:table-cell office:value-type="float" office:value="428257" calcext:value-type="float">
            <text:p>428257</text:p>
          </table:table-cell>
          <table:table-cell office:value-type="float" office:value="187368" calcext:value-type="float">
            <text:p>187368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6230" calcext:value-type="float">
            <text:p>6230</text:p>
          </table:table-cell>
          <table:table-cell office:value-type="float" office:value="5660" calcext:value-type="float">
            <text:p>5660</text:p>
          </table:table-cell>
          <table:table-cell office:value-type="float" office:value="434487" calcext:value-type="float">
            <text:p>434487</text:p>
          </table:table-cell>
          <table:table-cell office:value-type="float" office:value="193028" calcext:value-type="float">
            <text:p>19302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6360" calcext:value-type="float">
            <text:p>6360</text:p>
          </table:table-cell>
          <table:table-cell office:value-type="float" office:value="5473" calcext:value-type="float">
            <text:p>5473</text:p>
          </table:table-cell>
          <table:table-cell office:value-type="float" office:value="440847" calcext:value-type="float">
            <text:p>440847</text:p>
          </table:table-cell>
          <table:table-cell office:value-type="float" office:value="198501" calcext:value-type="float">
            <text:p>198501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7257" calcext:value-type="float">
            <text:p>7257</text:p>
          </table:table-cell>
          <table:table-cell office:value-type="float" office:value="6040" calcext:value-type="float">
            <text:p>6040</text:p>
          </table:table-cell>
          <table:table-cell office:value-type="float" office:value="448104" calcext:value-type="float">
            <text:p>448104</text:p>
          </table:table-cell>
          <table:table-cell office:value-type="float" office:value="204541" calcext:value-type="float">
            <text:p>204541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7852" calcext:value-type="float">
            <text:p>7852</text:p>
          </table:table-cell>
          <table:table-cell office:value-type="float" office:value="6226" calcext:value-type="float">
            <text:p>6226</text:p>
          </table:table-cell>
          <table:table-cell office:value-type="float" office:value="455956" calcext:value-type="float">
            <text:p>455956</text:p>
          </table:table-cell>
          <table:table-cell office:value-type="float" office:value="210767" calcext:value-type="float">
            <text:p>210767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6206" calcext:value-type="float">
            <text:p>6206</text:p>
          </table:table-cell>
          <table:table-cell office:value-type="float" office:value="3595" calcext:value-type="float">
            <text:p>3595</text:p>
          </table:table-cell>
          <table:table-cell office:value-type="float" office:value="462162" calcext:value-type="float">
            <text:p>462162</text:p>
          </table:table-cell>
          <table:table-cell office:value-type="float" office:value="214362" calcext:value-type="float">
            <text:p>214362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2594" calcext:value-type="float">
            <text:p>2594</text:p>
          </table:table-cell>
          <table:table-cell office:value-type="float" office:value="1034" calcext:value-type="float">
            <text:p>1034</text:p>
          </table:table-cell>
          <table:table-cell office:value-type="float" office:value="464756" calcext:value-type="float">
            <text:p>464756</text:p>
          </table:table-cell>
          <table:table-cell office:value-type="float" office:value="215396" calcext:value-type="float">
            <text:p>215396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6467" calcext:value-type="float">
            <text:p>6467</text:p>
          </table:table-cell>
          <table:table-cell office:value-type="float" office:value="5022" calcext:value-type="float">
            <text:p>5022</text:p>
          </table:table-cell>
          <table:table-cell office:value-type="float" office:value="471223" calcext:value-type="float">
            <text:p>471223</text:p>
          </table:table-cell>
          <table:table-cell office:value-type="float" office:value="220418" calcext:value-type="float">
            <text:p>220418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9125" calcext:value-type="float">
            <text:p>9125</text:p>
          </table:table-cell>
          <table:table-cell office:value-type="float" office:value="6086" calcext:value-type="float">
            <text:p>6086</text:p>
          </table:table-cell>
          <table:table-cell office:value-type="float" office:value="480348" calcext:value-type="float">
            <text:p>480348</text:p>
          </table:table-cell>
          <table:table-cell office:value-type="float" office:value="226504" calcext:value-type="float">
            <text:p>226504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0411" calcext:value-type="float">
            <text:p>10411</text:p>
          </table:table-cell>
          <table:table-cell office:value-type="float" office:value="5797" calcext:value-type="float">
            <text:p>5797</text:p>
          </table:table-cell>
          <table:table-cell office:value-type="float" office:value="490759" calcext:value-type="float">
            <text:p>490759</text:p>
          </table:table-cell>
          <table:table-cell office:value-type="float" office:value="232301" calcext:value-type="float">
            <text:p>232301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2032" calcext:value-type="float">
            <text:p>12032</text:p>
          </table:table-cell>
          <table:table-cell office:value-type="float" office:value="6060" calcext:value-type="float">
            <text:p>6060</text:p>
          </table:table-cell>
          <table:table-cell office:value-type="float" office:value="502791" calcext:value-type="float">
            <text:p>502791</text:p>
          </table:table-cell>
          <table:table-cell office:value-type="float" office:value="238361" calcext:value-type="float">
            <text:p>238361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2413" calcext:value-type="float">
            <text:p>12413</text:p>
          </table:table-cell>
          <table:table-cell office:value-type="float" office:value="5990" calcext:value-type="float">
            <text:p>5990</text:p>
          </table:table-cell>
          <table:table-cell office:value-type="float" office:value="515204" calcext:value-type="float">
            <text:p>515204</text:p>
          </table:table-cell>
          <table:table-cell office:value-type="float" office:value="244351" calcext:value-type="float">
            <text:p>244351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4836" calcext:value-type="float">
            <text:p>4836</text:p>
          </table:table-cell>
          <table:table-cell office:value-type="float" office:value="1371" calcext:value-type="float">
            <text:p>1371</text:p>
          </table:table-cell>
          <table:table-cell office:value-type="float" office:value="520040" calcext:value-type="float">
            <text:p>520040</text:p>
          </table:table-cell>
          <table:table-cell office:value-type="float" office:value="245722" calcext:value-type="float">
            <text:p>245722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2346" calcext:value-type="float">
            <text:p>2346</text:p>
          </table:table-cell>
          <table:table-cell office:value-type="float" office:value="928" calcext:value-type="float">
            <text:p>928</text:p>
          </table:table-cell>
          <table:table-cell office:value-type="float" office:value="522386" calcext:value-type="float">
            <text:p>522386</text:p>
          </table:table-cell>
          <table:table-cell office:value-type="float" office:value="246650" calcext:value-type="float">
            <text:p>246650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0022" calcext:value-type="float">
            <text:p>10022</text:p>
          </table:table-cell>
          <table:table-cell office:value-type="float" office:value="7934" calcext:value-type="float">
            <text:p>7934</text:p>
          </table:table-cell>
          <table:table-cell office:value-type="float" office:value="532408" calcext:value-type="float">
            <text:p>532408</text:p>
          </table:table-cell>
          <table:table-cell office:value-type="float" office:value="254584" calcext:value-type="float">
            <text:p>25458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0718" calcext:value-type="float">
            <text:p>10718</text:p>
          </table:table-cell>
          <table:table-cell office:value-type="float" office:value="7037" calcext:value-type="float">
            <text:p>7037</text:p>
          </table:table-cell>
          <table:table-cell office:value-type="float" office:value="543126" calcext:value-type="float">
            <text:p>543126</text:p>
          </table:table-cell>
          <table:table-cell office:value-type="float" office:value="261621" calcext:value-type="float">
            <text:p>261621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2143" calcext:value-type="float">
            <text:p>12143</text:p>
          </table:table-cell>
          <table:table-cell office:value-type="float" office:value="6699" calcext:value-type="float">
            <text:p>6699</text:p>
          </table:table-cell>
          <table:table-cell office:value-type="float" office:value="555269" calcext:value-type="float">
            <text:p>555269</text:p>
          </table:table-cell>
          <table:table-cell office:value-type="float" office:value="268320" calcext:value-type="float">
            <text:p>268320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3087" calcext:value-type="float">
            <text:p>13087</text:p>
          </table:table-cell>
          <table:table-cell office:value-type="float" office:value="7810" calcext:value-type="float">
            <text:p>7810</text:p>
          </table:table-cell>
          <table:table-cell office:value-type="float" office:value="568356" calcext:value-type="float">
            <text:p>568356</text:p>
          </table:table-cell>
          <table:table-cell office:value-type="float" office:value="276130" calcext:value-type="float">
            <text:p>276130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2476" calcext:value-type="float">
            <text:p>12476</text:p>
          </table:table-cell>
          <table:table-cell office:value-type="float" office:value="8502" calcext:value-type="float">
            <text:p>8502</text:p>
          </table:table-cell>
          <table:table-cell office:value-type="float" office:value="580832" calcext:value-type="float">
            <text:p>580832</text:p>
          </table:table-cell>
          <table:table-cell office:value-type="float" office:value="284632" calcext:value-type="float">
            <text:p>284632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9889" calcext:value-type="float">
            <text:p>9889</text:p>
          </table:table-cell>
          <table:table-cell office:value-type="float" office:value="3393" calcext:value-type="float">
            <text:p>3393</text:p>
          </table:table-cell>
          <table:table-cell office:value-type="float" office:value="590721" calcext:value-type="float">
            <text:p>590721</text:p>
          </table:table-cell>
          <table:table-cell office:value-type="float" office:value="288025" calcext:value-type="float">
            <text:p>288025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4982" calcext:value-type="float">
            <text:p>4982</text:p>
          </table:table-cell>
          <table:table-cell office:value-type="float" office:value="2233" calcext:value-type="float">
            <text:p>2233</text:p>
          </table:table-cell>
          <table:table-cell office:value-type="float" office:value="595703" calcext:value-type="float">
            <text:p>595703</text:p>
          </table:table-cell>
          <table:table-cell office:value-type="float" office:value="290258" calcext:value-type="float">
            <text:p>290258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2887" calcext:value-type="float">
            <text:p>12887</text:p>
          </table:table-cell>
          <table:table-cell office:value-type="float" office:value="6738" calcext:value-type="float">
            <text:p>6738</text:p>
          </table:table-cell>
          <table:table-cell office:value-type="float" office:value="608590" calcext:value-type="float">
            <text:p>608590</text:p>
          </table:table-cell>
          <table:table-cell office:value-type="float" office:value="296996" calcext:value-type="float">
            <text:p>296996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5952" calcext:value-type="float">
            <text:p>15952</text:p>
          </table:table-cell>
          <table:table-cell office:value-type="float" office:value="8150" calcext:value-type="float">
            <text:p>8150</text:p>
          </table:table-cell>
          <table:table-cell office:value-type="float" office:value="624542" calcext:value-type="float">
            <text:p>624542</text:p>
          </table:table-cell>
          <table:table-cell office:value-type="float" office:value="305146" calcext:value-type="float">
            <text:p>305146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7888" calcext:value-type="float">
            <text:p>17888</text:p>
          </table:table-cell>
          <table:table-cell office:value-type="float" office:value="7505" calcext:value-type="float">
            <text:p>7505</text:p>
          </table:table-cell>
          <table:table-cell office:value-type="float" office:value="642430" calcext:value-type="float">
            <text:p>642430</text:p>
          </table:table-cell>
          <table:table-cell office:value-type="float" office:value="312651" calcext:value-type="float">
            <text:p>312651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5142" calcext:value-type="float">
            <text:p>15142</text:p>
          </table:table-cell>
          <table:table-cell office:value-type="float" office:value="2575" calcext:value-type="float">
            <text:p>2575</text:p>
          </table:table-cell>
          <table:table-cell office:value-type="float" office:value="657572" calcext:value-type="float">
            <text:p>657572</text:p>
          </table:table-cell>
          <table:table-cell office:value-type="float" office:value="315226" calcext:value-type="float">
            <text:p>315226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8802" calcext:value-type="float">
            <text:p>18802</text:p>
          </table:table-cell>
          <table:table-cell office:value-type="float" office:value="5255" calcext:value-type="float">
            <text:p>5255</text:p>
          </table:table-cell>
          <table:table-cell office:value-type="float" office:value="676374" calcext:value-type="float">
            <text:p>676374</text:p>
          </table:table-cell>
          <table:table-cell office:value-type="float" office:value="320481" calcext:value-type="float">
            <text:p>320481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4248" calcext:value-type="float">
            <text:p>14248</text:p>
          </table:table-cell>
          <table:table-cell office:value-type="float" office:value="3051" calcext:value-type="float">
            <text:p>3051</text:p>
          </table:table-cell>
          <table:table-cell office:value-type="float" office:value="690622" calcext:value-type="float">
            <text:p>690622</text:p>
          </table:table-cell>
          <table:table-cell office:value-type="float" office:value="323532" calcext:value-type="float">
            <text:p>323532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6206" calcext:value-type="float">
            <text:p>6206</text:p>
          </table:table-cell>
          <table:table-cell office:value-type="float" office:value="1022" calcext:value-type="float">
            <text:p>1022</text:p>
          </table:table-cell>
          <table:table-cell office:value-type="float" office:value="696828" calcext:value-type="float">
            <text:p>696828</text:p>
          </table:table-cell>
          <table:table-cell office:value-type="float" office:value="324554" calcext:value-type="float">
            <text:p>324554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7347" calcext:value-type="float">
            <text:p>17347</text:p>
          </table:table-cell>
          <table:table-cell office:value-type="float" office:value="4750" calcext:value-type="float">
            <text:p>4750</text:p>
          </table:table-cell>
          <table:table-cell office:value-type="float" office:value="714175" calcext:value-type="float">
            <text:p>714175</text:p>
          </table:table-cell>
          <table:table-cell office:value-type="float" office:value="329304" calcext:value-type="float">
            <text:p>32930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20623" calcext:value-type="float">
            <text:p>20623</text:p>
          </table:table-cell>
          <table:table-cell office:value-type="float" office:value="5297" calcext:value-type="float">
            <text:p>5297</text:p>
          </table:table-cell>
          <table:table-cell office:value-type="float" office:value="734798" calcext:value-type="float">
            <text:p>734798</text:p>
          </table:table-cell>
          <table:table-cell office:value-type="float" office:value="334601" calcext:value-type="float">
            <text:p>334601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20485" calcext:value-type="float">
            <text:p>20485</text:p>
          </table:table-cell>
          <table:table-cell office:value-type="float" office:value="6511" calcext:value-type="float">
            <text:p>6511</text:p>
          </table:table-cell>
          <table:table-cell office:value-type="float" office:value="755283" calcext:value-type="float">
            <text:p>755283</text:p>
          </table:table-cell>
          <table:table-cell office:value-type="float" office:value="341112" calcext:value-type="float">
            <text:p>341112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22049" calcext:value-type="float">
            <text:p>22049</text:p>
          </table:table-cell>
          <table:table-cell office:value-type="float" office:value="7003" calcext:value-type="float">
            <text:p>7003</text:p>
          </table:table-cell>
          <table:table-cell office:value-type="float" office:value="777332" calcext:value-type="float">
            <text:p>777332</text:p>
          </table:table-cell>
          <table:table-cell office:value-type="float" office:value="348115" calcext:value-type="float">
            <text:p>348115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20977" calcext:value-type="float">
            <text:p>20977</text:p>
          </table:table-cell>
          <table:table-cell office:value-type="float" office:value="6238" calcext:value-type="float">
            <text:p>6238</text:p>
          </table:table-cell>
          <table:table-cell office:value-type="float" office:value="798309" calcext:value-type="float">
            <text:p>798309</text:p>
          </table:table-cell>
          <table:table-cell office:value-type="float" office:value="354353" calcext:value-type="float">
            <text:p>354353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6341" calcext:value-type="float">
            <text:p>16341</text:p>
          </table:table-cell>
          <table:table-cell office:value-type="float" office:value="3308" calcext:value-type="float">
            <text:p>3308</text:p>
          </table:table-cell>
          <table:table-cell office:value-type="float" office:value="814650" calcext:value-type="float">
            <text:p>814650</text:p>
          </table:table-cell>
          <table:table-cell office:value-type="float" office:value="357661" calcext:value-type="float">
            <text:p>357661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7220" calcext:value-type="float">
            <text:p>7220</text:p>
          </table:table-cell>
          <table:table-cell office:value-type="float" office:value="1318" calcext:value-type="float">
            <text:p>1318</text:p>
          </table:table-cell>
          <table:table-cell office:value-type="float" office:value="821870" calcext:value-type="float">
            <text:p>821870</text:p>
          </table:table-cell>
          <table:table-cell office:value-type="float" office:value="358979" calcext:value-type="float">
            <text:p>358979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5139" calcext:value-type="float">
            <text:p>15139</text:p>
          </table:table-cell>
          <table:table-cell office:value-type="float" office:value="2579" calcext:value-type="float">
            <text:p>2579</text:p>
          </table:table-cell>
          <table:table-cell office:value-type="float" office:value="837009" calcext:value-type="float">
            <text:p>837009</text:p>
          </table:table-cell>
          <table:table-cell office:value-type="float" office:value="361558" calcext:value-type="float">
            <text:p>361558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8360" calcext:value-type="float">
            <text:p>18360</text:p>
          </table:table-cell>
          <table:table-cell office:value-type="float" office:value="7610" calcext:value-type="float">
            <text:p>7610</text:p>
          </table:table-cell>
          <table:table-cell office:value-type="float" office:value="855369" calcext:value-type="float">
            <text:p>855369</text:p>
          </table:table-cell>
          <table:table-cell office:value-type="float" office:value="369168" calcext:value-type="float">
            <text:p>369168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8069" calcext:value-type="float">
            <text:p>18069</text:p>
          </table:table-cell>
          <table:table-cell office:value-type="float" office:value="7483" calcext:value-type="float">
            <text:p>7483</text:p>
          </table:table-cell>
          <table:table-cell office:value-type="float" office:value="873438" calcext:value-type="float">
            <text:p>873438</text:p>
          </table:table-cell>
          <table:table-cell office:value-type="float" office:value="376651" calcext:value-type="float">
            <text:p>376651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9281" calcext:value-type="float">
            <text:p>19281</text:p>
          </table:table-cell>
          <table:table-cell office:value-type="float" office:value="8772" calcext:value-type="float">
            <text:p>8772</text:p>
          </table:table-cell>
          <table:table-cell office:value-type="float" office:value="892719" calcext:value-type="float">
            <text:p>892719</text:p>
          </table:table-cell>
          <table:table-cell office:value-type="float" office:value="385423" calcext:value-type="float">
            <text:p>38542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8356" calcext:value-type="float">
            <text:p>18356</text:p>
          </table:table-cell>
          <table:table-cell office:value-type="float" office:value="9946" calcext:value-type="float">
            <text:p>9946</text:p>
          </table:table-cell>
          <table:table-cell office:value-type="float" office:value="911075" calcext:value-type="float">
            <text:p>911075</text:p>
          </table:table-cell>
          <table:table-cell office:value-type="float" office:value="395369" calcext:value-type="float">
            <text:p>395369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5238" calcext:value-type="float">
            <text:p>15238</text:p>
          </table:table-cell>
          <table:table-cell office:value-type="float" office:value="5548" calcext:value-type="float">
            <text:p>5548</text:p>
          </table:table-cell>
          <table:table-cell office:value-type="float" office:value="926313" calcext:value-type="float">
            <text:p>926313</text:p>
          </table:table-cell>
          <table:table-cell office:value-type="float" office:value="400917" calcext:value-type="float">
            <text:p>400917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7760" calcext:value-type="float">
            <text:p>7760</text:p>
          </table:table-cell>
          <table:table-cell office:value-type="float" office:value="2032" calcext:value-type="float">
            <text:p>2032</text:p>
          </table:table-cell>
          <table:table-cell office:value-type="float" office:value="934073" calcext:value-type="float">
            <text:p>934073</text:p>
          </table:table-cell>
          <table:table-cell office:value-type="float" office:value="402949" calcext:value-type="float">
            <text:p>402949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17560" calcext:value-type="float">
            <text:p>17560</text:p>
          </table:table-cell>
          <table:table-cell office:value-type="float" office:value="8963" calcext:value-type="float">
            <text:p>8963</text:p>
          </table:table-cell>
          <table:table-cell office:value-type="float" office:value="951633" calcext:value-type="float">
            <text:p>951633</text:p>
          </table:table-cell>
          <table:table-cell office:value-type="float" office:value="411912" calcext:value-type="float">
            <text:p>411912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8361" calcext:value-type="float">
            <text:p>18361</text:p>
          </table:table-cell>
          <table:table-cell office:value-type="float" office:value="11036" calcext:value-type="float">
            <text:p>11036</text:p>
          </table:table-cell>
          <table:table-cell office:value-type="float" office:value="969994" calcext:value-type="float">
            <text:p>969994</text:p>
          </table:table-cell>
          <table:table-cell office:value-type="float" office:value="422948" calcext:value-type="float">
            <text:p>422948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7649" calcext:value-type="float">
            <text:p>17649</text:p>
          </table:table-cell>
          <table:table-cell office:value-type="float" office:value="9661" calcext:value-type="float">
            <text:p>9661</text:p>
          </table:table-cell>
          <table:table-cell office:value-type="float" office:value="987643" calcext:value-type="float">
            <text:p>987643</text:p>
          </table:table-cell>
          <table:table-cell office:value-type="float" office:value="432609" calcext:value-type="float">
            <text:p>432609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9161" calcext:value-type="float">
            <text:p>19161</text:p>
          </table:table-cell>
          <table:table-cell office:value-type="float" office:value="11052" calcext:value-type="float">
            <text:p>11052</text:p>
          </table:table-cell>
          <table:table-cell office:value-type="float" office:value="1006804" calcext:value-type="float">
            <text:p>1006804</text:p>
          </table:table-cell>
          <table:table-cell office:value-type="float" office:value="443661" calcext:value-type="float">
            <text:p>443661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7538" calcext:value-type="float">
            <text:p>17538</text:p>
          </table:table-cell>
          <table:table-cell office:value-type="float" office:value="12287" calcext:value-type="float">
            <text:p>12287</text:p>
          </table:table-cell>
          <table:table-cell office:value-type="float" office:value="1024342" calcext:value-type="float">
            <text:p>1024342</text:p>
          </table:table-cell>
          <table:table-cell office:value-type="float" office:value="455948" calcext:value-type="float">
            <text:p>455948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2135" calcext:value-type="float">
            <text:p>12135</text:p>
          </table:table-cell>
          <table:table-cell office:value-type="float" office:value="9555" calcext:value-type="float">
            <text:p>9555</text:p>
          </table:table-cell>
          <table:table-cell office:value-type="float" office:value="1036477" calcext:value-type="float">
            <text:p>1036477</text:p>
          </table:table-cell>
          <table:table-cell office:value-type="float" office:value="465503" calcext:value-type="float">
            <text:p>465503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7993" calcext:value-type="float">
            <text:p>7993</text:p>
          </table:table-cell>
          <table:table-cell office:value-type="float" office:value="3122" calcext:value-type="float">
            <text:p>3122</text:p>
          </table:table-cell>
          <table:table-cell office:value-type="float" office:value="1044470" calcext:value-type="float">
            <text:p>1044470</text:p>
          </table:table-cell>
          <table:table-cell office:value-type="float" office:value="468625" calcext:value-type="float">
            <text:p>468625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4165" calcext:value-type="float">
            <text:p>14165</text:p>
          </table:table-cell>
          <table:table-cell office:value-type="float" office:value="11296" calcext:value-type="float">
            <text:p>11296</text:p>
          </table:table-cell>
          <table:table-cell office:value-type="float" office:value="1058635" calcext:value-type="float">
            <text:p>1058635</text:p>
          </table:table-cell>
          <table:table-cell office:value-type="float" office:value="479921" calcext:value-type="float">
            <text:p>479921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4809" calcext:value-type="float">
            <text:p>14809</text:p>
          </table:table-cell>
          <table:table-cell office:value-type="float" office:value="13322" calcext:value-type="float">
            <text:p>13322</text:p>
          </table:table-cell>
          <table:table-cell office:value-type="float" office:value="1073444" calcext:value-type="float">
            <text:p>1073444</text:p>
          </table:table-cell>
          <table:table-cell office:value-type="float" office:value="493243" calcext:value-type="float">
            <text:p>493243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5389" calcext:value-type="float">
            <text:p>15389</text:p>
          </table:table-cell>
          <table:table-cell office:value-type="float" office:value="13321" calcext:value-type="float">
            <text:p>13321</text:p>
          </table:table-cell>
          <table:table-cell office:value-type="float" office:value="1088833" calcext:value-type="float">
            <text:p>1088833</text:p>
          </table:table-cell>
          <table:table-cell office:value-type="float" office:value="506564" calcext:value-type="float">
            <text:p>506564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6417" calcext:value-type="float">
            <text:p>16417</text:p>
          </table:table-cell>
          <table:table-cell office:value-type="float" office:value="17057" calcext:value-type="float">
            <text:p>17057</text:p>
          </table:table-cell>
          <table:table-cell office:value-type="float" office:value="1105250" calcext:value-type="float">
            <text:p>1105250</text:p>
          </table:table-cell>
          <table:table-cell office:value-type="float" office:value="523621" calcext:value-type="float">
            <text:p>523621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3226" calcext:value-type="float">
            <text:p>13226</text:p>
          </table:table-cell>
          <table:table-cell office:value-type="float" office:value="15161" calcext:value-type="float">
            <text:p>15161</text:p>
          </table:table-cell>
          <table:table-cell office:value-type="float" office:value="1118476" calcext:value-type="float">
            <text:p>1118476</text:p>
          </table:table-cell>
          <table:table-cell office:value-type="float" office:value="538782" calcext:value-type="float">
            <text:p>538782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1860" calcext:value-type="float">
            <text:p>11860</text:p>
          </table:table-cell>
          <table:table-cell office:value-type="float" office:value="9399" calcext:value-type="float">
            <text:p>9399</text:p>
          </table:table-cell>
          <table:table-cell office:value-type="float" office:value="1130336" calcext:value-type="float">
            <text:p>1130336</text:p>
          </table:table-cell>
          <table:table-cell office:value-type="float" office:value="548181" calcext:value-type="float">
            <text:p>54818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6325" calcext:value-type="float">
            <text:p>6325</text:p>
          </table:table-cell>
          <table:table-cell office:value-type="float" office:value="3853" calcext:value-type="float">
            <text:p>3853</text:p>
          </table:table-cell>
          <table:table-cell office:value-type="float" office:value="1136661" calcext:value-type="float">
            <text:p>1136661</text:p>
          </table:table-cell>
          <table:table-cell office:value-type="float" office:value="552034" calcext:value-type="float">
            <text:p>552034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328" calcext:value-type="float">
            <text:p>10328</text:p>
          </table:table-cell>
          <table:table-cell office:value-type="float" office:value="15031" calcext:value-type="float">
            <text:p>15031</text:p>
          </table:table-cell>
          <table:table-cell office:value-type="float" office:value="1146989" calcext:value-type="float">
            <text:p>1146989</text:p>
          </table:table-cell>
          <table:table-cell office:value-type="float" office:value="567065" calcext:value-type="float">
            <text:p>567065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1195" calcext:value-type="float">
            <text:p>11195</text:p>
          </table:table-cell>
          <table:table-cell office:value-type="float" office:value="17081" calcext:value-type="float">
            <text:p>17081</text:p>
          </table:table-cell>
          <table:table-cell office:value-type="float" office:value="1158184" calcext:value-type="float">
            <text:p>1158184</text:p>
          </table:table-cell>
          <table:table-cell office:value-type="float" office:value="584146" calcext:value-type="float">
            <text:p>58414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889" calcext:value-type="float">
            <text:p>10889</text:p>
          </table:table-cell>
          <table:table-cell office:value-type="float" office:value="15948" calcext:value-type="float">
            <text:p>15948</text:p>
          </table:table-cell>
          <table:table-cell office:value-type="float" office:value="1169073" calcext:value-type="float">
            <text:p>1169073</text:p>
          </table:table-cell>
          <table:table-cell office:value-type="float" office:value="600094" calcext:value-type="float">
            <text:p>600094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873" calcext:value-type="float">
            <text:p>10873</text:p>
          </table:table-cell>
          <table:table-cell office:value-type="float" office:value="16735" calcext:value-type="float">
            <text:p>16735</text:p>
          </table:table-cell>
          <table:table-cell office:value-type="float" office:value="1179946" calcext:value-type="float">
            <text:p>1179946</text:p>
          </table:table-cell>
          <table:table-cell office:value-type="float" office:value="616829" calcext:value-type="float">
            <text:p>61682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9166" calcext:value-type="float">
            <text:p>9166</text:p>
          </table:table-cell>
          <table:table-cell office:value-type="float" office:value="20237" calcext:value-type="float">
            <text:p>20237</text:p>
          </table:table-cell>
          <table:table-cell office:value-type="float" office:value="1189112" calcext:value-type="float">
            <text:p>1189112</text:p>
          </table:table-cell>
          <table:table-cell office:value-type="float" office:value="637066" calcext:value-type="float">
            <text:p>637066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6811" calcext:value-type="float">
            <text:p>6811</text:p>
          </table:table-cell>
          <table:table-cell office:value-type="float" office:value="12343" calcext:value-type="float">
            <text:p>12343</text:p>
          </table:table-cell>
          <table:table-cell office:value-type="float" office:value="1195923" calcext:value-type="float">
            <text:p>1195923</text:p>
          </table:table-cell>
          <table:table-cell office:value-type="float" office:value="649409" calcext:value-type="float">
            <text:p>649409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2811" calcext:value-type="float">
            <text:p>2811</text:p>
          </table:table-cell>
          <table:table-cell office:value-type="float" office:value="6138" calcext:value-type="float">
            <text:p>6138</text:p>
          </table:table-cell>
          <table:table-cell office:value-type="float" office:value="1198734" calcext:value-type="float">
            <text:p>1198734</text:p>
          </table:table-cell>
          <table:table-cell office:value-type="float" office:value="655547" calcext:value-type="float">
            <text:p>655547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7041" calcext:value-type="float">
            <text:p>7041</text:p>
          </table:table-cell>
          <table:table-cell office:value-type="float" office:value="16554" calcext:value-type="float">
            <text:p>16554</text:p>
          </table:table-cell>
          <table:table-cell office:value-type="float" office:value="1205775" calcext:value-type="float">
            <text:p>1205775</text:p>
          </table:table-cell>
          <table:table-cell office:value-type="float" office:value="672101" calcext:value-type="float">
            <text:p>672101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7292" calcext:value-type="float">
            <text:p>7292</text:p>
          </table:table-cell>
          <table:table-cell office:value-type="float" office:value="21196" calcext:value-type="float">
            <text:p>21196</text:p>
          </table:table-cell>
          <table:table-cell office:value-type="float" office:value="1213067" calcext:value-type="float">
            <text:p>1213067</text:p>
          </table:table-cell>
          <table:table-cell office:value-type="float" office:value="693297" calcext:value-type="float">
            <text:p>693297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8046" calcext:value-type="float">
            <text:p>8046</text:p>
          </table:table-cell>
          <table:table-cell office:value-type="float" office:value="20191" calcext:value-type="float">
            <text:p>20191</text:p>
          </table:table-cell>
          <table:table-cell office:value-type="float" office:value="1221113" calcext:value-type="float">
            <text:p>1221113</text:p>
          </table:table-cell>
          <table:table-cell office:value-type="float" office:value="713488" calcext:value-type="float">
            <text:p>713488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8817" calcext:value-type="float">
            <text:p>8817</text:p>
          </table:table-cell>
          <table:table-cell office:value-type="float" office:value="20210" calcext:value-type="float">
            <text:p>20210</text:p>
          </table:table-cell>
          <table:table-cell office:value-type="float" office:value="1229930" calcext:value-type="float">
            <text:p>1229930</text:p>
          </table:table-cell>
          <table:table-cell office:value-type="float" office:value="733698" calcext:value-type="float">
            <text:p>733698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7459" calcext:value-type="float">
            <text:p>7459</text:p>
          </table:table-cell>
          <table:table-cell office:value-type="float" office:value="22918" calcext:value-type="float">
            <text:p>22918</text:p>
          </table:table-cell>
          <table:table-cell office:value-type="float" office:value="1237389" calcext:value-type="float">
            <text:p>1237389</text:p>
          </table:table-cell>
          <table:table-cell office:value-type="float" office:value="756616" calcext:value-type="float">
            <text:p>756616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6276" calcext:value-type="float">
            <text:p>6276</text:p>
          </table:table-cell>
          <table:table-cell office:value-type="float" office:value="16350" calcext:value-type="float">
            <text:p>16350</text:p>
          </table:table-cell>
          <table:table-cell office:value-type="float" office:value="1243665" calcext:value-type="float">
            <text:p>1243665</text:p>
          </table:table-cell>
          <table:table-cell office:value-type="float" office:value="772966" calcext:value-type="float">
            <text:p>772966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2303" calcext:value-type="float">
            <text:p>2303</text:p>
          </table:table-cell>
          <table:table-cell office:value-type="float" office:value="7367" calcext:value-type="float">
            <text:p>7367</text:p>
          </table:table-cell>
          <table:table-cell office:value-type="float" office:value="1245968" calcext:value-type="float">
            <text:p>1245968</text:p>
          </table:table-cell>
          <table:table-cell office:value-type="float" office:value="780333" calcext:value-type="float">
            <text:p>780333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6474" calcext:value-type="float">
            <text:p>6474</text:p>
          </table:table-cell>
          <table:table-cell office:value-type="float" office:value="20231" calcext:value-type="float">
            <text:p>20231</text:p>
          </table:table-cell>
          <table:table-cell office:value-type="float" office:value="1252442" calcext:value-type="float">
            <text:p>1252442</text:p>
          </table:table-cell>
          <table:table-cell office:value-type="float" office:value="800564" calcext:value-type="float">
            <text:p>800564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7137" calcext:value-type="float">
            <text:p>7137</text:p>
          </table:table-cell>
          <table:table-cell office:value-type="float" office:value="23038" calcext:value-type="float">
            <text:p>23038</text:p>
          </table:table-cell>
          <table:table-cell office:value-type="float" office:value="1259579" calcext:value-type="float">
            <text:p>1259579</text:p>
          </table:table-cell>
          <table:table-cell office:value-type="float" office:value="823602" calcext:value-type="float">
            <text:p>823602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7380" calcext:value-type="float">
            <text:p>7380</text:p>
          </table:table-cell>
          <table:table-cell office:value-type="float" office:value="22088" calcext:value-type="float">
            <text:p>22088</text:p>
          </table:table-cell>
          <table:table-cell office:value-type="float" office:value="1266959" calcext:value-type="float">
            <text:p>1266959</text:p>
          </table:table-cell>
          <table:table-cell office:value-type="float" office:value="845690" calcext:value-type="float">
            <text:p>845690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671" calcext:value-type="float">
            <text:p>8671</text:p>
          </table:table-cell>
          <table:table-cell office:value-type="float" office:value="21666" calcext:value-type="float">
            <text:p>21666</text:p>
          </table:table-cell>
          <table:table-cell office:value-type="float" office:value="1275630" calcext:value-type="float">
            <text:p>1275630</text:p>
          </table:table-cell>
          <table:table-cell office:value-type="float" office:value="867356" calcext:value-type="float">
            <text:p>867356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045" calcext:value-type="float">
            <text:p>8045</text:p>
          </table:table-cell>
          <table:table-cell office:value-type="float" office:value="22406" calcext:value-type="float">
            <text:p>22406</text:p>
          </table:table-cell>
          <table:table-cell office:value-type="float" office:value="1283675" calcext:value-type="float">
            <text:p>1283675</text:p>
          </table:table-cell>
          <table:table-cell office:value-type="float" office:value="889762" calcext:value-type="float">
            <text:p>889762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5829" calcext:value-type="float">
            <text:p>5829</text:p>
          </table:table-cell>
          <table:table-cell office:value-type="float" office:value="18276" calcext:value-type="float">
            <text:p>18276</text:p>
          </table:table-cell>
          <table:table-cell office:value-type="float" office:value="1289504" calcext:value-type="float">
            <text:p>1289504</text:p>
          </table:table-cell>
          <table:table-cell office:value-type="float" office:value="908038" calcext:value-type="float">
            <text:p>908038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2666" calcext:value-type="float">
            <text:p>2666</text:p>
          </table:table-cell>
          <table:table-cell office:value-type="float" office:value="8917" calcext:value-type="float">
            <text:p>8917</text:p>
          </table:table-cell>
          <table:table-cell office:value-type="float" office:value="1292170" calcext:value-type="float">
            <text:p>1292170</text:p>
          </table:table-cell>
          <table:table-cell office:value-type="float" office:value="916955" calcext:value-type="float">
            <text:p>916955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6770" calcext:value-type="float">
            <text:p>6770</text:p>
          </table:table-cell>
          <table:table-cell office:value-type="float" office:value="19780" calcext:value-type="float">
            <text:p>19780</text:p>
          </table:table-cell>
          <table:table-cell office:value-type="float" office:value="1298940" calcext:value-type="float">
            <text:p>1298940</text:p>
          </table:table-cell>
          <table:table-cell office:value-type="float" office:value="936735" calcext:value-type="float">
            <text:p>936735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7480" calcext:value-type="float">
            <text:p>7480</text:p>
          </table:table-cell>
          <table:table-cell office:value-type="float" office:value="21485" calcext:value-type="float">
            <text:p>21485</text:p>
          </table:table-cell>
          <table:table-cell office:value-type="float" office:value="1306420" calcext:value-type="float">
            <text:p>1306420</text:p>
          </table:table-cell>
          <table:table-cell office:value-type="float" office:value="958220" calcext:value-type="float">
            <text:p>95822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7329" calcext:value-type="float">
            <text:p>7329</text:p>
          </table:table-cell>
          <table:table-cell office:value-type="float" office:value="20747" calcext:value-type="float">
            <text:p>20747</text:p>
          </table:table-cell>
          <table:table-cell office:value-type="float" office:value="1313749" calcext:value-type="float">
            <text:p>1313749</text:p>
          </table:table-cell>
          <table:table-cell office:value-type="float" office:value="978967" calcext:value-type="float">
            <text:p>978967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7922" calcext:value-type="float">
            <text:p>7922</text:p>
          </table:table-cell>
          <table:table-cell office:value-type="float" office:value="20557" calcext:value-type="float">
            <text:p>20557</text:p>
          </table:table-cell>
          <table:table-cell office:value-type="float" office:value="1321671" calcext:value-type="float">
            <text:p>1321671</text:p>
          </table:table-cell>
          <table:table-cell office:value-type="float" office:value="999524" calcext:value-type="float">
            <text:p>999524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7838" calcext:value-type="float">
            <text:p>7838</text:p>
          </table:table-cell>
          <table:table-cell office:value-type="float" office:value="21281" calcext:value-type="float">
            <text:p>21281</text:p>
          </table:table-cell>
          <table:table-cell office:value-type="float" office:value="1329509" calcext:value-type="float">
            <text:p>1329509</text:p>
          </table:table-cell>
          <table:table-cell office:value-type="float" office:value="1020805" calcext:value-type="float">
            <text:p>1020805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5762" calcext:value-type="float">
            <text:p>5762</text:p>
          </table:table-cell>
          <table:table-cell office:value-type="float" office:value="16417" calcext:value-type="float">
            <text:p>16417</text:p>
          </table:table-cell>
          <table:table-cell office:value-type="float" office:value="1335271" calcext:value-type="float">
            <text:p>1335271</text:p>
          </table:table-cell>
          <table:table-cell office:value-type="float" office:value="1037222" calcext:value-type="float">
            <text:p>1037222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2922" calcext:value-type="float">
            <text:p>2922</text:p>
          </table:table-cell>
          <table:table-cell office:value-type="float" office:value="8027" calcext:value-type="float">
            <text:p>8027</text:p>
          </table:table-cell>
          <table:table-cell office:value-type="float" office:value="1338193" calcext:value-type="float">
            <text:p>1338193</text:p>
          </table:table-cell>
          <table:table-cell office:value-type="float" office:value="1045249" calcext:value-type="float">
            <text:p>1045249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6887" calcext:value-type="float">
            <text:p>6887</text:p>
          </table:table-cell>
          <table:table-cell office:value-type="float" office:value="20565" calcext:value-type="float">
            <text:p>20565</text:p>
          </table:table-cell>
          <table:table-cell office:value-type="float" office:value="1345080" calcext:value-type="float">
            <text:p>1345080</text:p>
          </table:table-cell>
          <table:table-cell office:value-type="float" office:value="1065814" calcext:value-type="float">
            <text:p>1065814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10168" calcext:value-type="float">
            <text:p>10168</text:p>
          </table:table-cell>
          <table:table-cell office:value-type="float" office:value="21630" calcext:value-type="float">
            <text:p>21630</text:p>
          </table:table-cell>
          <table:table-cell office:value-type="float" office:value="1355248" calcext:value-type="float">
            <text:p>1355248</text:p>
          </table:table-cell>
          <table:table-cell office:value-type="float" office:value="1087444" calcext:value-type="float">
            <text:p>1087444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6421" calcext:value-type="float">
            <text:p>6421</text:p>
          </table:table-cell>
          <table:table-cell office:value-type="float" office:value="8434" calcext:value-type="float">
            <text:p>8434</text:p>
          </table:table-cell>
          <table:table-cell office:value-type="float" office:value="1361669" calcext:value-type="float">
            <text:p>1361669</text:p>
          </table:table-cell>
          <table:table-cell office:value-type="float" office:value="1095878" calcext:value-type="float">
            <text:p>1095878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10733" calcext:value-type="float">
            <text:p>10733</text:p>
          </table:table-cell>
          <table:table-cell office:value-type="float" office:value="21770" calcext:value-type="float">
            <text:p>21770</text:p>
          </table:table-cell>
          <table:table-cell office:value-type="float" office:value="1372402" calcext:value-type="float">
            <text:p>1372402</text:p>
          </table:table-cell>
          <table:table-cell office:value-type="float" office:value="1117648" calcext:value-type="float">
            <text:p>1117648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11152" calcext:value-type="float">
            <text:p>11152</text:p>
          </table:table-cell>
          <table:table-cell office:value-type="float" office:value="19255" calcext:value-type="float">
            <text:p>19255</text:p>
          </table:table-cell>
          <table:table-cell office:value-type="float" office:value="1383554" calcext:value-type="float">
            <text:p>1383554</text:p>
          </table:table-cell>
          <table:table-cell office:value-type="float" office:value="1136903" calcext:value-type="float">
            <text:p>1136903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54" calcext:value-type="float">
            <text:p>7954</text:p>
          </table:table-cell>
          <table:table-cell office:value-type="float" office:value="14418" calcext:value-type="float">
            <text:p>14418</text:p>
          </table:table-cell>
          <table:table-cell office:value-type="float" office:value="1391508" calcext:value-type="float">
            <text:p>1391508</text:p>
          </table:table-cell>
          <table:table-cell office:value-type="float" office:value="1151321" calcext:value-type="float">
            <text:p>1151321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4085" calcext:value-type="float">
            <text:p>4085</text:p>
          </table:table-cell>
          <table:table-cell office:value-type="float" office:value="6443" calcext:value-type="float">
            <text:p>6443</text:p>
          </table:table-cell>
          <table:table-cell office:value-type="float" office:value="1395593" calcext:value-type="float">
            <text:p>1395593</text:p>
          </table:table-cell>
          <table:table-cell office:value-type="float" office:value="1157764" calcext:value-type="float">
            <text:p>1157764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9528" calcext:value-type="float">
            <text:p>9528</text:p>
          </table:table-cell>
          <table:table-cell office:value-type="float" office:value="18348" calcext:value-type="float">
            <text:p>18348</text:p>
          </table:table-cell>
          <table:table-cell office:value-type="float" office:value="1405121" calcext:value-type="float">
            <text:p>1405121</text:p>
          </table:table-cell>
          <table:table-cell office:value-type="float" office:value="1176112" calcext:value-type="float">
            <text:p>1176112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11089" calcext:value-type="float">
            <text:p>11089</text:p>
          </table:table-cell>
          <table:table-cell office:value-type="float" office:value="18861" calcext:value-type="float">
            <text:p>18861</text:p>
          </table:table-cell>
          <table:table-cell office:value-type="float" office:value="1416210" calcext:value-type="float">
            <text:p>1416210</text:p>
          </table:table-cell>
          <table:table-cell office:value-type="float" office:value="1194973" calcext:value-type="float">
            <text:p>1194973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10736" calcext:value-type="float">
            <text:p>10736</text:p>
          </table:table-cell>
          <table:table-cell office:value-type="float" office:value="17112" calcext:value-type="float">
            <text:p>17112</text:p>
          </table:table-cell>
          <table:table-cell office:value-type="float" office:value="1426946" calcext:value-type="float">
            <text:p>1426946</text:p>
          </table:table-cell>
          <table:table-cell office:value-type="float" office:value="1212085" calcext:value-type="float">
            <text:p>1212085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11675" calcext:value-type="float">
            <text:p>11675</text:p>
          </table:table-cell>
          <table:table-cell office:value-type="float" office:value="16510" calcext:value-type="float">
            <text:p>16510</text:p>
          </table:table-cell>
          <table:table-cell office:value-type="float" office:value="1438621" calcext:value-type="float">
            <text:p>1438621</text:p>
          </table:table-cell>
          <table:table-cell office:value-type="float" office:value="1228595" calcext:value-type="float">
            <text:p>1228595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11621" calcext:value-type="float">
            <text:p>11621</text:p>
          </table:table-cell>
          <table:table-cell office:value-type="float" office:value="15424" calcext:value-type="float">
            <text:p>15424</text:p>
          </table:table-cell>
          <table:table-cell office:value-type="float" office:value="1450242" calcext:value-type="float">
            <text:p>1450242</text:p>
          </table:table-cell>
          <table:table-cell office:value-type="float" office:value="1244019" calcext:value-type="float">
            <text:p>1244019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7500" calcext:value-type="float">
            <text:p>7500</text:p>
          </table:table-cell>
          <table:table-cell office:value-type="float" office:value="11091" calcext:value-type="float">
            <text:p>11091</text:p>
          </table:table-cell>
          <table:table-cell office:value-type="float" office:value="1457742" calcext:value-type="float">
            <text:p>1457742</text:p>
          </table:table-cell>
          <table:table-cell office:value-type="float" office:value="1255110" calcext:value-type="float">
            <text:p>1255110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3393" calcext:value-type="float">
            <text:p>3393</text:p>
          </table:table-cell>
          <table:table-cell office:value-type="float" office:value="3951" calcext:value-type="float">
            <text:p>3951</text:p>
          </table:table-cell>
          <table:table-cell office:value-type="float" office:value="1461135" calcext:value-type="float">
            <text:p>1461135</text:p>
          </table:table-cell>
          <table:table-cell office:value-type="float" office:value="1259061" calcext:value-type="float">
            <text:p>1259061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10271" calcext:value-type="float">
            <text:p>10271</text:p>
          </table:table-cell>
          <table:table-cell office:value-type="float" office:value="13263" calcext:value-type="float">
            <text:p>13263</text:p>
          </table:table-cell>
          <table:table-cell office:value-type="float" office:value="1471406" calcext:value-type="float">
            <text:p>1471406</text:p>
          </table:table-cell>
          <table:table-cell office:value-type="float" office:value="1272324" calcext:value-type="float">
            <text:p>12723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12293" calcext:value-type="float">
            <text:p>12293</text:p>
          </table:table-cell>
          <table:table-cell office:value-type="float" office:value="12692" calcext:value-type="float">
            <text:p>12692</text:p>
          </table:table-cell>
          <table:table-cell office:value-type="float" office:value="1483699" calcext:value-type="float">
            <text:p>1483699</text:p>
          </table:table-cell>
          <table:table-cell office:value-type="float" office:value="1285016" calcext:value-type="float">
            <text:p>128501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11826" calcext:value-type="float">
            <text:p>11826</text:p>
          </table:table-cell>
          <table:table-cell office:value-type="float" office:value="11774" calcext:value-type="float">
            <text:p>11774</text:p>
          </table:table-cell>
          <table:table-cell office:value-type="float" office:value="1495525" calcext:value-type="float">
            <text:p>1495525</text:p>
          </table:table-cell>
          <table:table-cell office:value-type="float" office:value="1296790" calcext:value-type="float">
            <text:p>1296790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11815" calcext:value-type="float">
            <text:p>11815</text:p>
          </table:table-cell>
          <table:table-cell office:value-type="float" office:value="11650" calcext:value-type="float">
            <text:p>11650</text:p>
          </table:table-cell>
          <table:table-cell office:value-type="float" office:value="1507340" calcext:value-type="float">
            <text:p>1507340</text:p>
          </table:table-cell>
          <table:table-cell office:value-type="float" office:value="1308440" calcext:value-type="float">
            <text:p>1308440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11147" calcext:value-type="float">
            <text:p>11147</text:p>
          </table:table-cell>
          <table:table-cell office:value-type="float" office:value="11198" calcext:value-type="float">
            <text:p>11198</text:p>
          </table:table-cell>
          <table:table-cell office:value-type="float" office:value="1518487" calcext:value-type="float">
            <text:p>1518487</text:p>
          </table:table-cell>
          <table:table-cell office:value-type="float" office:value="1319638" calcext:value-type="float">
            <text:p>1319638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6630" calcext:value-type="float">
            <text:p>6630</text:p>
          </table:table-cell>
          <table:table-cell office:value-type="float" office:value="7544" calcext:value-type="float">
            <text:p>7544</text:p>
          </table:table-cell>
          <table:table-cell office:value-type="float" office:value="1525117" calcext:value-type="float">
            <text:p>1525117</text:p>
          </table:table-cell>
          <table:table-cell office:value-type="float" office:value="1327182" calcext:value-type="float">
            <text:p>132718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743" calcext:value-type="float">
            <text:p>2743</text:p>
          </table:table-cell>
          <table:table-cell office:value-type="float" office:value="2458" calcext:value-type="float">
            <text:p>2458</text:p>
          </table:table-cell>
          <table:table-cell office:value-type="float" office:value="1527860" calcext:value-type="float">
            <text:p>1527860</text:p>
          </table:table-cell>
          <table:table-cell office:value-type="float" office:value="1329640" calcext:value-type="float">
            <text:p>1329640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7990" calcext:value-type="float">
            <text:p>7990</text:p>
          </table:table-cell>
          <table:table-cell office:value-type="float" office:value="9287" calcext:value-type="float">
            <text:p>9287</text:p>
          </table:table-cell>
          <table:table-cell office:value-type="float" office:value="1535850" calcext:value-type="float">
            <text:p>1535850</text:p>
          </table:table-cell>
          <table:table-cell office:value-type="float" office:value="1338927" calcext:value-type="float">
            <text:p>1338927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8071" calcext:value-type="float">
            <text:p>8071</text:p>
          </table:table-cell>
          <table:table-cell office:value-type="float" office:value="8712" calcext:value-type="float">
            <text:p>8712</text:p>
          </table:table-cell>
          <table:table-cell office:value-type="float" office:value="1543921" calcext:value-type="float">
            <text:p>1543921</text:p>
          </table:table-cell>
          <table:table-cell office:value-type="float" office:value="1347639" calcext:value-type="float">
            <text:p>1347639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7232" calcext:value-type="float">
            <text:p>7232</text:p>
          </table:table-cell>
          <table:table-cell office:value-type="float" office:value="7524" calcext:value-type="float">
            <text:p>7524</text:p>
          </table:table-cell>
          <table:table-cell office:value-type="float" office:value="1551153" calcext:value-type="float">
            <text:p>1551153</text:p>
          </table:table-cell>
          <table:table-cell office:value-type="float" office:value="1355163" calcext:value-type="float">
            <text:p>1355163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6545" calcext:value-type="float">
            <text:p>6545</text:p>
          </table:table-cell>
          <table:table-cell office:value-type="float" office:value="7644" calcext:value-type="float">
            <text:p>7644</text:p>
          </table:table-cell>
          <table:table-cell office:value-type="float" office:value="1557698" calcext:value-type="float">
            <text:p>1557698</text:p>
          </table:table-cell>
          <table:table-cell office:value-type="float" office:value="1362807" calcext:value-type="float">
            <text:p>1362807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6313" calcext:value-type="float">
            <text:p>6313</text:p>
          </table:table-cell>
          <table:table-cell office:value-type="float" office:value="7940" calcext:value-type="float">
            <text:p>7940</text:p>
          </table:table-cell>
          <table:table-cell office:value-type="float" office:value="1564011" calcext:value-type="float">
            <text:p>1564011</text:p>
          </table:table-cell>
          <table:table-cell office:value-type="float" office:value="1370747" calcext:value-type="float">
            <text:p>1370747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3971" calcext:value-type="float">
            <text:p>3971</text:p>
          </table:table-cell>
          <table:table-cell office:value-type="float" office:value="5271" calcext:value-type="float">
            <text:p>5271</text:p>
          </table:table-cell>
          <table:table-cell office:value-type="float" office:value="1567982" calcext:value-type="float">
            <text:p>1567982</text:p>
          </table:table-cell>
          <table:table-cell office:value-type="float" office:value="1376018" calcext:value-type="float">
            <text:p>1376018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1320" calcext:value-type="float">
            <text:p>1320</text:p>
          </table:table-cell>
          <table:table-cell office:value-type="float" office:value="2239" calcext:value-type="float">
            <text:p>2239</text:p>
          </table:table-cell>
          <table:table-cell office:value-type="float" office:value="1569302" calcext:value-type="float">
            <text:p>1569302</text:p>
          </table:table-cell>
          <table:table-cell office:value-type="float" office:value="1378257" calcext:value-type="float">
            <text:p>1378257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5739" calcext:value-type="float">
            <text:p>5739</text:p>
          </table:table-cell>
          <table:table-cell office:value-type="float" office:value="8448" calcext:value-type="float">
            <text:p>8448</text:p>
          </table:table-cell>
          <table:table-cell office:value-type="float" office:value="1575041" calcext:value-type="float">
            <text:p>1575041</text:p>
          </table:table-cell>
          <table:table-cell office:value-type="float" office:value="1386705" calcext:value-type="float">
            <text:p>1386705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6214" calcext:value-type="float">
            <text:p>6214</text:p>
          </table:table-cell>
          <table:table-cell office:value-type="float" office:value="8636" calcext:value-type="float">
            <text:p>8636</text:p>
          </table:table-cell>
          <table:table-cell office:value-type="float" office:value="1581255" calcext:value-type="float">
            <text:p>1581255</text:p>
          </table:table-cell>
          <table:table-cell office:value-type="float" office:value="1395341" calcext:value-type="float">
            <text:p>1395341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5388" calcext:value-type="float">
            <text:p>5388</text:p>
          </table:table-cell>
          <table:table-cell office:value-type="float" office:value="7699" calcext:value-type="float">
            <text:p>7699</text:p>
          </table:table-cell>
          <table:table-cell office:value-type="float" office:value="1586643" calcext:value-type="float">
            <text:p>1586643</text:p>
          </table:table-cell>
          <table:table-cell office:value-type="float" office:value="1403040" calcext:value-type="float">
            <text:p>1403040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761" calcext:value-type="float">
            <text:p>4761</text:p>
          </table:table-cell>
          <table:table-cell office:value-type="float" office:value="7972" calcext:value-type="float">
            <text:p>7972</text:p>
          </table:table-cell>
          <table:table-cell office:value-type="float" office:value="1591404" calcext:value-type="float">
            <text:p>1591404</text:p>
          </table:table-cell>
          <table:table-cell office:value-type="float" office:value="1411012" calcext:value-type="float">
            <text:p>141101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327" calcext:value-type="float">
            <text:p>4327</text:p>
          </table:table-cell>
          <table:table-cell office:value-type="float" office:value="6966" calcext:value-type="float">
            <text:p>6966</text:p>
          </table:table-cell>
          <table:table-cell office:value-type="float" office:value="1595731" calcext:value-type="float">
            <text:p>1595731</text:p>
          </table:table-cell>
          <table:table-cell office:value-type="float" office:value="1417978" calcext:value-type="float">
            <text:p>1417978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2639" calcext:value-type="float">
            <text:p>2639</text:p>
          </table:table-cell>
          <table:table-cell office:value-type="float" office:value="5108" calcext:value-type="float">
            <text:p>5108</text:p>
          </table:table-cell>
          <table:table-cell office:value-type="float" office:value="1598370" calcext:value-type="float">
            <text:p>1598370</text:p>
          </table:table-cell>
          <table:table-cell office:value-type="float" office:value="1423086" calcext:value-type="float">
            <text:p>1423086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704" calcext:value-type="float">
            <text:p>704</text:p>
          </table:table-cell>
          <table:table-cell office:value-type="float" office:value="1222" calcext:value-type="float">
            <text:p>1222</text:p>
          </table:table-cell>
          <table:table-cell office:value-type="float" office:value="1599074" calcext:value-type="float">
            <text:p>1599074</text:p>
          </table:table-cell>
          <table:table-cell office:value-type="float" office:value="1424308" calcext:value-type="float">
            <text:p>1424308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258" calcext:value-type="float">
            <text:p>4258</text:p>
          </table:table-cell>
          <table:table-cell office:value-type="float" office:value="9678" calcext:value-type="float">
            <text:p>9678</text:p>
          </table:table-cell>
          <table:table-cell office:value-type="float" office:value="1603332" calcext:value-type="float">
            <text:p>1603332</text:p>
          </table:table-cell>
          <table:table-cell office:value-type="float" office:value="1433986" calcext:value-type="float">
            <text:p>143398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3937" calcext:value-type="float">
            <text:p>3937</text:p>
          </table:table-cell>
          <table:table-cell office:value-type="float" office:value="9352" calcext:value-type="float">
            <text:p>9352</text:p>
          </table:table-cell>
          <table:table-cell office:value-type="float" office:value="1607269" calcext:value-type="float">
            <text:p>1607269</text:p>
          </table:table-cell>
          <table:table-cell office:value-type="float" office:value="1443338" calcext:value-type="float">
            <text:p>1443338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3541" calcext:value-type="float">
            <text:p>3541</text:p>
          </table:table-cell>
          <table:table-cell office:value-type="float" office:value="8525" calcext:value-type="float">
            <text:p>8525</text:p>
          </table:table-cell>
          <table:table-cell office:value-type="float" office:value="1610810" calcext:value-type="float">
            <text:p>1610810</text:p>
          </table:table-cell>
          <table:table-cell office:value-type="float" office:value="1451863" calcext:value-type="float">
            <text:p>1451863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3443" calcext:value-type="float">
            <text:p>3443</text:p>
          </table:table-cell>
          <table:table-cell office:value-type="float" office:value="8662" calcext:value-type="float">
            <text:p>8662</text:p>
          </table:table-cell>
          <table:table-cell office:value-type="float" office:value="1614253" calcext:value-type="float">
            <text:p>1614253</text:p>
          </table:table-cell>
          <table:table-cell office:value-type="float" office:value="1460525" calcext:value-type="float">
            <text:p>1460525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3172" calcext:value-type="float">
            <text:p>3172</text:p>
          </table:table-cell>
          <table:table-cell office:value-type="float" office:value="8362" calcext:value-type="float">
            <text:p>8362</text:p>
          </table:table-cell>
          <table:table-cell office:value-type="float" office:value="1617425" calcext:value-type="float">
            <text:p>1617425</text:p>
          </table:table-cell>
          <table:table-cell office:value-type="float" office:value="1468887" calcext:value-type="float">
            <text:p>1468887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2139" calcext:value-type="float">
            <text:p>2139</text:p>
          </table:table-cell>
          <table:table-cell office:value-type="float" office:value="6113" calcext:value-type="float">
            <text:p>6113</text:p>
          </table:table-cell>
          <table:table-cell office:value-type="float" office:value="1619564" calcext:value-type="float">
            <text:p>1619564</text:p>
          </table:table-cell>
          <table:table-cell office:value-type="float" office:value="1475000" calcext:value-type="float">
            <text:p>1475000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641" calcext:value-type="float">
            <text:p>641</text:p>
          </table:table-cell>
          <table:table-cell office:value-type="float" office:value="2269" calcext:value-type="float">
            <text:p>2269</text:p>
          </table:table-cell>
          <table:table-cell office:value-type="float" office:value="1620205" calcext:value-type="float">
            <text:p>1620205</text:p>
          </table:table-cell>
          <table:table-cell office:value-type="float" office:value="1477269" calcext:value-type="float">
            <text:p>1477269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3280" calcext:value-type="float">
            <text:p>3280</text:p>
          </table:table-cell>
          <table:table-cell office:value-type="float" office:value="10021" calcext:value-type="float">
            <text:p>10021</text:p>
          </table:table-cell>
          <table:table-cell office:value-type="float" office:value="1623485" calcext:value-type="float">
            <text:p>1623485</text:p>
          </table:table-cell>
          <table:table-cell office:value-type="float" office:value="1487290" calcext:value-type="float">
            <text:p>1487290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3303" calcext:value-type="float">
            <text:p>3303</text:p>
          </table:table-cell>
          <table:table-cell office:value-type="float" office:value="9475" calcext:value-type="float">
            <text:p>9475</text:p>
          </table:table-cell>
          <table:table-cell office:value-type="float" office:value="1626788" calcext:value-type="float">
            <text:p>1626788</text:p>
          </table:table-cell>
          <table:table-cell office:value-type="float" office:value="1496765" calcext:value-type="float">
            <text:p>1496765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3129" calcext:value-type="float">
            <text:p>3129</text:p>
          </table:table-cell>
          <table:table-cell office:value-type="float" office:value="8291" calcext:value-type="float">
            <text:p>8291</text:p>
          </table:table-cell>
          <table:table-cell office:value-type="float" office:value="1629917" calcext:value-type="float">
            <text:p>1629917</text:p>
          </table:table-cell>
          <table:table-cell office:value-type="float" office:value="1505056" calcext:value-type="float">
            <text:p>1505056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2823" calcext:value-type="float">
            <text:p>2823</text:p>
          </table:table-cell>
          <table:table-cell office:value-type="float" office:value="7231" calcext:value-type="float">
            <text:p>7231</text:p>
          </table:table-cell>
          <table:table-cell office:value-type="float" office:value="1632740" calcext:value-type="float">
            <text:p>1632740</text:p>
          </table:table-cell>
          <table:table-cell office:value-type="float" office:value="1512287" calcext:value-type="float">
            <text:p>1512287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3244" calcext:value-type="float">
            <text:p>3244</text:p>
          </table:table-cell>
          <table:table-cell office:value-type="float" office:value="8308" calcext:value-type="float">
            <text:p>8308</text:p>
          </table:table-cell>
          <table:table-cell office:value-type="float" office:value="1635984" calcext:value-type="float">
            <text:p>1635984</text:p>
          </table:table-cell>
          <table:table-cell office:value-type="float" office:value="1520595" calcext:value-type="float">
            <text:p>1520595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2261" calcext:value-type="float">
            <text:p>2261</text:p>
          </table:table-cell>
          <table:table-cell office:value-type="float" office:value="5827" calcext:value-type="float">
            <text:p>5827</text:p>
          </table:table-cell>
          <table:table-cell office:value-type="float" office:value="1638245" calcext:value-type="float">
            <text:p>1638245</text:p>
          </table:table-cell>
          <table:table-cell office:value-type="float" office:value="1526422" calcext:value-type="float">
            <text:p>1526422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617" calcext:value-type="float">
            <text:p>617</text:p>
          </table:table-cell>
          <table:table-cell office:value-type="float" office:value="1490" calcext:value-type="float">
            <text:p>1490</text:p>
          </table:table-cell>
          <table:table-cell office:value-type="float" office:value="1638862" calcext:value-type="float">
            <text:p>1638862</text:p>
          </table:table-cell>
          <table:table-cell office:value-type="float" office:value="1527912" calcext:value-type="float">
            <text:p>1527912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3230" calcext:value-type="float">
            <text:p>3230</text:p>
          </table:table-cell>
          <table:table-cell office:value-type="float" office:value="9351" calcext:value-type="float">
            <text:p>9351</text:p>
          </table:table-cell>
          <table:table-cell office:value-type="float" office:value="1642092" calcext:value-type="float">
            <text:p>1642092</text:p>
          </table:table-cell>
          <table:table-cell office:value-type="float" office:value="1537263" calcext:value-type="float">
            <text:p>1537263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101" calcext:value-type="float">
            <text:p>3101</text:p>
          </table:table-cell>
          <table:table-cell office:value-type="float" office:value="8369" calcext:value-type="float">
            <text:p>8369</text:p>
          </table:table-cell>
          <table:table-cell office:value-type="float" office:value="1645193" calcext:value-type="float">
            <text:p>1645193</text:p>
          </table:table-cell>
          <table:table-cell office:value-type="float" office:value="1545632" calcext:value-type="float">
            <text:p>154563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433" calcext:value-type="float">
            <text:p>3433</text:p>
          </table:table-cell>
          <table:table-cell office:value-type="float" office:value="6737" calcext:value-type="float">
            <text:p>6737</text:p>
          </table:table-cell>
          <table:table-cell office:value-type="float" office:value="1648626" calcext:value-type="float">
            <text:p>1648626</text:p>
          </table:table-cell>
          <table:table-cell office:value-type="float" office:value="1552369" calcext:value-type="float">
            <text:p>1552369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2634" calcext:value-type="float">
            <text:p>2634</text:p>
          </table:table-cell>
          <table:table-cell office:value-type="float" office:value="5042" calcext:value-type="float">
            <text:p>5042</text:p>
          </table:table-cell>
          <table:table-cell office:value-type="float" office:value="1651260" calcext:value-type="float">
            <text:p>1651260</text:p>
          </table:table-cell>
          <table:table-cell office:value-type="float" office:value="1557411" calcext:value-type="float">
            <text:p>1557411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2674" calcext:value-type="float">
            <text:p>2674</text:p>
          </table:table-cell>
          <table:table-cell office:value-type="float" office:value="5821" calcext:value-type="float">
            <text:p>5821</text:p>
          </table:table-cell>
          <table:table-cell office:value-type="float" office:value="1653934" calcext:value-type="float">
            <text:p>1653934</text:p>
          </table:table-cell>
          <table:table-cell office:value-type="float" office:value="1563232" calcext:value-type="float">
            <text:p>1563232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2803" calcext:value-type="float">
            <text:p>2803</text:p>
          </table:table-cell>
          <table:table-cell office:value-type="float" office:value="5424" calcext:value-type="float">
            <text:p>5424</text:p>
          </table:table-cell>
          <table:table-cell office:value-type="float" office:value="1656737" calcext:value-type="float">
            <text:p>1656737</text:p>
          </table:table-cell>
          <table:table-cell office:value-type="float" office:value="1568656" calcext:value-type="float">
            <text:p>1568656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481" calcext:value-type="float">
            <text:p>481</text:p>
          </table:table-cell>
          <table:table-cell office:value-type="float" office:value="902" calcext:value-type="float">
            <text:p>902</text:p>
          </table:table-cell>
          <table:table-cell office:value-type="float" office:value="1657218" calcext:value-type="float">
            <text:p>1657218</text:p>
          </table:table-cell>
          <table:table-cell office:value-type="float" office:value="1569558" calcext:value-type="float">
            <text:p>1569558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1758" calcext:value-type="float">
            <text:p>1758</text:p>
          </table:table-cell>
          <table:table-cell office:value-type="float" office:value="3963" calcext:value-type="float">
            <text:p>3963</text:p>
          </table:table-cell>
          <table:table-cell office:value-type="float" office:value="1658976" calcext:value-type="float">
            <text:p>1658976</text:p>
          </table:table-cell>
          <table:table-cell office:value-type="float" office:value="1573521" calcext:value-type="float">
            <text:p>1573521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1801" calcext:value-type="float">
            <text:p>1801</text:p>
          </table:table-cell>
          <table:table-cell office:value-type="float" office:value="3475" calcext:value-type="float">
            <text:p>3475</text:p>
          </table:table-cell>
          <table:table-cell office:value-type="float" office:value="1660777" calcext:value-type="float">
            <text:p>1660777</text:p>
          </table:table-cell>
          <table:table-cell office:value-type="float" office:value="1576996" calcext:value-type="float">
            <text:p>1576996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2005" calcext:value-type="float">
            <text:p>2005</text:p>
          </table:table-cell>
          <table:table-cell office:value-type="float" office:value="3871" calcext:value-type="float">
            <text:p>3871</text:p>
          </table:table-cell>
          <table:table-cell office:value-type="float" office:value="1662782" calcext:value-type="float">
            <text:p>1662782</text:p>
          </table:table-cell>
          <table:table-cell office:value-type="float" office:value="1580867" calcext:value-type="float">
            <text:p>1580867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1739" calcext:value-type="float">
            <text:p>1739</text:p>
          </table:table-cell>
          <table:table-cell office:value-type="float" office:value="3140" calcext:value-type="float">
            <text:p>3140</text:p>
          </table:table-cell>
          <table:table-cell office:value-type="float" office:value="1664521" calcext:value-type="float">
            <text:p>1664521</text:p>
          </table:table-cell>
          <table:table-cell office:value-type="float" office:value="1584007" calcext:value-type="float">
            <text:p>1584007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1991" calcext:value-type="float">
            <text:p>1991</text:p>
          </table:table-cell>
          <table:table-cell office:value-type="float" office:value="3676" calcext:value-type="float">
            <text:p>3676</text:p>
          </table:table-cell>
          <table:table-cell office:value-type="float" office:value="1666512" calcext:value-type="float">
            <text:p>1666512</text:p>
          </table:table-cell>
          <table:table-cell office:value-type="float" office:value="1587683" calcext:value-type="float">
            <text:p>1587683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1715" calcext:value-type="float">
            <text:p>1715</text:p>
          </table:table-cell>
          <table:table-cell office:value-type="float" office:value="3983" calcext:value-type="float">
            <text:p>3983</text:p>
          </table:table-cell>
          <table:table-cell office:value-type="float" office:value="1668227" calcext:value-type="float">
            <text:p>1668227</text:p>
          </table:table-cell>
          <table:table-cell office:value-type="float" office:value="1591666" calcext:value-type="float">
            <text:p>1591666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14" calcext:value-type="float">
            <text:p>314</text:p>
          </table:table-cell>
          <table:table-cell office:value-type="float" office:value="619" calcext:value-type="float">
            <text:p>619</text:p>
          </table:table-cell>
          <table:table-cell office:value-type="float" office:value="1668541" calcext:value-type="float">
            <text:p>1668541</text:p>
          </table:table-cell>
          <table:table-cell office:value-type="float" office:value="1592285" calcext:value-type="float">
            <text:p>1592285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1657" calcext:value-type="float">
            <text:p>1657</text:p>
          </table:table-cell>
          <table:table-cell office:value-type="float" office:value="2844" calcext:value-type="float">
            <text:p>2844</text:p>
          </table:table-cell>
          <table:table-cell office:value-type="float" office:value="1670198" calcext:value-type="float">
            <text:p>1670198</text:p>
          </table:table-cell>
          <table:table-cell office:value-type="float" office:value="1595129" calcext:value-type="float">
            <text:p>1595129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1521" calcext:value-type="float">
            <text:p>1521</text:p>
          </table:table-cell>
          <table:table-cell office:value-type="float" office:value="2458" calcext:value-type="float">
            <text:p>2458</text:p>
          </table:table-cell>
          <table:table-cell office:value-type="float" office:value="1671719" calcext:value-type="float">
            <text:p>1671719</text:p>
          </table:table-cell>
          <table:table-cell office:value-type="float" office:value="1597587" calcext:value-type="float">
            <text:p>1597587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1780" calcext:value-type="float">
            <text:p>1780</text:p>
          </table:table-cell>
          <table:table-cell office:value-type="float" office:value="3040" calcext:value-type="float">
            <text:p>3040</text:p>
          </table:table-cell>
          <table:table-cell office:value-type="float" office:value="1673499" calcext:value-type="float">
            <text:p>1673499</text:p>
          </table:table-cell>
          <table:table-cell office:value-type="float" office:value="1600627" calcext:value-type="float">
            <text:p>1600627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1369" calcext:value-type="float">
            <text:p>1369</text:p>
          </table:table-cell>
          <table:table-cell office:value-type="float" office:value="2219" calcext:value-type="float">
            <text:p>2219</text:p>
          </table:table-cell>
          <table:table-cell office:value-type="float" office:value="1674868" calcext:value-type="float">
            <text:p>1674868</text:p>
          </table:table-cell>
          <table:table-cell office:value-type="float" office:value="1602846" calcext:value-type="float">
            <text:p>1602846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1844" calcext:value-type="float">
            <text:p>1844</text:p>
          </table:table-cell>
          <table:table-cell office:value-type="float" office:value="3225" calcext:value-type="float">
            <text:p>3225</text:p>
          </table:table-cell>
          <table:table-cell office:value-type="float" office:value="1676712" calcext:value-type="float">
            <text:p>1676712</text:p>
          </table:table-cell>
          <table:table-cell office:value-type="float" office:value="1606071" calcext:value-type="float">
            <text:p>1606071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1173" calcext:value-type="float">
            <text:p>1173</text:p>
          </table:table-cell>
          <table:table-cell office:value-type="float" office:value="3448" calcext:value-type="float">
            <text:p>3448</text:p>
          </table:table-cell>
          <table:table-cell office:value-type="float" office:value="1677885" calcext:value-type="float">
            <text:p>1677885</text:p>
          </table:table-cell>
          <table:table-cell office:value-type="float" office:value="1609519" calcext:value-type="float">
            <text:p>1609519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214" calcext:value-type="float">
            <text:p>214</text:p>
          </table:table-cell>
          <table:table-cell office:value-type="float" office:value="524" calcext:value-type="float">
            <text:p>524</text:p>
          </table:table-cell>
          <table:table-cell office:value-type="float" office:value="1678099" calcext:value-type="float">
            <text:p>1678099</text:p>
          </table:table-cell>
          <table:table-cell office:value-type="float" office:value="1610043" calcext:value-type="float">
            <text:p>1610043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1281" calcext:value-type="float">
            <text:p>1281</text:p>
          </table:table-cell>
          <table:table-cell office:value-type="float" office:value="2407" calcext:value-type="float">
            <text:p>2407</text:p>
          </table:table-cell>
          <table:table-cell office:value-type="float" office:value="1679380" calcext:value-type="float">
            <text:p>1679380</text:p>
          </table:table-cell>
          <table:table-cell office:value-type="float" office:value="1612450" calcext:value-type="float">
            <text:p>161245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1150" calcext:value-type="float">
            <text:p>1150</text:p>
          </table:table-cell>
          <table:table-cell office:value-type="float" office:value="2070" calcext:value-type="float">
            <text:p>2070</text:p>
          </table:table-cell>
          <table:table-cell office:value-type="float" office:value="1680530" calcext:value-type="float">
            <text:p>1680530</text:p>
          </table:table-cell>
          <table:table-cell office:value-type="float" office:value="1614520" calcext:value-type="float">
            <text:p>1614520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1265" calcext:value-type="float">
            <text:p>1265</text:p>
          </table:table-cell>
          <table:table-cell office:value-type="float" office:value="2989" calcext:value-type="float">
            <text:p>2989</text:p>
          </table:table-cell>
          <table:table-cell office:value-type="float" office:value="1681795" calcext:value-type="float">
            <text:p>1681795</text:p>
          </table:table-cell>
          <table:table-cell office:value-type="float" office:value="1617509" calcext:value-type="float">
            <text:p>1617509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992" calcext:value-type="float">
            <text:p>992</text:p>
          </table:table-cell>
          <table:table-cell office:value-type="float" office:value="1780" calcext:value-type="float">
            <text:p>1780</text:p>
          </table:table-cell>
          <table:table-cell office:value-type="float" office:value="1682787" calcext:value-type="float">
            <text:p>1682787</text:p>
          </table:table-cell>
          <table:table-cell office:value-type="float" office:value="1619289" calcext:value-type="float">
            <text:p>1619289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1237" calcext:value-type="float">
            <text:p>1237</text:p>
          </table:table-cell>
          <table:table-cell office:value-type="float" office:value="2812" calcext:value-type="float">
            <text:p>2812</text:p>
          </table:table-cell>
          <table:table-cell office:value-type="float" office:value="1684024" calcext:value-type="float">
            <text:p>1684024</text:p>
          </table:table-cell>
          <table:table-cell office:value-type="float" office:value="1622101" calcext:value-type="float">
            <text:p>1622101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908" calcext:value-type="float">
            <text:p>908</text:p>
          </table:table-cell>
          <table:table-cell office:value-type="float" office:value="3254" calcext:value-type="float">
            <text:p>3254</text:p>
          </table:table-cell>
          <table:table-cell office:value-type="float" office:value="1684932" calcext:value-type="float">
            <text:p>1684932</text:p>
          </table:table-cell>
          <table:table-cell office:value-type="float" office:value="1625355" calcext:value-type="float">
            <text:p>1625355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184" calcext:value-type="float">
            <text:p>184</text:p>
          </table:table-cell>
          <table:table-cell office:value-type="float" office:value="399" calcext:value-type="float">
            <text:p>399</text:p>
          </table:table-cell>
          <table:table-cell office:value-type="float" office:value="1685116" calcext:value-type="float">
            <text:p>1685116</text:p>
          </table:table-cell>
          <table:table-cell office:value-type="float" office:value="1625754" calcext:value-type="float">
            <text:p>1625754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955" calcext:value-type="float">
            <text:p>955</text:p>
          </table:table-cell>
          <table:table-cell office:value-type="float" office:value="1968" calcext:value-type="float">
            <text:p>1968</text:p>
          </table:table-cell>
          <table:table-cell office:value-type="float" office:value="1686071" calcext:value-type="float">
            <text:p>1686071</text:p>
          </table:table-cell>
          <table:table-cell office:value-type="float" office:value="1627722" calcext:value-type="float">
            <text:p>1627722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1030" calcext:value-type="float">
            <text:p>1030</text:p>
          </table:table-cell>
          <table:table-cell office:value-type="float" office:value="1575" calcext:value-type="float">
            <text:p>1575</text:p>
          </table:table-cell>
          <table:table-cell office:value-type="float" office:value="1687101" calcext:value-type="float">
            <text:p>1687101</text:p>
          </table:table-cell>
          <table:table-cell office:value-type="float" office:value="1629297" calcext:value-type="float">
            <text:p>1629297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1052" calcext:value-type="float">
            <text:p>1052</text:p>
          </table:table-cell>
          <table:table-cell office:value-type="float" office:value="2104" calcext:value-type="float">
            <text:p>2104</text:p>
          </table:table-cell>
          <table:table-cell office:value-type="float" office:value="1688153" calcext:value-type="float">
            <text:p>1688153</text:p>
          </table:table-cell>
          <table:table-cell office:value-type="float" office:value="1631401" calcext:value-type="float">
            <text:p>1631401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895" calcext:value-type="float">
            <text:p>895</text:p>
          </table:table-cell>
          <table:table-cell office:value-type="float" office:value="1756" calcext:value-type="float">
            <text:p>1756</text:p>
          </table:table-cell>
          <table:table-cell office:value-type="float" office:value="1689048" calcext:value-type="float">
            <text:p>1689048</text:p>
          </table:table-cell>
          <table:table-cell office:value-type="float" office:value="1633157" calcext:value-type="float">
            <text:p>1633157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1509" calcext:value-type="float">
            <text:p>1509</text:p>
          </table:table-cell>
          <table:table-cell office:value-type="float" office:value="2003" calcext:value-type="float">
            <text:p>2003</text:p>
          </table:table-cell>
          <table:table-cell office:value-type="float" office:value="1690557" calcext:value-type="float">
            <text:p>1690557</text:p>
          </table:table-cell>
          <table:table-cell office:value-type="float" office:value="1635160" calcext:value-type="float">
            <text:p>1635160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1091" calcext:value-type="float">
            <text:p>1091</text:p>
          </table:table-cell>
          <table:table-cell office:value-type="float" office:value="2049" calcext:value-type="float">
            <text:p>2049</text:p>
          </table:table-cell>
          <table:table-cell office:value-type="float" office:value="1691648" calcext:value-type="float">
            <text:p>1691648</text:p>
          </table:table-cell>
          <table:table-cell office:value-type="float" office:value="1637209" calcext:value-type="float">
            <text:p>1637209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162" calcext:value-type="float">
            <text:p>162</text:p>
          </table:table-cell>
          <table:table-cell office:value-type="float" office:value="298" calcext:value-type="float">
            <text:p>298</text:p>
          </table:table-cell>
          <table:table-cell office:value-type="float" office:value="1691810" calcext:value-type="float">
            <text:p>1691810</text:p>
          </table:table-cell>
          <table:table-cell office:value-type="float" office:value="1637507" calcext:value-type="float">
            <text:p>1637507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1093" calcext:value-type="float">
            <text:p>1093</text:p>
          </table:table-cell>
          <table:table-cell office:value-type="float" office:value="1638" calcext:value-type="float">
            <text:p>1638</text:p>
          </table:table-cell>
          <table:table-cell office:value-type="float" office:value="1692903" calcext:value-type="float">
            <text:p>1692903</text:p>
          </table:table-cell>
          <table:table-cell office:value-type="float" office:value="1639145" calcext:value-type="float">
            <text:p>163914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893" calcext:value-type="float">
            <text:p>893</text:p>
          </table:table-cell>
          <table:table-cell office:value-type="float" office:value="1403" calcext:value-type="float">
            <text:p>1403</text:p>
          </table:table-cell>
          <table:table-cell office:value-type="float" office:value="1693796" calcext:value-type="float">
            <text:p>1693796</text:p>
          </table:table-cell>
          <table:table-cell office:value-type="float" office:value="1640548" calcext:value-type="float">
            <text:p>1640548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1021" calcext:value-type="float">
            <text:p>1021</text:p>
          </table:table-cell>
          <table:table-cell office:value-type="float" office:value="1780" calcext:value-type="float">
            <text:p>1780</text:p>
          </table:table-cell>
          <table:table-cell office:value-type="float" office:value="1694817" calcext:value-type="float">
            <text:p>1694817</text:p>
          </table:table-cell>
          <table:table-cell office:value-type="float" office:value="1642328" calcext:value-type="float">
            <text:p>1642328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826" calcext:value-type="float">
            <text:p>826</text:p>
          </table:table-cell>
          <table:table-cell office:value-type="float" office:value="1346" calcext:value-type="float">
            <text:p>1346</text:p>
          </table:table-cell>
          <table:table-cell office:value-type="float" office:value="1695643" calcext:value-type="float">
            <text:p>1695643</text:p>
          </table:table-cell>
          <table:table-cell office:value-type="float" office:value="1643674" calcext:value-type="float">
            <text:p>1643674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1160" calcext:value-type="float">
            <text:p>1160</text:p>
          </table:table-cell>
          <table:table-cell office:value-type="float" office:value="2145" calcext:value-type="float">
            <text:p>2145</text:p>
          </table:table-cell>
          <table:table-cell office:value-type="float" office:value="1696803" calcext:value-type="float">
            <text:p>1696803</text:p>
          </table:table-cell>
          <table:table-cell office:value-type="float" office:value="1645819" calcext:value-type="float">
            <text:p>164581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947" calcext:value-type="float">
            <text:p>947</text:p>
          </table:table-cell>
          <table:table-cell office:value-type="float" office:value="1534" calcext:value-type="float">
            <text:p>1534</text:p>
          </table:table-cell>
          <table:table-cell office:value-type="float" office:value="1697750" calcext:value-type="float">
            <text:p>1697750</text:p>
          </table:table-cell>
          <table:table-cell office:value-type="float" office:value="1647353" calcext:value-type="float">
            <text:p>1647353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187" calcext:value-type="float">
            <text:p>187</text:p>
          </table:table-cell>
          <table:table-cell office:value-type="float" office:value="293" calcext:value-type="float">
            <text:p>293</text:p>
          </table:table-cell>
          <table:table-cell office:value-type="float" office:value="1697937" calcext:value-type="float">
            <text:p>1697937</text:p>
          </table:table-cell>
          <table:table-cell office:value-type="float" office:value="1647646" calcext:value-type="float">
            <text:p>1647646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908" calcext:value-type="float">
            <text:p>908</text:p>
          </table:table-cell>
          <table:table-cell office:value-type="float" office:value="1401" calcext:value-type="float">
            <text:p>1401</text:p>
          </table:table-cell>
          <table:table-cell office:value-type="float" office:value="1698845" calcext:value-type="float">
            <text:p>1698845</text:p>
          </table:table-cell>
          <table:table-cell office:value-type="float" office:value="1649047" calcext:value-type="float">
            <text:p>1649047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915" calcext:value-type="float">
            <text:p>915</text:p>
          </table:table-cell>
          <table:table-cell office:value-type="float" office:value="1396" calcext:value-type="float">
            <text:p>1396</text:p>
          </table:table-cell>
          <table:table-cell office:value-type="float" office:value="1699760" calcext:value-type="float">
            <text:p>1699760</text:p>
          </table:table-cell>
          <table:table-cell office:value-type="float" office:value="1650443" calcext:value-type="float">
            <text:p>165044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1021" calcext:value-type="float">
            <text:p>1021</text:p>
          </table:table-cell>
          <table:table-cell office:value-type="float" office:value="1586" calcext:value-type="float">
            <text:p>1586</text:p>
          </table:table-cell>
          <table:table-cell office:value-type="float" office:value="1700781" calcext:value-type="float">
            <text:p>1700781</text:p>
          </table:table-cell>
          <table:table-cell office:value-type="float" office:value="1652029" calcext:value-type="float">
            <text:p>1652029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838" calcext:value-type="float">
            <text:p>838</text:p>
          </table:table-cell>
          <table:table-cell office:value-type="float" office:value="1286" calcext:value-type="float">
            <text:p>1286</text:p>
          </table:table-cell>
          <table:table-cell office:value-type="float" office:value="1701619" calcext:value-type="float">
            <text:p>1701619</text:p>
          </table:table-cell>
          <table:table-cell office:value-type="float" office:value="1653315" calcext:value-type="float">
            <text:p>16533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1108" calcext:value-type="float">
            <text:p>1108</text:p>
          </table:table-cell>
          <table:table-cell office:value-type="float" office:value="1635" calcext:value-type="float">
            <text:p>1635</text:p>
          </table:table-cell>
          <table:table-cell office:value-type="float" office:value="1702727" calcext:value-type="float">
            <text:p>1702727</text:p>
          </table:table-cell>
          <table:table-cell office:value-type="float" office:value="1654950" calcext:value-type="float">
            <text:p>1654950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975" calcext:value-type="float">
            <text:p>975</text:p>
          </table:table-cell>
          <table:table-cell office:value-type="float" office:value="1381" calcext:value-type="float">
            <text:p>1381</text:p>
          </table:table-cell>
          <table:table-cell office:value-type="float" office:value="1703702" calcext:value-type="float">
            <text:p>1703702</text:p>
          </table:table-cell>
          <table:table-cell office:value-type="float" office:value="1656331" calcext:value-type="float">
            <text:p>1656331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office:value-type="float" office:value="1703876" calcext:value-type="float">
            <text:p>1703876</text:p>
          </table:table-cell>
          <table:table-cell office:value-type="float" office:value="1656554" calcext:value-type="float">
            <text:p>1656554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902" calcext:value-type="float">
            <text:p>902</text:p>
          </table:table-cell>
          <table:table-cell office:value-type="float" office:value="1325" calcext:value-type="float">
            <text:p>1325</text:p>
          </table:table-cell>
          <table:table-cell office:value-type="float" office:value="1704778" calcext:value-type="float">
            <text:p>1704778</text:p>
          </table:table-cell>
          <table:table-cell office:value-type="float" office:value="1657879" calcext:value-type="float">
            <text:p>1657879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777" calcext:value-type="float">
            <text:p>777</text:p>
          </table:table-cell>
          <table:table-cell office:value-type="float" office:value="1309" calcext:value-type="float">
            <text:p>1309</text:p>
          </table:table-cell>
          <table:table-cell office:value-type="float" office:value="1705555" calcext:value-type="float">
            <text:p>1705555</text:p>
          </table:table-cell>
          <table:table-cell office:value-type="float" office:value="1659188" calcext:value-type="float">
            <text:p>1659188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889" calcext:value-type="float">
            <text:p>889</text:p>
          </table:table-cell>
          <table:table-cell office:value-type="float" office:value="1248" calcext:value-type="float">
            <text:p>1248</text:p>
          </table:table-cell>
          <table:table-cell office:value-type="float" office:value="1706444" calcext:value-type="float">
            <text:p>1706444</text:p>
          </table:table-cell>
          <table:table-cell office:value-type="float" office:value="1660436" calcext:value-type="float">
            <text:p>1660436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641" calcext:value-type="float">
            <text:p>641</text:p>
          </table:table-cell>
          <table:table-cell office:value-type="float" office:value="1167" calcext:value-type="float">
            <text:p>1167</text:p>
          </table:table-cell>
          <table:table-cell office:value-type="float" office:value="1707085" calcext:value-type="float">
            <text:p>1707085</text:p>
          </table:table-cell>
          <table:table-cell office:value-type="float" office:value="1661603" calcext:value-type="float">
            <text:p>166160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922" calcext:value-type="float">
            <text:p>922</text:p>
          </table:table-cell>
          <table:table-cell office:value-type="float" office:value="1416" calcext:value-type="float">
            <text:p>1416</text:p>
          </table:table-cell>
          <table:table-cell office:value-type="float" office:value="1708007" calcext:value-type="float">
            <text:p>1708007</text:p>
          </table:table-cell>
          <table:table-cell office:value-type="float" office:value="1663019" calcext:value-type="float">
            <text:p>1663019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763" calcext:value-type="float">
            <text:p>763</text:p>
          </table:table-cell>
          <table:table-cell office:value-type="float" office:value="1170" calcext:value-type="float">
            <text:p>1170</text:p>
          </table:table-cell>
          <table:table-cell office:value-type="float" office:value="1708770" calcext:value-type="float">
            <text:p>1708770</text:p>
          </table:table-cell>
          <table:table-cell office:value-type="float" office:value="1664189" calcext:value-type="float">
            <text:p>1664189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708886" calcext:value-type="float">
            <text:p>1708886</text:p>
          </table:table-cell>
          <table:table-cell office:value-type="float" office:value="1664344" calcext:value-type="float">
            <text:p>1664344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693" calcext:value-type="float">
            <text:p>693</text:p>
          </table:table-cell>
          <table:table-cell office:value-type="float" office:value="1047" calcext:value-type="float">
            <text:p>1047</text:p>
          </table:table-cell>
          <table:table-cell office:value-type="float" office:value="1709579" calcext:value-type="float">
            <text:p>1709579</text:p>
          </table:table-cell>
          <table:table-cell office:value-type="float" office:value="1665391" calcext:value-type="float">
            <text:p>1665391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694" calcext:value-type="float">
            <text:p>694</text:p>
          </table:table-cell>
          <table:table-cell office:value-type="float" office:value="963" calcext:value-type="float">
            <text:p>963</text:p>
          </table:table-cell>
          <table:table-cell office:value-type="float" office:value="1710273" calcext:value-type="float">
            <text:p>1710273</text:p>
          </table:table-cell>
          <table:table-cell office:value-type="float" office:value="1666354" calcext:value-type="float">
            <text:p>1666354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663" calcext:value-type="float">
            <text:p>663</text:p>
          </table:table-cell>
          <table:table-cell office:value-type="float" office:value="1015" calcext:value-type="float">
            <text:p>1015</text:p>
          </table:table-cell>
          <table:table-cell office:value-type="float" office:value="1710936" calcext:value-type="float">
            <text:p>1710936</text:p>
          </table:table-cell>
          <table:table-cell office:value-type="float" office:value="1667369" calcext:value-type="float">
            <text:p>166736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630" calcext:value-type="float">
            <text:p>630</text:p>
          </table:table-cell>
          <table:table-cell office:value-type="float" office:value="909" calcext:value-type="float">
            <text:p>909</text:p>
          </table:table-cell>
          <table:table-cell office:value-type="float" office:value="1711566" calcext:value-type="float">
            <text:p>1711566</text:p>
          </table:table-cell>
          <table:table-cell office:value-type="float" office:value="1668278" calcext:value-type="float">
            <text:p>1668278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681" calcext:value-type="float">
            <text:p>681</text:p>
          </table:table-cell>
          <table:table-cell office:value-type="float" office:value="1060" calcext:value-type="float">
            <text:p>1060</text:p>
          </table:table-cell>
          <table:table-cell office:value-type="float" office:value="1712247" calcext:value-type="float">
            <text:p>1712247</text:p>
          </table:table-cell>
          <table:table-cell office:value-type="float" office:value="1669338" calcext:value-type="float">
            <text:p>1669338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542" calcext:value-type="float">
            <text:p>542</text:p>
          </table:table-cell>
          <table:table-cell office:value-type="float" office:value="828" calcext:value-type="float">
            <text:p>828</text:p>
          </table:table-cell>
          <table:table-cell office:value-type="float" office:value="1712789" calcext:value-type="float">
            <text:p>1712789</text:p>
          </table:table-cell>
          <table:table-cell office:value-type="float" office:value="1670166" calcext:value-type="float">
            <text:p>1670166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1712876" calcext:value-type="float">
            <text:p>1712876</text:p>
          </table:table-cell>
          <table:table-cell office:value-type="float" office:value="1670300" calcext:value-type="float">
            <text:p>1670300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713126" calcext:value-type="float">
            <text:p>1713126</text:p>
          </table:table-cell>
          <table:table-cell office:value-type="float" office:value="1670480" calcext:value-type="float">
            <text:p>1670480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766" calcext:value-type="float">
            <text:p>766</text:p>
          </table:table-cell>
          <table:table-cell office:value-type="float" office:value="1034" calcext:value-type="float">
            <text:p>1034</text:p>
          </table:table-cell>
          <table:table-cell office:value-type="float" office:value="1713892" calcext:value-type="float">
            <text:p>1713892</text:p>
          </table:table-cell>
          <table:table-cell office:value-type="float" office:value="1671514" calcext:value-type="float">
            <text:p>1671514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669" calcext:value-type="float">
            <text:p>669</text:p>
          </table:table-cell>
          <table:table-cell office:value-type="float" office:value="999" calcext:value-type="float">
            <text:p>999</text:p>
          </table:table-cell>
          <table:table-cell office:value-type="float" office:value="1714561" calcext:value-type="float">
            <text:p>1714561</text:p>
          </table:table-cell>
          <table:table-cell office:value-type="float" office:value="1672513" calcext:value-type="float">
            <text:p>1672513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576" calcext:value-type="float">
            <text:p>576</text:p>
          </table:table-cell>
          <table:table-cell office:value-type="float" office:value="845" calcext:value-type="float">
            <text:p>845</text:p>
          </table:table-cell>
          <table:table-cell office:value-type="float" office:value="1715137" calcext:value-type="float">
            <text:p>1715137</text:p>
          </table:table-cell>
          <table:table-cell office:value-type="float" office:value="1673358" calcext:value-type="float">
            <text:p>1673358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704" calcext:value-type="float">
            <text:p>704</text:p>
          </table:table-cell>
          <table:table-cell office:value-type="float" office:value="1003" calcext:value-type="float">
            <text:p>1003</text:p>
          </table:table-cell>
          <table:table-cell office:value-type="float" office:value="1715841" calcext:value-type="float">
            <text:p>1715841</text:p>
          </table:table-cell>
          <table:table-cell office:value-type="float" office:value="1674361" calcext:value-type="float">
            <text:p>1674361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553" calcext:value-type="float">
            <text:p>553</text:p>
          </table:table-cell>
          <table:table-cell office:value-type="float" office:value="852" calcext:value-type="float">
            <text:p>852</text:p>
          </table:table-cell>
          <table:table-cell office:value-type="float" office:value="1716394" calcext:value-type="float">
            <text:p>1716394</text:p>
          </table:table-cell>
          <table:table-cell office:value-type="float" office:value="1675213" calcext:value-type="float">
            <text:p>1675213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1716493" calcext:value-type="float">
            <text:p>1716493</text:p>
          </table:table-cell>
          <table:table-cell office:value-type="float" office:value="1675362" calcext:value-type="float">
            <text:p>1675362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536" calcext:value-type="float">
            <text:p>536</text:p>
          </table:table-cell>
          <table:table-cell office:value-type="float" office:value="837" calcext:value-type="float">
            <text:p>837</text:p>
          </table:table-cell>
          <table:table-cell office:value-type="float" office:value="1717029" calcext:value-type="float">
            <text:p>1717029</text:p>
          </table:table-cell>
          <table:table-cell office:value-type="float" office:value="1676199" calcext:value-type="float">
            <text:p>167619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613" calcext:value-type="float">
            <text:p>613</text:p>
          </table:table-cell>
          <table:table-cell office:value-type="float" office:value="875" calcext:value-type="float">
            <text:p>875</text:p>
          </table:table-cell>
          <table:table-cell office:value-type="float" office:value="1717642" calcext:value-type="float">
            <text:p>1717642</text:p>
          </table:table-cell>
          <table:table-cell office:value-type="float" office:value="1677074" calcext:value-type="float">
            <text:p>1677074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764" calcext:value-type="float">
            <text:p>764</text:p>
          </table:table-cell>
          <table:table-cell office:value-type="float" office:value="1127" calcext:value-type="float">
            <text:p>1127</text:p>
          </table:table-cell>
          <table:table-cell office:value-type="float" office:value="1718406" calcext:value-type="float">
            <text:p>1718406</text:p>
          </table:table-cell>
          <table:table-cell office:value-type="float" office:value="1678201" calcext:value-type="float">
            <text:p>1678201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230" calcext:value-type="float">
            <text:p>230</text:p>
          </table:table-cell>
          <table:table-cell office:value-type="float" office:value="313" calcext:value-type="float">
            <text:p>313</text:p>
          </table:table-cell>
          <table:table-cell office:value-type="float" office:value="1718636" calcext:value-type="float">
            <text:p>1718636</text:p>
          </table:table-cell>
          <table:table-cell office:value-type="float" office:value="1678514" calcext:value-type="float">
            <text:p>167851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642" calcext:value-type="float">
            <text:p>642</text:p>
          </table:table-cell>
          <table:table-cell office:value-type="float" office:value="978" calcext:value-type="float">
            <text:p>978</text:p>
          </table:table-cell>
          <table:table-cell office:value-type="float" office:value="1719278" calcext:value-type="float">
            <text:p>1719278</text:p>
          </table:table-cell>
          <table:table-cell office:value-type="float" office:value="1679492" calcext:value-type="float">
            <text:p>1679492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579" calcext:value-type="float">
            <text:p>579</text:p>
          </table:table-cell>
          <table:table-cell office:value-type="float" office:value="806" calcext:value-type="float">
            <text:p>806</text:p>
          </table:table-cell>
          <table:table-cell office:value-type="float" office:value="1719857" calcext:value-type="float">
            <text:p>1719857</text:p>
          </table:table-cell>
          <table:table-cell office:value-type="float" office:value="1680298" calcext:value-type="float">
            <text:p>1680298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719960" calcext:value-type="float">
            <text:p>1719960</text:p>
          </table:table-cell>
          <table:table-cell office:value-type="float" office:value="1680432" calcext:value-type="float">
            <text:p>1680432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551" calcext:value-type="float">
            <text:p>551</text:p>
          </table:table-cell>
          <table:table-cell office:value-type="float" office:value="812" calcext:value-type="float">
            <text:p>812</text:p>
          </table:table-cell>
          <table:table-cell office:value-type="float" office:value="1720511" calcext:value-type="float">
            <text:p>1720511</text:p>
          </table:table-cell>
          <table:table-cell office:value-type="float" office:value="1681244" calcext:value-type="float">
            <text:p>1681244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627" calcext:value-type="float">
            <text:p>627</text:p>
          </table:table-cell>
          <table:table-cell office:value-type="float" office:value="779" calcext:value-type="float">
            <text:p>779</text:p>
          </table:table-cell>
          <table:table-cell office:value-type="float" office:value="1721138" calcext:value-type="float">
            <text:p>1721138</text:p>
          </table:table-cell>
          <table:table-cell office:value-type="float" office:value="1682023" calcext:value-type="float">
            <text:p>1682023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725" calcext:value-type="float">
            <text:p>725</text:p>
          </table:table-cell>
          <table:table-cell office:value-type="float" office:value="868" calcext:value-type="float">
            <text:p>868</text:p>
          </table:table-cell>
          <table:table-cell office:value-type="float" office:value="1721863" calcext:value-type="float">
            <text:p>1721863</text:p>
          </table:table-cell>
          <table:table-cell office:value-type="float" office:value="1682891" calcext:value-type="float">
            <text:p>1682891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549" calcext:value-type="float">
            <text:p>549</text:p>
          </table:table-cell>
          <table:table-cell office:value-type="float" office:value="874" calcext:value-type="float">
            <text:p>874</text:p>
          </table:table-cell>
          <table:table-cell office:value-type="float" office:value="1722412" calcext:value-type="float">
            <text:p>1722412</text:p>
          </table:table-cell>
          <table:table-cell office:value-type="float" office:value="1683765" calcext:value-type="float">
            <text:p>1683765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713" calcext:value-type="float">
            <text:p>713</text:p>
          </table:table-cell>
          <table:table-cell office:value-type="float" office:value="868" calcext:value-type="float">
            <text:p>868</text:p>
          </table:table-cell>
          <table:table-cell office:value-type="float" office:value="1723125" calcext:value-type="float">
            <text:p>1723125</text:p>
          </table:table-cell>
          <table:table-cell office:value-type="float" office:value="1684633" calcext:value-type="float">
            <text:p>168463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659" calcext:value-type="float">
            <text:p>659</text:p>
          </table:table-cell>
          <table:table-cell office:value-type="float" office:value="830" calcext:value-type="float">
            <text:p>830</text:p>
          </table:table-cell>
          <table:table-cell office:value-type="float" office:value="1723784" calcext:value-type="float">
            <text:p>1723784</text:p>
          </table:table-cell>
          <table:table-cell office:value-type="float" office:value="1685463" calcext:value-type="float">
            <text:p>1685463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1723877" calcext:value-type="float">
            <text:p>1723877</text:p>
          </table:table-cell>
          <table:table-cell office:value-type="float" office:value="1685592" calcext:value-type="float">
            <text:p>1685592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1724464" calcext:value-type="float">
            <text:p>1724464</text:p>
          </table:table-cell>
          <table:table-cell office:value-type="float" office:value="1686179" calcext:value-type="float">
            <text:p>1686179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656" calcext:value-type="float">
            <text:p>656</text:p>
          </table:table-cell>
          <table:table-cell office:value-type="float" office:value="755" calcext:value-type="float">
            <text:p>755</text:p>
          </table:table-cell>
          <table:table-cell office:value-type="float" office:value="1725120" calcext:value-type="float">
            <text:p>1725120</text:p>
          </table:table-cell>
          <table:table-cell office:value-type="float" office:value="1686934" calcext:value-type="float">
            <text:p>1686934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679" calcext:value-type="float">
            <text:p>679</text:p>
          </table:table-cell>
          <table:table-cell office:value-type="float" office:value="816" calcext:value-type="float">
            <text:p>816</text:p>
          </table:table-cell>
          <table:table-cell office:value-type="float" office:value="1725799" calcext:value-type="float">
            <text:p>1725799</text:p>
          </table:table-cell>
          <table:table-cell office:value-type="float" office:value="1687750" calcext:value-type="float">
            <text:p>1687750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637" calcext:value-type="float">
            <text:p>637</text:p>
          </table:table-cell>
          <table:table-cell office:value-type="float" office:value="719" calcext:value-type="float">
            <text:p>719</text:p>
          </table:table-cell>
          <table:table-cell office:value-type="float" office:value="1726436" calcext:value-type="float">
            <text:p>1726436</text:p>
          </table:table-cell>
          <table:table-cell office:value-type="float" office:value="1688469" calcext:value-type="float">
            <text:p>168846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596" calcext:value-type="float">
            <text:p>596</text:p>
          </table:table-cell>
          <table:table-cell office:value-type="float" office:value="794" calcext:value-type="float">
            <text:p>794</text:p>
          </table:table-cell>
          <table:table-cell office:value-type="float" office:value="1727032" calcext:value-type="float">
            <text:p>1727032</text:p>
          </table:table-cell>
          <table:table-cell office:value-type="float" office:value="1689263" calcext:value-type="float">
            <text:p>1689263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 office:value-type="float" office:value="1727547" calcext:value-type="float">
            <text:p>1727547</text:p>
          </table:table-cell>
          <table:table-cell office:value-type="float" office:value="1689998" calcext:value-type="float">
            <text:p>1689998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157" calcext:value-type="float">
            <text:p>157</text:p>
          </table:table-cell>
          <table:table-cell office:value-type="float" office:value="190" calcext:value-type="float">
            <text:p>190</text:p>
          </table:table-cell>
          <table:table-cell office:value-type="float" office:value="1727704" calcext:value-type="float">
            <text:p>1727704</text:p>
          </table:table-cell>
          <table:table-cell office:value-type="float" office:value="1690188" calcext:value-type="float">
            <text:p>1690188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501" calcext:value-type="float">
            <text:p>501</text:p>
          </table:table-cell>
          <table:table-cell office:value-type="float" office:value="701" calcext:value-type="float">
            <text:p>701</text:p>
          </table:table-cell>
          <table:table-cell office:value-type="float" office:value="1728205" calcext:value-type="float">
            <text:p>1728205</text:p>
          </table:table-cell>
          <table:table-cell office:value-type="float" office:value="1690889" calcext:value-type="float">
            <text:p>1690889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573" calcext:value-type="float">
            <text:p>573</text:p>
          </table:table-cell>
          <table:table-cell office:value-type="float" office:value="833" calcext:value-type="float">
            <text:p>833</text:p>
          </table:table-cell>
          <table:table-cell office:value-type="float" office:value="1728778" calcext:value-type="float">
            <text:p>1728778</text:p>
          </table:table-cell>
          <table:table-cell office:value-type="float" office:value="1691722" calcext:value-type="float">
            <text:p>1691722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597" calcext:value-type="float">
            <text:p>597</text:p>
          </table:table-cell>
          <table:table-cell office:value-type="float" office:value="835" calcext:value-type="float">
            <text:p>835</text:p>
          </table:table-cell>
          <table:table-cell office:value-type="float" office:value="1729375" calcext:value-type="float">
            <text:p>1729375</text:p>
          </table:table-cell>
          <table:table-cell office:value-type="float" office:value="1692557" calcext:value-type="float">
            <text:p>1692557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498" calcext:value-type="float">
            <text:p>498</text:p>
          </table:table-cell>
          <table:table-cell office:value-type="float" office:value="654" calcext:value-type="float">
            <text:p>654</text:p>
          </table:table-cell>
          <table:table-cell office:value-type="float" office:value="1729873" calcext:value-type="float">
            <text:p>1729873</text:p>
          </table:table-cell>
          <table:table-cell office:value-type="float" office:value="1693211" calcext:value-type="float">
            <text:p>1693211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567" calcext:value-type="float">
            <text:p>567</text:p>
          </table:table-cell>
          <table:table-cell office:value-type="float" office:value="937" calcext:value-type="float">
            <text:p>937</text:p>
          </table:table-cell>
          <table:table-cell office:value-type="float" office:value="1730440" calcext:value-type="float">
            <text:p>1730440</text:p>
          </table:table-cell>
          <table:table-cell office:value-type="float" office:value="1694148" calcext:value-type="float">
            <text:p>1694148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420" calcext:value-type="float">
            <text:p>420</text:p>
          </table:table-cell>
          <table:table-cell office:value-type="float" office:value="735" calcext:value-type="float">
            <text:p>735</text:p>
          </table:table-cell>
          <table:table-cell office:value-type="float" office:value="1730860" calcext:value-type="float">
            <text:p>1730860</text:p>
          </table:table-cell>
          <table:table-cell office:value-type="float" office:value="1694883" calcext:value-type="float">
            <text:p>1694883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194" calcext:value-type="float">
            <text:p>194</text:p>
          </table:table-cell>
          <table:table-cell office:value-type="float" office:value="286" calcext:value-type="float">
            <text:p>286</text:p>
          </table:table-cell>
          <table:table-cell office:value-type="float" office:value="1731054" calcext:value-type="float">
            <text:p>1731054</text:p>
          </table:table-cell>
          <table:table-cell office:value-type="float" office:value="1695169" calcext:value-type="float">
            <text:p>16951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604" calcext:value-type="float">
            <text:p>604</text:p>
          </table:table-cell>
          <table:table-cell office:value-type="float" office:value="738" calcext:value-type="float">
            <text:p>738</text:p>
          </table:table-cell>
          <table:table-cell office:value-type="float" office:value="1731658" calcext:value-type="float">
            <text:p>1731658</text:p>
          </table:table-cell>
          <table:table-cell office:value-type="float" office:value="1695907" calcext:value-type="float">
            <text:p>1695907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537" calcext:value-type="float">
            <text:p>537</text:p>
          </table:table-cell>
          <table:table-cell office:value-type="float" office:value="856" calcext:value-type="float">
            <text:p>856</text:p>
          </table:table-cell>
          <table:table-cell office:value-type="float" office:value="1732195" calcext:value-type="float">
            <text:p>1732195</text:p>
          </table:table-cell>
          <table:table-cell office:value-type="float" office:value="1696763" calcext:value-type="float">
            <text:p>1696763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567" calcext:value-type="float">
            <text:p>567</text:p>
          </table:table-cell>
          <table:table-cell office:value-type="float" office:value="918" calcext:value-type="float">
            <text:p>918</text:p>
          </table:table-cell>
          <table:table-cell office:value-type="float" office:value="1732762" calcext:value-type="float">
            <text:p>1732762</text:p>
          </table:table-cell>
          <table:table-cell office:value-type="float" office:value="1697681" calcext:value-type="float">
            <text:p>1697681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514" calcext:value-type="float">
            <text:p>514</text:p>
          </table:table-cell>
          <table:table-cell office:value-type="float" office:value="867" calcext:value-type="float">
            <text:p>867</text:p>
          </table:table-cell>
          <table:table-cell office:value-type="float" office:value="1733276" calcext:value-type="float">
            <text:p>1733276</text:p>
          </table:table-cell>
          <table:table-cell office:value-type="float" office:value="1698548" calcext:value-type="float">
            <text:p>1698548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573" calcext:value-type="float">
            <text:p>573</text:p>
          </table:table-cell>
          <table:table-cell office:value-type="float" office:value="906" calcext:value-type="float">
            <text:p>906</text:p>
          </table:table-cell>
          <table:table-cell office:value-type="float" office:value="1733849" calcext:value-type="float">
            <text:p>1733849</text:p>
          </table:table-cell>
          <table:table-cell office:value-type="float" office:value="1699454" calcext:value-type="float">
            <text:p>1699454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548" calcext:value-type="float">
            <text:p>548</text:p>
          </table:table-cell>
          <table:table-cell office:value-type="float" office:value="871" calcext:value-type="float">
            <text:p>871</text:p>
          </table:table-cell>
          <table:table-cell office:value-type="float" office:value="1734397" calcext:value-type="float">
            <text:p>1734397</text:p>
          </table:table-cell>
          <table:table-cell office:value-type="float" office:value="1700325" calcext:value-type="float">
            <text:p>1700325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267" calcext:value-type="float">
            <text:p>267</text:p>
          </table:table-cell>
          <table:table-cell office:value-type="float" office:value="354" calcext:value-type="float">
            <text:p>354</text:p>
          </table:table-cell>
          <table:table-cell office:value-type="float" office:value="1734664" calcext:value-type="float">
            <text:p>1734664</text:p>
          </table:table-cell>
          <table:table-cell office:value-type="float" office:value="1700679" calcext:value-type="float">
            <text:p>1700679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583" calcext:value-type="float">
            <text:p>583</text:p>
          </table:table-cell>
          <table:table-cell office:value-type="float" office:value="921" calcext:value-type="float">
            <text:p>921</text:p>
          </table:table-cell>
          <table:table-cell office:value-type="float" office:value="1735247" calcext:value-type="float">
            <text:p>1735247</text:p>
          </table:table-cell>
          <table:table-cell office:value-type="float" office:value="1701600" calcext:value-type="float">
            <text:p>1701600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656" calcext:value-type="float">
            <text:p>656</text:p>
          </table:table-cell>
          <table:table-cell office:value-type="float" office:value="1005" calcext:value-type="float">
            <text:p>1005</text:p>
          </table:table-cell>
          <table:table-cell office:value-type="float" office:value="1735903" calcext:value-type="float">
            <text:p>1735903</text:p>
          </table:table-cell>
          <table:table-cell office:value-type="float" office:value="1702605" calcext:value-type="float">
            <text:p>1702605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682" calcext:value-type="float">
            <text:p>682</text:p>
          </table:table-cell>
          <table:table-cell office:value-type="float" office:value="1057" calcext:value-type="float">
            <text:p>1057</text:p>
          </table:table-cell>
          <table:table-cell office:value-type="float" office:value="1736585" calcext:value-type="float">
            <text:p>1736585</text:p>
          </table:table-cell>
          <table:table-cell office:value-type="float" office:value="1703662" calcext:value-type="float">
            <text:p>1703662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654" calcext:value-type="float">
            <text:p>654</text:p>
          </table:table-cell>
          <table:table-cell office:value-type="float" office:value="1014" calcext:value-type="float">
            <text:p>1014</text:p>
          </table:table-cell>
          <table:table-cell office:value-type="float" office:value="1737239" calcext:value-type="float">
            <text:p>1737239</text:p>
          </table:table-cell>
          <table:table-cell office:value-type="float" office:value="1704676" calcext:value-type="float">
            <text:p>1704676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656" calcext:value-type="float">
            <text:p>656</text:p>
          </table:table-cell>
          <table:table-cell office:value-type="float" office:value="1065" calcext:value-type="float">
            <text:p>1065</text:p>
          </table:table-cell>
          <table:table-cell office:value-type="float" office:value="1737895" calcext:value-type="float">
            <text:p>1737895</text:p>
          </table:table-cell>
          <table:table-cell office:value-type="float" office:value="1705741" calcext:value-type="float">
            <text:p>1705741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608" calcext:value-type="float">
            <text:p>608</text:p>
          </table:table-cell>
          <table:table-cell office:value-type="float" office:value="896" calcext:value-type="float">
            <text:p>896</text:p>
          </table:table-cell>
          <table:table-cell office:value-type="float" office:value="1738503" calcext:value-type="float">
            <text:p>1738503</text:p>
          </table:table-cell>
          <table:table-cell office:value-type="float" office:value="1706637" calcext:value-type="float">
            <text:p>1706637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373" calcext:value-type="float">
            <text:p>373</text:p>
          </table:table-cell>
          <table:table-cell office:value-type="float" office:value="427" calcext:value-type="float">
            <text:p>427</text:p>
          </table:table-cell>
          <table:table-cell office:value-type="float" office:value="1738876" calcext:value-type="float">
            <text:p>1738876</text:p>
          </table:table-cell>
          <table:table-cell office:value-type="float" office:value="1707064" calcext:value-type="float">
            <text:p>1707064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784" calcext:value-type="float">
            <text:p>784</text:p>
          </table:table-cell>
          <table:table-cell office:value-type="float" office:value="1102" calcext:value-type="float">
            <text:p>1102</text:p>
          </table:table-cell>
          <table:table-cell office:value-type="float" office:value="1739660" calcext:value-type="float">
            <text:p>1739660</text:p>
          </table:table-cell>
          <table:table-cell office:value-type="float" office:value="1708166" calcext:value-type="float">
            <text:p>1708166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917" calcext:value-type="float">
            <text:p>917</text:p>
          </table:table-cell>
          <table:table-cell office:value-type="float" office:value="1182" calcext:value-type="float">
            <text:p>1182</text:p>
          </table:table-cell>
          <table:table-cell office:value-type="float" office:value="1740577" calcext:value-type="float">
            <text:p>1740577</text:p>
          </table:table-cell>
          <table:table-cell office:value-type="float" office:value="1709348" calcext:value-type="float">
            <text:p>170934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1118" calcext:value-type="float">
            <text:p>1118</text:p>
          </table:table-cell>
          <table:table-cell office:value-type="float" office:value="1140" calcext:value-type="float">
            <text:p>1140</text:p>
          </table:table-cell>
          <table:table-cell office:value-type="float" office:value="1741695" calcext:value-type="float">
            <text:p>1741695</text:p>
          </table:table-cell>
          <table:table-cell office:value-type="float" office:value="1710488" calcext:value-type="float">
            <text:p>1710488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1015" calcext:value-type="float">
            <text:p>1015</text:p>
          </table:table-cell>
          <table:table-cell office:value-type="float" office:value="1057" calcext:value-type="float">
            <text:p>1057</text:p>
          </table:table-cell>
          <table:table-cell office:value-type="float" office:value="1742710" calcext:value-type="float">
            <text:p>1742710</text:p>
          </table:table-cell>
          <table:table-cell office:value-type="float" office:value="1711545" calcext:value-type="float">
            <text:p>1711545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410" calcext:value-type="float">
            <text:p>410</text:p>
          </table:table-cell>
          <table:table-cell office:value-type="float" office:value="441" calcext:value-type="float">
            <text:p>441</text:p>
          </table:table-cell>
          <table:table-cell office:value-type="float" office:value="1743120" calcext:value-type="float">
            <text:p>1743120</text:p>
          </table:table-cell>
          <table:table-cell office:value-type="float" office:value="1711986" calcext:value-type="float">
            <text:p>1711986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743155" calcext:value-type="float">
            <text:p>1743155</text:p>
          </table:table-cell>
          <table:table-cell office:value-type="float" office:value="1712054" calcext:value-type="float">
            <text:p>1712054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1743357" calcext:value-type="float">
            <text:p>1743357</text:p>
          </table:table-cell>
          <table:table-cell office:value-type="float" office:value="1712268" calcext:value-type="float">
            <text:p>1712268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918" calcext:value-type="float">
            <text:p>918</text:p>
          </table:table-cell>
          <table:table-cell office:value-type="float" office:value="981" calcext:value-type="float">
            <text:p>981</text:p>
          </table:table-cell>
          <table:table-cell office:value-type="float" office:value="1744275" calcext:value-type="float">
            <text:p>1744275</text:p>
          </table:table-cell>
          <table:table-cell office:value-type="float" office:value="1713249" calcext:value-type="float">
            <text:p>1713249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918" calcext:value-type="float">
            <text:p>918</text:p>
          </table:table-cell>
          <table:table-cell office:value-type="float" office:value="964" calcext:value-type="float">
            <text:p>964</text:p>
          </table:table-cell>
          <table:table-cell office:value-type="float" office:value="1745193" calcext:value-type="float">
            <text:p>1745193</text:p>
          </table:table-cell>
          <table:table-cell office:value-type="float" office:value="1714213" calcext:value-type="float">
            <text:p>1714213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1007" calcext:value-type="float">
            <text:p>1007</text:p>
          </table:table-cell>
          <table:table-cell office:value-type="float" office:value="840" calcext:value-type="float">
            <text:p>840</text:p>
          </table:table-cell>
          <table:table-cell office:value-type="float" office:value="1746200" calcext:value-type="float">
            <text:p>1746200</text:p>
          </table:table-cell>
          <table:table-cell office:value-type="float" office:value="1715053" calcext:value-type="float">
            <text:p>1715053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1033" calcext:value-type="float">
            <text:p>1033</text:p>
          </table:table-cell>
          <table:table-cell office:value-type="float" office:value="999" calcext:value-type="float">
            <text:p>999</text:p>
          </table:table-cell>
          <table:table-cell office:value-type="float" office:value="1747233" calcext:value-type="float">
            <text:p>1747233</text:p>
          </table:table-cell>
          <table:table-cell office:value-type="float" office:value="1716052" calcext:value-type="float">
            <text:p>1716052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 office:value-type="float" office:value="1747663" calcext:value-type="float">
            <text:p>1747663</text:p>
          </table:table-cell>
          <table:table-cell office:value-type="float" office:value="1716471" calcext:value-type="float">
            <text:p>1716471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747729" calcext:value-type="float">
            <text:p>1747729</text:p>
          </table:table-cell>
          <table:table-cell office:value-type="float" office:value="1716539" calcext:value-type="float">
            <text:p>171653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1747932" calcext:value-type="float">
            <text:p>1747932</text:p>
          </table:table-cell>
          <table:table-cell office:value-type="float" office:value="1716732" calcext:value-type="float">
            <text:p>171673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1050" calcext:value-type="float">
            <text:p>1050</text:p>
          </table:table-cell>
          <table:table-cell office:value-type="float" office:value="1081" calcext:value-type="float">
            <text:p>1081</text:p>
          </table:table-cell>
          <table:table-cell office:value-type="float" office:value="1748982" calcext:value-type="float">
            <text:p>1748982</text:p>
          </table:table-cell>
          <table:table-cell office:value-type="float" office:value="1717813" calcext:value-type="float">
            <text:p>1717813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914" calcext:value-type="float">
            <text:p>914</text:p>
          </table:table-cell>
          <table:table-cell office:value-type="float" office:value="996" calcext:value-type="float">
            <text:p>996</text:p>
          </table:table-cell>
          <table:table-cell office:value-type="float" office:value="1749896" calcext:value-type="float">
            <text:p>1749896</text:p>
          </table:table-cell>
          <table:table-cell office:value-type="float" office:value="1718809" calcext:value-type="float">
            <text:p>1718809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1410" calcext:value-type="float">
            <text:p>1410</text:p>
          </table:table-cell>
          <table:table-cell office:value-type="float" office:value="1140" calcext:value-type="float">
            <text:p>1140</text:p>
          </table:table-cell>
          <table:table-cell office:value-type="float" office:value="1751306" calcext:value-type="float">
            <text:p>1751306</text:p>
          </table:table-cell>
          <table:table-cell office:value-type="float" office:value="1719949" calcext:value-type="float">
            <text:p>1719949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1009" calcext:value-type="float">
            <text:p>1009</text:p>
          </table:table-cell>
          <table:table-cell office:value-type="float" office:value="1025" calcext:value-type="float">
            <text:p>1025</text:p>
          </table:table-cell>
          <table:table-cell office:value-type="float" office:value="1752315" calcext:value-type="float">
            <text:p>1752315</text:p>
          </table:table-cell>
          <table:table-cell office:value-type="float" office:value="1720974" calcext:value-type="float">
            <text:p>1720974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1097" calcext:value-type="float">
            <text:p>1097</text:p>
          </table:table-cell>
          <table:table-cell office:value-type="float" office:value="1137" calcext:value-type="float">
            <text:p>1137</text:p>
          </table:table-cell>
          <table:table-cell office:value-type="float" office:value="1753412" calcext:value-type="float">
            <text:p>1753412</text:p>
          </table:table-cell>
          <table:table-cell office:value-type="float" office:value="1722111" calcext:value-type="float">
            <text:p>1722111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1072" calcext:value-type="float">
            <text:p>1072</text:p>
          </table:table-cell>
          <table:table-cell office:value-type="float" office:value="939" calcext:value-type="float">
            <text:p>939</text:p>
          </table:table-cell>
          <table:table-cell office:value-type="float" office:value="1754484" calcext:value-type="float">
            <text:p>1754484</text:p>
          </table:table-cell>
          <table:table-cell office:value-type="float" office:value="1723050" calcext:value-type="float">
            <text:p>1723050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739" calcext:value-type="float">
            <text:p>739</text:p>
          </table:table-cell>
          <table:table-cell office:value-type="float" office:value="544" calcext:value-type="float">
            <text:p>544</text:p>
          </table:table-cell>
          <table:table-cell office:value-type="float" office:value="1755223" calcext:value-type="float">
            <text:p>1755223</text:p>
          </table:table-cell>
          <table:table-cell office:value-type="float" office:value="1723594" calcext:value-type="float">
            <text:p>1723594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914" calcext:value-type="float">
            <text:p>914</text:p>
          </table:table-cell>
          <table:table-cell office:value-type="float" office:value="1038" calcext:value-type="float">
            <text:p>1038</text:p>
          </table:table-cell>
          <table:table-cell office:value-type="float" office:value="1756137" calcext:value-type="float">
            <text:p>1756137</text:p>
          </table:table-cell>
          <table:table-cell office:value-type="float" office:value="1724632" calcext:value-type="float">
            <text:p>1724632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925" calcext:value-type="float">
            <text:p>925</text:p>
          </table:table-cell>
          <table:table-cell office:value-type="float" office:value="1048" calcext:value-type="float">
            <text:p>1048</text:p>
          </table:table-cell>
          <table:table-cell office:value-type="float" office:value="1757062" calcext:value-type="float">
            <text:p>1757062</text:p>
          </table:table-cell>
          <table:table-cell office:value-type="float" office:value="1725680" calcext:value-type="float">
            <text:p>1725680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1289" calcext:value-type="float">
            <text:p>1289</text:p>
          </table:table-cell>
          <table:table-cell office:value-type="float" office:value="1275" calcext:value-type="float">
            <text:p>1275</text:p>
          </table:table-cell>
          <table:table-cell office:value-type="float" office:value="1758351" calcext:value-type="float">
            <text:p>1758351</text:p>
          </table:table-cell>
          <table:table-cell office:value-type="float" office:value="1726955" calcext:value-type="float">
            <text:p>1726955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815" calcext:value-type="float">
            <text:p>815</text:p>
          </table:table-cell>
          <table:table-cell office:value-type="float" office:value="981" calcext:value-type="float">
            <text:p>981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1727936" calcext:value-type="float">
            <text:p>172793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820" calcext:value-type="float">
            <text:p>820</text:p>
          </table:table-cell>
          <table:table-cell office:value-type="float" office:value="926" calcext:value-type="float">
            <text:p>926</text:p>
          </table:table-cell>
          <table:table-cell office:value-type="float" office:value="1759986" calcext:value-type="float">
            <text:p>1759986</text:p>
          </table:table-cell>
          <table:table-cell office:value-type="float" office:value="1728862" calcext:value-type="float">
            <text:p>1728862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964" calcext:value-type="float">
            <text:p>964</text:p>
          </table:table-cell>
          <table:table-cell office:value-type="float" office:value="959" calcext:value-type="float">
            <text:p>959</text:p>
          </table:table-cell>
          <table:table-cell office:value-type="float" office:value="1760950" calcext:value-type="float">
            <text:p>1760950</text:p>
          </table:table-cell>
          <table:table-cell office:value-type="float" office:value="1729821" calcext:value-type="float">
            <text:p>1729821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626" calcext:value-type="float">
            <text:p>626</text:p>
          </table:table-cell>
          <table:table-cell office:value-type="float" office:value="397" calcext:value-type="float">
            <text:p>397</text:p>
          </table:table-cell>
          <table:table-cell office:value-type="float" office:value="1761576" calcext:value-type="float">
            <text:p>1761576</text:p>
          </table:table-cell>
          <table:table-cell office:value-type="float" office:value="1730218" calcext:value-type="float">
            <text:p>1730218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56" calcext:value-type="float">
            <text:p>556</text:p>
          </table:table-cell>
          <table:table-cell office:value-type="float" office:value="813" calcext:value-type="float">
            <text:p>813</text:p>
          </table:table-cell>
          <table:table-cell office:value-type="float" office:value="1762132" calcext:value-type="float">
            <text:p>1762132</text:p>
          </table:table-cell>
          <table:table-cell office:value-type="float" office:value="1731031" calcext:value-type="float">
            <text:p>1731031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67" calcext:value-type="float">
            <text:p>567</text:p>
          </table:table-cell>
          <table:table-cell office:value-type="float" office:value="822" calcext:value-type="float">
            <text:p>822</text:p>
          </table:table-cell>
          <table:table-cell office:value-type="float" office:value="1762699" calcext:value-type="float">
            <text:p>1762699</text:p>
          </table:table-cell>
          <table:table-cell office:value-type="float" office:value="1731853" calcext:value-type="float">
            <text:p>1731853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823" calcext:value-type="float">
            <text:p>823</text:p>
          </table:table-cell>
          <table:table-cell office:value-type="float" office:value="955" calcext:value-type="float">
            <text:p>955</text:p>
          </table:table-cell>
          <table:table-cell office:value-type="float" office:value="1763522" calcext:value-type="float">
            <text:p>1763522</text:p>
          </table:table-cell>
          <table:table-cell office:value-type="float" office:value="1732808" calcext:value-type="float">
            <text:p>1732808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452" calcext:value-type="float">
            <text:p>452</text:p>
          </table:table-cell>
          <table:table-cell office:value-type="float" office:value="736" calcext:value-type="float">
            <text:p>736</text:p>
          </table:table-cell>
          <table:table-cell office:value-type="float" office:value="1763974" calcext:value-type="float">
            <text:p>1763974</text:p>
          </table:table-cell>
          <table:table-cell office:value-type="float" office:value="1733544" calcext:value-type="float">
            <text:p>1733544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504" calcext:value-type="float">
            <text:p>504</text:p>
          </table:table-cell>
          <table:table-cell office:value-type="float" office:value="679" calcext:value-type="float">
            <text:p>679</text:p>
          </table:table-cell>
          <table:table-cell office:value-type="float" office:value="1764478" calcext:value-type="float">
            <text:p>1764478</text:p>
          </table:table-cell>
          <table:table-cell office:value-type="float" office:value="1734223" calcext:value-type="float">
            <text:p>1734223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44" calcext:value-type="float">
            <text:p>644</text:p>
          </table:table-cell>
          <table:table-cell office:value-type="float" office:value="752" calcext:value-type="float">
            <text:p>752</text:p>
          </table:table-cell>
          <table:table-cell office:value-type="float" office:value="1765122" calcext:value-type="float">
            <text:p>1765122</text:p>
          </table:table-cell>
          <table:table-cell office:value-type="float" office:value="1734975" calcext:value-type="float">
            <text:p>173497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380" calcext:value-type="float">
            <text:p>380</text:p>
          </table:table-cell>
          <table:table-cell office:value-type="float" office:value="365" calcext:value-type="float">
            <text:p>365</text:p>
          </table:table-cell>
          <table:table-cell office:value-type="float" office:value="1765502" calcext:value-type="float">
            <text:p>1765502</text:p>
          </table:table-cell>
          <table:table-cell office:value-type="float" office:value="1735340" calcext:value-type="float">
            <text:p>1735340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384" calcext:value-type="float">
            <text:p>384</text:p>
          </table:table-cell>
          <table:table-cell office:value-type="float" office:value="665" calcext:value-type="float">
            <text:p>665</text:p>
          </table:table-cell>
          <table:table-cell office:value-type="float" office:value="1765886" calcext:value-type="float">
            <text:p>1765886</text:p>
          </table:table-cell>
          <table:table-cell office:value-type="float" office:value="1736005" calcext:value-type="float">
            <text:p>1736005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408" calcext:value-type="float">
            <text:p>408</text:p>
          </table:table-cell>
          <table:table-cell office:value-type="float" office:value="668" calcext:value-type="float">
            <text:p>668</text:p>
          </table:table-cell>
          <table:table-cell office:value-type="float" office:value="1766294" calcext:value-type="float">
            <text:p>1766294</text:p>
          </table:table-cell>
          <table:table-cell office:value-type="float" office:value="1736673" calcext:value-type="float">
            <text:p>1736673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495" calcext:value-type="float">
            <text:p>495</text:p>
          </table:table-cell>
          <table:table-cell office:value-type="float" office:value="968" calcext:value-type="float">
            <text:p>968</text:p>
          </table:table-cell>
          <table:table-cell office:value-type="float" office:value="1766789" calcext:value-type="float">
            <text:p>1766789</text:p>
          </table:table-cell>
          <table:table-cell office:value-type="float" office:value="1737641" calcext:value-type="float">
            <text:p>1737641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406" calcext:value-type="float">
            <text:p>406</text:p>
          </table:table-cell>
          <table:table-cell office:value-type="float" office:value="704" calcext:value-type="float">
            <text:p>704</text:p>
          </table:table-cell>
          <table:table-cell office:value-type="float" office:value="1767195" calcext:value-type="float">
            <text:p>1767195</text:p>
          </table:table-cell>
          <table:table-cell office:value-type="float" office:value="1738345" calcext:value-type="float">
            <text:p>1738345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419" calcext:value-type="float">
            <text:p>419</text:p>
          </table:table-cell>
          <table:table-cell office:value-type="float" office:value="950" calcext:value-type="float">
            <text:p>950</text:p>
          </table:table-cell>
          <table:table-cell office:value-type="float" office:value="1767614" calcext:value-type="float">
            <text:p>1767614</text:p>
          </table:table-cell>
          <table:table-cell office:value-type="float" office:value="1739295" calcext:value-type="float">
            <text:p>1739295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411" calcext:value-type="float">
            <text:p>411</text:p>
          </table:table-cell>
          <table:table-cell office:value-type="float" office:value="819" calcext:value-type="float">
            <text:p>819</text:p>
          </table:table-cell>
          <table:table-cell office:value-type="float" office:value="1768025" calcext:value-type="float">
            <text:p>1768025</text:p>
          </table:table-cell>
          <table:table-cell office:value-type="float" office:value="1740114" calcext:value-type="float">
            <text:p>1740114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219" calcext:value-type="float">
            <text:p>219</text:p>
          </table:table-cell>
          <table:table-cell office:value-type="float" office:value="477" calcext:value-type="float">
            <text:p>477</text:p>
          </table:table-cell>
          <table:table-cell office:value-type="float" office:value="1768244" calcext:value-type="float">
            <text:p>1768244</text:p>
          </table:table-cell>
          <table:table-cell office:value-type="float" office:value="1740591" calcext:value-type="float">
            <text:p>174059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246" calcext:value-type="float">
            <text:p>246</text:p>
          </table:table-cell>
          <table:table-cell office:value-type="float" office:value="737" calcext:value-type="float">
            <text:p>737</text:p>
          </table:table-cell>
          <table:table-cell office:value-type="float" office:value="1768490" calcext:value-type="float">
            <text:p>1768490</text:p>
          </table:table-cell>
          <table:table-cell office:value-type="float" office:value="1741328" calcext:value-type="float">
            <text:p>1741328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  <table:table-cell office:value-type="float" office:value="1768783" calcext:value-type="float">
            <text:p>1768783</text:p>
          </table:table-cell>
          <table:table-cell office:value-type="float" office:value="1741914" calcext:value-type="float">
            <text:p>1741914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409" calcext:value-type="float">
            <text:p>409</text:p>
          </table:table-cell>
          <table:table-cell office:value-type="float" office:value="948" calcext:value-type="float">
            <text:p>948</text:p>
          </table:table-cell>
          <table:table-cell office:value-type="float" office:value="1769192" calcext:value-type="float">
            <text:p>1769192</text:p>
          </table:table-cell>
          <table:table-cell office:value-type="float" office:value="1742862" calcext:value-type="float">
            <text:p>1742862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244" calcext:value-type="float">
            <text:p>244</text:p>
          </table:table-cell>
          <table:table-cell office:value-type="float" office:value="573" calcext:value-type="float">
            <text:p>573</text:p>
          </table:table-cell>
          <table:table-cell office:value-type="float" office:value="1769436" calcext:value-type="float">
            <text:p>1769436</text:p>
          </table:table-cell>
          <table:table-cell office:value-type="float" office:value="1743435" calcext:value-type="float">
            <text:p>1743435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256" calcext:value-type="float">
            <text:p>256</text:p>
          </table:table-cell>
          <table:table-cell office:value-type="float" office:value="762" calcext:value-type="float">
            <text:p>762</text:p>
          </table:table-cell>
          <table:table-cell office:value-type="float" office:value="1769692" calcext:value-type="float">
            <text:p>1769692</text:p>
          </table:table-cell>
          <table:table-cell office:value-type="float" office:value="1744197" calcext:value-type="float">
            <text:p>1744197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290" calcext:value-type="float">
            <text:p>290</text:p>
          </table:table-cell>
          <table:table-cell office:value-type="float" office:value="849" calcext:value-type="float">
            <text:p>849</text:p>
          </table:table-cell>
          <table:table-cell office:value-type="float" office:value="1769982" calcext:value-type="float">
            <text:p>1769982</text:p>
          </table:table-cell>
          <table:table-cell office:value-type="float" office:value="1745046" calcext:value-type="float">
            <text:p>1745046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122" calcext:value-type="float">
            <text:p>122</text:p>
          </table:table-cell>
          <table:table-cell office:value-type="float" office:value="417" calcext:value-type="float">
            <text:p>417</text:p>
          </table:table-cell>
          <table:table-cell office:value-type="float" office:value="1770104" calcext:value-type="float">
            <text:p>1770104</text:p>
          </table:table-cell>
          <table:table-cell office:value-type="float" office:value="1745463" calcext:value-type="float">
            <text:p>1745463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181" calcext:value-type="float">
            <text:p>181</text:p>
          </table:table-cell>
          <table:table-cell office:value-type="float" office:value="569" calcext:value-type="float">
            <text:p>569</text:p>
          </table:table-cell>
          <table:table-cell office:value-type="float" office:value="1770285" calcext:value-type="float">
            <text:p>1770285</text:p>
          </table:table-cell>
          <table:table-cell office:value-type="float" office:value="1746032" calcext:value-type="float">
            <text:p>174603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210" calcext:value-type="float">
            <text:p>210</text:p>
          </table:table-cell>
          <table:table-cell office:value-type="float" office:value="411" calcext:value-type="float">
            <text:p>411</text:p>
          </table:table-cell>
          <table:table-cell office:value-type="float" office:value="1770495" calcext:value-type="float">
            <text:p>1770495</text:p>
          </table:table-cell>
          <table:table-cell office:value-type="float" office:value="1746443" calcext:value-type="float">
            <text:p>17464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315" calcext:value-type="float">
            <text:p>315</text:p>
          </table:table-cell>
          <table:table-cell office:value-type="float" office:value="751" calcext:value-type="float">
            <text:p>751</text:p>
          </table:table-cell>
          <table:table-cell office:value-type="float" office:value="1770810" calcext:value-type="float">
            <text:p>1770810</text:p>
          </table:table-cell>
          <table:table-cell office:value-type="float" office:value="1747194" calcext:value-type="float">
            <text:p>174719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221" calcext:value-type="float">
            <text:p>221</text:p>
          </table:table-cell>
          <table:table-cell office:value-type="float" office:value="410" calcext:value-type="float">
            <text:p>410</text:p>
          </table:table-cell>
          <table:table-cell office:value-type="float" office:value="1771031" calcext:value-type="float">
            <text:p>1771031</text:p>
          </table:table-cell>
          <table:table-cell office:value-type="float" office:value="1747604" calcext:value-type="float">
            <text:p>1747604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217" calcext:value-type="float">
            <text:p>217</text:p>
          </table:table-cell>
          <table:table-cell office:value-type="float" office:value="508" calcext:value-type="float">
            <text:p>508</text:p>
          </table:table-cell>
          <table:table-cell office:value-type="float" office:value="1771248" calcext:value-type="float">
            <text:p>1771248</text:p>
          </table:table-cell>
          <table:table-cell office:value-type="float" office:value="1748112" calcext:value-type="float">
            <text:p>1748112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269" calcext:value-type="float">
            <text:p>269</text:p>
          </table:table-cell>
          <table:table-cell office:value-type="float" office:value="533" calcext:value-type="float">
            <text:p>533</text:p>
          </table:table-cell>
          <table:table-cell office:value-type="float" office:value="1771517" calcext:value-type="float">
            <text:p>1771517</text:p>
          </table:table-cell>
          <table:table-cell office:value-type="float" office:value="1748645" calcext:value-type="float">
            <text:p>1748645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112" calcext:value-type="float">
            <text:p>112</text:p>
          </table:table-cell>
          <table:table-cell office:value-type="float" office:value="270" calcext:value-type="float">
            <text:p>270</text:p>
          </table:table-cell>
          <table:table-cell office:value-type="float" office:value="1771629" calcext:value-type="float">
            <text:p>1771629</text:p>
          </table:table-cell>
          <table:table-cell office:value-type="float" office:value="1748915" calcext:value-type="float">
            <text:p>1748915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176" calcext:value-type="float">
            <text:p>176</text:p>
          </table:table-cell>
          <table:table-cell office:value-type="float" office:value="371" calcext:value-type="float">
            <text:p>371</text:p>
          </table:table-cell>
          <table:table-cell office:value-type="float" office:value="1771805" calcext:value-type="float">
            <text:p>1771805</text:p>
          </table:table-cell>
          <table:table-cell office:value-type="float" office:value="1749286" calcext:value-type="float">
            <text:p>1749286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198" calcext:value-type="float">
            <text:p>198</text:p>
          </table:table-cell>
          <table:table-cell office:value-type="float" office:value="361" calcext:value-type="float">
            <text:p>361</text:p>
          </table:table-cell>
          <table:table-cell office:value-type="float" office:value="1772003" calcext:value-type="float">
            <text:p>1772003</text:p>
          </table:table-cell>
          <table:table-cell office:value-type="float" office:value="1749647" calcext:value-type="float">
            <text:p>1749647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199" calcext:value-type="float">
            <text:p>199</text:p>
          </table:table-cell>
          <table:table-cell office:value-type="float" office:value="478" calcext:value-type="float">
            <text:p>478</text:p>
          </table:table-cell>
          <table:table-cell office:value-type="float" office:value="1772202" calcext:value-type="float">
            <text:p>1772202</text:p>
          </table:table-cell>
          <table:table-cell office:value-type="float" office:value="1750125" calcext:value-type="float">
            <text:p>175012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117" calcext:value-type="float">
            <text:p>117</text:p>
          </table:table-cell>
          <table:table-cell office:value-type="float" office:value="272" calcext:value-type="float">
            <text:p>272</text:p>
          </table:table-cell>
          <table:table-cell office:value-type="float" office:value="1772319" calcext:value-type="float">
            <text:p>1772319</text:p>
          </table:table-cell>
          <table:table-cell office:value-type="float" office:value="1750397" calcext:value-type="float">
            <text:p>1750397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139" calcext:value-type="float">
            <text:p>139</text:p>
          </table:table-cell>
          <table:table-cell office:value-type="float" office:value="344" calcext:value-type="float">
            <text:p>344</text:p>
          </table:table-cell>
          <table:table-cell office:value-type="float" office:value="1772458" calcext:value-type="float">
            <text:p>1772458</text:p>
          </table:table-cell>
          <table:table-cell office:value-type="float" office:value="1750741" calcext:value-type="float">
            <text:p>1750741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167" calcext:value-type="float">
            <text:p>167</text:p>
          </table:table-cell>
          <table:table-cell office:value-type="float" office:value="334" calcext:value-type="float">
            <text:p>334</text:p>
          </table:table-cell>
          <table:table-cell office:value-type="float" office:value="1772625" calcext:value-type="float">
            <text:p>1772625</text:p>
          </table:table-cell>
          <table:table-cell office:value-type="float" office:value="1751075" calcext:value-type="float">
            <text:p>1751075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772672" calcext:value-type="float">
            <text:p>1772672</text:p>
          </table:table-cell>
          <table:table-cell office:value-type="float" office:value="1751174" calcext:value-type="float">
            <text:p>1751174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122" calcext:value-type="float">
            <text:p>122</text:p>
          </table:table-cell>
          <table:table-cell office:value-type="float" office:value="254" calcext:value-type="float">
            <text:p>254</text:p>
          </table:table-cell>
          <table:table-cell office:value-type="float" office:value="1772794" calcext:value-type="float">
            <text:p>1772794</text:p>
          </table:table-cell>
          <table:table-cell office:value-type="float" office:value="1751428" calcext:value-type="float">
            <text:p>1751428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1772890" calcext:value-type="float">
            <text:p>1772890</text:p>
          </table:table-cell>
          <table:table-cell office:value-type="float" office:value="1751621" calcext:value-type="float">
            <text:p>175162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127" calcext:value-type="float">
            <text:p>127</text:p>
          </table:table-cell>
          <table:table-cell office:value-type="float" office:value="274" calcext:value-type="float">
            <text:p>274</text:p>
          </table:table-cell>
          <table:table-cell office:value-type="float" office:value="1773017" calcext:value-type="float">
            <text:p>1773017</text:p>
          </table:table-cell>
          <table:table-cell office:value-type="float" office:value="1751895" calcext:value-type="float">
            <text:p>1751895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106" calcext:value-type="float">
            <text:p>106</text:p>
          </table:table-cell>
          <table:table-cell office:value-type="float" office:value="234" calcext:value-type="float">
            <text:p>234</text:p>
          </table:table-cell>
          <table:table-cell office:value-type="float" office:value="1773123" calcext:value-type="float">
            <text:p>1773123</text:p>
          </table:table-cell>
          <table:table-cell office:value-type="float" office:value="1752129" calcext:value-type="float">
            <text:p>1752129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133" calcext:value-type="float">
            <text:p>133</text:p>
          </table:table-cell>
          <table:table-cell office:value-type="float" office:value="289" calcext:value-type="float">
            <text:p>289</text:p>
          </table:table-cell>
          <table:table-cell office:value-type="float" office:value="1773256" calcext:value-type="float">
            <text:p>1773256</text:p>
          </table:table-cell>
          <table:table-cell office:value-type="float" office:value="1752418" calcext:value-type="float">
            <text:p>1752418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office:value-type="float" office:value="1773326" calcext:value-type="float">
            <text:p>1773326</text:p>
          </table:table-cell>
          <table:table-cell office:value-type="float" office:value="1752601" calcext:value-type="float">
            <text:p>1752601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773362" calcext:value-type="float">
            <text:p>1773362</text:p>
          </table:table-cell>
          <table:table-cell office:value-type="float" office:value="1752667" calcext:value-type="float">
            <text:p>17526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1773441" calcext:value-type="float">
            <text:p>1773441</text:p>
          </table:table-cell>
          <table:table-cell office:value-type="float" office:value="1752854" calcext:value-type="float">
            <text:p>1752854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  <table:table-cell office:value-type="float" office:value="1773564" calcext:value-type="float">
            <text:p>1773564</text:p>
          </table:table-cell>
          <table:table-cell office:value-type="float" office:value="1753043" calcext:value-type="float">
            <text:p>1753043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25" calcext:value-type="float">
            <text:p>125</text:p>
          </table:table-cell>
          <table:table-cell office:value-type="float" office:value="214" calcext:value-type="float">
            <text:p>214</text:p>
          </table:table-cell>
          <table:table-cell office:value-type="float" office:value="1773689" calcext:value-type="float">
            <text:p>1773689</text:p>
          </table:table-cell>
          <table:table-cell office:value-type="float" office:value="1753257" calcext:value-type="float">
            <text:p>1753257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773786" calcext:value-type="float">
            <text:p>1773786</text:p>
          </table:table-cell>
          <table:table-cell office:value-type="float" office:value="1753398" calcext:value-type="float">
            <text:p>1753398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54" calcext:value-type="float">
            <text:p>54</text:p>
          </table:table-cell>
          <table:table-cell office:value-type="float" office:value="146" calcext:value-type="float">
            <text:p>146</text:p>
          </table:table-cell>
          <table:table-cell office:value-type="float" office:value="1773840" calcext:value-type="float">
            <text:p>1773840</text:p>
          </table:table-cell>
          <table:table-cell office:value-type="float" office:value="1753544" calcext:value-type="float">
            <text:p>1753544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773917" calcext:value-type="float">
            <text:p>1773917</text:p>
          </table:table-cell>
          <table:table-cell office:value-type="float" office:value="1753675" calcext:value-type="float">
            <text:p>1753675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773961" calcext:value-type="float">
            <text:p>1773961</text:p>
          </table:table-cell>
          <table:table-cell office:value-type="float" office:value="1753742" calcext:value-type="float">
            <text:p>1753742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774058" calcext:value-type="float">
            <text:p>1774058</text:p>
          </table:table-cell>
          <table:table-cell office:value-type="float" office:value="1753861" calcext:value-type="float">
            <text:p>1753861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1774132" calcext:value-type="float">
            <text:p>1774132</text:p>
          </table:table-cell>
          <table:table-cell office:value-type="float" office:value="1754008" calcext:value-type="float">
            <text:p>1754008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office:value-type="float" office:value="1774237" calcext:value-type="float">
            <text:p>1774237</text:p>
          </table:table-cell>
          <table:table-cell office:value-type="float" office:value="1754247" calcext:value-type="float">
            <text:p>175424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774304" calcext:value-type="float">
            <text:p>1774304</text:p>
          </table:table-cell>
          <table:table-cell office:value-type="float" office:value="1754377" calcext:value-type="float">
            <text:p>1754377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774395" calcext:value-type="float">
            <text:p>1774395</text:p>
          </table:table-cell>
          <table:table-cell office:value-type="float" office:value="1754506" calcext:value-type="float">
            <text:p>1754506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office:value-type="float" office:value="1774523" calcext:value-type="float">
            <text:p>1774523</text:p>
          </table:table-cell>
          <table:table-cell office:value-type="float" office:value="1754673" calcext:value-type="float">
            <text:p>1754673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774551" calcext:value-type="float">
            <text:p>1774551</text:p>
          </table:table-cell>
          <table:table-cell office:value-type="float" office:value="1754714" calcext:value-type="float">
            <text:p>1754714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774607" calcext:value-type="float">
            <text:p>1774607</text:p>
          </table:table-cell>
          <table:table-cell office:value-type="float" office:value="1754807" calcext:value-type="float">
            <text:p>1754807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774661" calcext:value-type="float">
            <text:p>1774661</text:p>
          </table:table-cell>
          <table:table-cell office:value-type="float" office:value="1754905" calcext:value-type="float">
            <text:p>1754905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774781" calcext:value-type="float">
            <text:p>1774781</text:p>
          </table:table-cell>
          <table:table-cell office:value-type="float" office:value="1755060" calcext:value-type="float">
            <text:p>1755060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774830" calcext:value-type="float">
            <text:p>1774830</text:p>
          </table:table-cell>
          <table:table-cell office:value-type="float" office:value="1755137" calcext:value-type="float">
            <text:p>1755137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774907" calcext:value-type="float">
            <text:p>1774907</text:p>
          </table:table-cell>
          <table:table-cell office:value-type="float" office:value="1755242" calcext:value-type="float">
            <text:p>1755242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775016" calcext:value-type="float">
            <text:p>1775016</text:p>
          </table:table-cell>
          <table:table-cell office:value-type="float" office:value="1755389" calcext:value-type="float">
            <text:p>1755389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775032" calcext:value-type="float">
            <text:p>1775032</text:p>
          </table:table-cell>
          <table:table-cell office:value-type="float" office:value="1755416" calcext:value-type="float">
            <text:p>1755416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775078" calcext:value-type="float">
            <text:p>1775078</text:p>
          </table:table-cell>
          <table:table-cell office:value-type="float" office:value="1755484" calcext:value-type="float">
            <text:p>1755484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775132" calcext:value-type="float">
            <text:p>1775132</text:p>
          </table:table-cell>
          <table:table-cell office:value-type="float" office:value="1755558" calcext:value-type="float">
            <text:p>1755558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1775225" calcext:value-type="float">
            <text:p>1775225</text:p>
          </table:table-cell>
          <table:table-cell office:value-type="float" office:value="1755712" calcext:value-type="float">
            <text:p>1755712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775268" calcext:value-type="float">
            <text:p>1775268</text:p>
          </table:table-cell>
          <table:table-cell office:value-type="float" office:value="1755765" calcext:value-type="float">
            <text:p>175576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775331" calcext:value-type="float">
            <text:p>1775331</text:p>
          </table:table-cell>
          <table:table-cell office:value-type="float" office:value="1755859" calcext:value-type="float">
            <text:p>1755859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1775405" calcext:value-type="float">
            <text:p>1775405</text:p>
          </table:table-cell>
          <table:table-cell office:value-type="float" office:value="1755986" calcext:value-type="float">
            <text:p>1755986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75426" calcext:value-type="float">
            <text:p>1775426</text:p>
          </table:table-cell>
          <table:table-cell office:value-type="float" office:value="1756017" calcext:value-type="float">
            <text:p>1756017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775479" calcext:value-type="float">
            <text:p>1775479</text:p>
          </table:table-cell>
          <table:table-cell office:value-type="float" office:value="1756079" calcext:value-type="float">
            <text:p>175607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775530" calcext:value-type="float">
            <text:p>1775530</text:p>
          </table:table-cell>
          <table:table-cell office:value-type="float" office:value="1756144" calcext:value-type="float">
            <text:p>1756144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float" office:value="1775636" calcext:value-type="float">
            <text:p>1775636</text:p>
          </table:table-cell>
          <table:table-cell office:value-type="float" office:value="1756301" calcext:value-type="float">
            <text:p>1756301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75701" calcext:value-type="float">
            <text:p>1775701</text:p>
          </table:table-cell>
          <table:table-cell office:value-type="float" office:value="1756381" calcext:value-type="float">
            <text:p>1756381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775781" calcext:value-type="float">
            <text:p>1775781</text:p>
          </table:table-cell>
          <table:table-cell office:value-type="float" office:value="1756469" calcext:value-type="float">
            <text:p>1756469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775853" calcext:value-type="float">
            <text:p>1775853</text:p>
          </table:table-cell>
          <table:table-cell office:value-type="float" office:value="1756576" calcext:value-type="float">
            <text:p>1756576</text:p>
          </table:table-cell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75882" calcext:value-type="float">
            <text:p>1775882</text:p>
          </table:table-cell>
          <table:table-cell office:value-type="float" office:value="1756597" calcext:value-type="float">
            <text:p>1756597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1776009" calcext:value-type="float">
            <text:p>1776009</text:p>
          </table:table-cell>
          <table:table-cell office:value-type="float" office:value="1756675" calcext:value-type="float">
            <text:p>1756675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776083" calcext:value-type="float">
            <text:p>1776083</text:p>
          </table:table-cell>
          <table:table-cell office:value-type="float" office:value="1756739" calcext:value-type="float">
            <text:p>1756739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1776176" calcext:value-type="float">
            <text:p>1776176</text:p>
          </table:table-cell>
          <table:table-cell office:value-type="float" office:value="1756866" calcext:value-type="float">
            <text:p>1756866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776230" calcext:value-type="float">
            <text:p>1776230</text:p>
          </table:table-cell>
          <table:table-cell office:value-type="float" office:value="1756930" calcext:value-type="float">
            <text:p>1756930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776280" calcext:value-type="float">
            <text:p>1776280</text:p>
          </table:table-cell>
          <table:table-cell office:value-type="float" office:value="1757018" calcext:value-type="float">
            <text:p>1757018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776367" calcext:value-type="float">
            <text:p>1776367</text:p>
          </table:table-cell>
          <table:table-cell office:value-type="float" office:value="1757144" calcext:value-type="float">
            <text:p>1757144</text:p>
          </table:table-cell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776387" calcext:value-type="float">
            <text:p>1776387</text:p>
          </table:table-cell>
          <table:table-cell office:value-type="float" office:value="1757177" calcext:value-type="float">
            <text:p>1757177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76433" calcext:value-type="float">
            <text:p>1776433</text:p>
          </table:table-cell>
          <table:table-cell office:value-type="float" office:value="1757236" calcext:value-type="float">
            <text:p>1757236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776496" calcext:value-type="float">
            <text:p>1776496</text:p>
          </table:table-cell>
          <table:table-cell office:value-type="float" office:value="1757316" calcext:value-type="float">
            <text:p>1757316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776554" calcext:value-type="float">
            <text:p>1776554</text:p>
          </table:table-cell>
          <table:table-cell office:value-type="float" office:value="1757403" calcext:value-type="float">
            <text:p>1757403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776602" calcext:value-type="float">
            <text:p>1776602</text:p>
          </table:table-cell>
          <table:table-cell office:value-type="float" office:value="1757465" calcext:value-type="float">
            <text:p>1757465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776678" calcext:value-type="float">
            <text:p>1776678</text:p>
          </table:table-cell>
          <table:table-cell office:value-type="float" office:value="1757580" calcext:value-type="float">
            <text:p>1757580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776722" calcext:value-type="float">
            <text:p>1776722</text:p>
          </table:table-cell>
          <table:table-cell office:value-type="float" office:value="1757635" calcext:value-type="float">
            <text:p>1757635</text:p>
          </table:table-cell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76731" calcext:value-type="float">
            <text:p>1776731</text:p>
          </table:table-cell>
          <table:table-cell office:value-type="float" office:value="1757648" calcext:value-type="float">
            <text:p>1757648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76743" calcext:value-type="float">
            <text:p>1776743</text:p>
          </table:table-cell>
          <table:table-cell office:value-type="float" office:value="1757664" calcext:value-type="float">
            <text:p>1757664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1776783" calcext:value-type="float">
            <text:p>1776783</text:p>
          </table:table-cell>
          <table:table-cell office:value-type="float" office:value="1757726" calcext:value-type="float">
            <text:p>1757726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776865" calcext:value-type="float">
            <text:p>1776865</text:p>
          </table:table-cell>
          <table:table-cell office:value-type="float" office:value="1757845" calcext:value-type="float">
            <text:p>1757845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776911" calcext:value-type="float">
            <text:p>1776911</text:p>
          </table:table-cell>
          <table:table-cell office:value-type="float" office:value="1757905" calcext:value-type="float">
            <text:p>1757905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776962" calcext:value-type="float">
            <text:p>1776962</text:p>
          </table:table-cell>
          <table:table-cell office:value-type="float" office:value="1757984" calcext:value-type="float">
            <text:p>1757984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777026" calcext:value-type="float">
            <text:p>1777026</text:p>
          </table:table-cell>
          <table:table-cell office:value-type="float" office:value="1758061" calcext:value-type="float">
            <text:p>1758061</text:p>
          </table:table-cell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77046" calcext:value-type="float">
            <text:p>1777046</text:p>
          </table:table-cell>
          <table:table-cell office:value-type="float" office:value="1758086" calcext:value-type="float">
            <text:p>1758086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777086" calcext:value-type="float">
            <text:p>1777086</text:p>
          </table:table-cell>
          <table:table-cell office:value-type="float" office:value="1758137" calcext:value-type="float">
            <text:p>1758137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777153" calcext:value-type="float">
            <text:p>1777153</text:p>
          </table:table-cell>
          <table:table-cell office:value-type="float" office:value="1758199" calcext:value-type="float">
            <text:p>1758199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777209" calcext:value-type="float">
            <text:p>1777209</text:p>
          </table:table-cell>
          <table:table-cell office:value-type="float" office:value="1758256" calcext:value-type="float">
            <text:p>1758256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777248" calcext:value-type="float">
            <text:p>1777248</text:p>
          </table:table-cell>
          <table:table-cell office:value-type="float" office:value="1758321" calcext:value-type="float">
            <text:p>1758321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777310" calcext:value-type="float">
            <text:p>1777310</text:p>
          </table:table-cell>
          <table:table-cell office:value-type="float" office:value="1758401" calcext:value-type="float">
            <text:p>1758401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777346" calcext:value-type="float">
            <text:p>1777346</text:p>
          </table:table-cell>
          <table:table-cell office:value-type="float" office:value="1758509" calcext:value-type="float">
            <text:p>1758509</text:p>
          </table:table-cell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77357" calcext:value-type="float">
            <text:p>1777357</text:p>
          </table:table-cell>
          <table:table-cell office:value-type="float" office:value="1758516" calcext:value-type="float">
            <text:p>1758516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777436" calcext:value-type="float">
            <text:p>1777436</text:p>
          </table:table-cell>
          <table:table-cell office:value-type="float" office:value="1758579" calcext:value-type="float">
            <text:p>1758579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777490" calcext:value-type="float">
            <text:p>1777490</text:p>
          </table:table-cell>
          <table:table-cell office:value-type="float" office:value="1758643" calcext:value-type="float">
            <text:p>1758643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777544" calcext:value-type="float">
            <text:p>1777544</text:p>
          </table:table-cell>
          <table:table-cell office:value-type="float" office:value="1758710" calcext:value-type="float">
            <text:p>1758710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777600" calcext:value-type="float">
            <text:p>1777600</text:p>
          </table:table-cell>
          <table:table-cell office:value-type="float" office:value="1758763" calcext:value-type="float">
            <text:p>1758763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777650" calcext:value-type="float">
            <text:p>1777650</text:p>
          </table:table-cell>
          <table:table-cell office:value-type="float" office:value="1758818" calcext:value-type="float">
            <text:p>1758818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777693" calcext:value-type="float">
            <text:p>1777693</text:p>
          </table:table-cell>
          <table:table-cell office:value-type="float" office:value="1758856" calcext:value-type="float">
            <text:p>1758856</text:p>
          </table:table-cell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77710" calcext:value-type="float">
            <text:p>1777710</text:p>
          </table:table-cell>
          <table:table-cell office:value-type="float" office:value="1758874" calcext:value-type="float">
            <text:p>1758874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777760" calcext:value-type="float">
            <text:p>1777760</text:p>
          </table:table-cell>
          <table:table-cell office:value-type="float" office:value="1758908" calcext:value-type="float">
            <text:p>1758908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777812" calcext:value-type="float">
            <text:p>1777812</text:p>
          </table:table-cell>
          <table:table-cell office:value-type="float" office:value="1758975" calcext:value-type="float">
            <text:p>1758975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77866" calcext:value-type="float">
            <text:p>1777866</text:p>
          </table:table-cell>
          <table:table-cell office:value-type="float" office:value="1759060" calcext:value-type="float">
            <text:p>1759060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77921" calcext:value-type="float">
            <text:p>1777921</text:p>
          </table:table-cell>
          <table:table-cell office:value-type="float" office:value="1759135" calcext:value-type="float">
            <text:p>1759135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777971" calcext:value-type="float">
            <text:p>1777971</text:p>
          </table:table-cell>
          <table:table-cell office:value-type="float" office:value="1759190" calcext:value-type="float">
            <text:p>1759190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778020" calcext:value-type="float">
            <text:p>1778020</text:p>
          </table:table-cell>
          <table:table-cell office:value-type="float" office:value="1759247" calcext:value-type="float">
            <text:p>1759247</text:p>
          </table:table-cell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78032" calcext:value-type="float">
            <text:p>1778032</text:p>
          </table:table-cell>
          <table:table-cell office:value-type="float" office:value="1759260" calcext:value-type="float">
            <text:p>1759260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778062" calcext:value-type="float">
            <text:p>1778062</text:p>
          </table:table-cell>
          <table:table-cell office:value-type="float" office:value="1759303" calcext:value-type="float">
            <text:p>1759303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778101" calcext:value-type="float">
            <text:p>1778101</text:p>
          </table:table-cell>
          <table:table-cell office:value-type="float" office:value="1759344" calcext:value-type="float">
            <text:p>1759344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778149" calcext:value-type="float">
            <text:p>1778149</text:p>
          </table:table-cell>
          <table:table-cell office:value-type="float" office:value="1759421" calcext:value-type="float">
            <text:p>1759421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778182" calcext:value-type="float">
            <text:p>1778182</text:p>
          </table:table-cell>
          <table:table-cell office:value-type="float" office:value="1759466" calcext:value-type="float">
            <text:p>1759466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778227" calcext:value-type="float">
            <text:p>1778227</text:p>
          </table:table-cell>
          <table:table-cell office:value-type="float" office:value="1759533" calcext:value-type="float">
            <text:p>1759533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778274" calcext:value-type="float">
            <text:p>1778274</text:p>
          </table:table-cell>
          <table:table-cell office:value-type="float" office:value="1759592" calcext:value-type="float">
            <text:p>1759592</text:p>
          </table:table-cell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78289" calcext:value-type="float">
            <text:p>1778289</text:p>
          </table:table-cell>
          <table:table-cell office:value-type="float" office:value="1759610" calcext:value-type="float">
            <text:p>1759610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78318" calcext:value-type="float">
            <text:p>1778318</text:p>
          </table:table-cell>
          <table:table-cell office:value-type="float" office:value="1759657" calcext:value-type="float">
            <text:p>1759657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778355" calcext:value-type="float">
            <text:p>1778355</text:p>
          </table:table-cell>
          <table:table-cell office:value-type="float" office:value="1759696" calcext:value-type="float">
            <text:p>1759696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78405" calcext:value-type="float">
            <text:p>1778405</text:p>
          </table:table-cell>
          <table:table-cell office:value-type="float" office:value="1759760" calcext:value-type="float">
            <text:p>1759760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78416" calcext:value-type="float">
            <text:p>1778416</text:p>
          </table:table-cell>
          <table:table-cell office:value-type="float" office:value="1759769" calcext:value-type="float">
            <text:p>1759769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78453" calcext:value-type="float">
            <text:p>1778453</text:p>
          </table:table-cell>
          <table:table-cell office:value-type="float" office:value="1759807" calcext:value-type="float">
            <text:p>1759807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778481" calcext:value-type="float">
            <text:p>1778481</text:p>
          </table:table-cell>
          <table:table-cell office:value-type="float" office:value="1759855" calcext:value-type="float">
            <text:p>1759855</text:p>
          </table:table-cell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78488" calcext:value-type="float">
            <text:p>1778488</text:p>
          </table:table-cell>
          <table:table-cell office:value-type="float" office:value="1759868" calcext:value-type="float">
            <text:p>1759868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778519" calcext:value-type="float">
            <text:p>1778519</text:p>
          </table:table-cell>
          <table:table-cell office:value-type="float" office:value="1759916" calcext:value-type="float">
            <text:p>1759916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778560" calcext:value-type="float">
            <text:p>1778560</text:p>
          </table:table-cell>
          <table:table-cell office:value-type="float" office:value="1759973" calcext:value-type="float">
            <text:p>1759973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1778609" calcext:value-type="float">
            <text:p>1778609</text:p>
          </table:table-cell>
          <table:table-cell office:value-type="float" office:value="1760041" calcext:value-type="float">
            <text:p>1760041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778651" calcext:value-type="float">
            <text:p>1778651</text:p>
          </table:table-cell>
          <table:table-cell office:value-type="float" office:value="1760097" calcext:value-type="float">
            <text:p>1760097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778694" calcext:value-type="float">
            <text:p>1778694</text:p>
          </table:table-cell>
          <table:table-cell office:value-type="float" office:value="1760155" calcext:value-type="float">
            <text:p>1760155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778748" calcext:value-type="float">
            <text:p>1778748</text:p>
          </table:table-cell>
          <table:table-cell office:value-type="float" office:value="1760216" calcext:value-type="float">
            <text:p>1760216</text:p>
          </table:table-cell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78757" calcext:value-type="float">
            <text:p>1778757</text:p>
          </table:table-cell>
          <table:table-cell office:value-type="float" office:value="1760232" calcext:value-type="float">
            <text:p>1760232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778806" calcext:value-type="float">
            <text:p>1778806</text:p>
          </table:table-cell>
          <table:table-cell office:value-type="float" office:value="1760270" calcext:value-type="float">
            <text:p>1760270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778846" calcext:value-type="float">
            <text:p>1778846</text:p>
          </table:table-cell>
          <table:table-cell office:value-type="float" office:value="1760313" calcext:value-type="float">
            <text:p>1760313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78896" calcext:value-type="float">
            <text:p>1778896</text:p>
          </table:table-cell>
          <table:table-cell office:value-type="float" office:value="1760377" calcext:value-type="float">
            <text:p>1760377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778935" calcext:value-type="float">
            <text:p>1778935</text:p>
          </table:table-cell>
          <table:table-cell office:value-type="float" office:value="1760419" calcext:value-type="float">
            <text:p>1760419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1778986" calcext:value-type="float">
            <text:p>1778986</text:p>
          </table:table-cell>
          <table:table-cell office:value-type="float" office:value="1760506" calcext:value-type="float">
            <text:p>1760506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779032" calcext:value-type="float">
            <text:p>1779032</text:p>
          </table:table-cell>
          <table:table-cell office:value-type="float" office:value="1760549" calcext:value-type="float">
            <text:p>1760549</text:p>
          </table:table-cell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79044" calcext:value-type="float">
            <text:p>1779044</text:p>
          </table:table-cell>
          <table:table-cell office:value-type="float" office:value="1760563" calcext:value-type="float">
            <text:p>1760563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79081" calcext:value-type="float">
            <text:p>1779081</text:p>
          </table:table-cell>
          <table:table-cell office:value-type="float" office:value="1760601" calcext:value-type="float">
            <text:p>1760601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779129" calcext:value-type="float">
            <text:p>1779129</text:p>
          </table:table-cell>
          <table:table-cell office:value-type="float" office:value="1760657" calcext:value-type="float">
            <text:p>1760657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779197" calcext:value-type="float">
            <text:p>1779197</text:p>
          </table:table-cell>
          <table:table-cell office:value-type="float" office:value="1760736" calcext:value-type="float">
            <text:p>1760736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779227" calcext:value-type="float">
            <text:p>1779227</text:p>
          </table:table-cell>
          <table:table-cell office:value-type="float" office:value="1760782" calcext:value-type="float">
            <text:p>1760782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779262" calcext:value-type="float">
            <text:p>1779262</text:p>
          </table:table-cell>
          <table:table-cell office:value-type="float" office:value="1760830" calcext:value-type="float">
            <text:p>1760830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779295" calcext:value-type="float">
            <text:p>1779295</text:p>
          </table:table-cell>
          <table:table-cell office:value-type="float" office:value="1760870" calcext:value-type="float">
            <text:p>1760870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79310" calcext:value-type="float">
            <text:p>1779310</text:p>
          </table:table-cell>
          <table:table-cell office:value-type="float" office:value="1760883" calcext:value-type="float">
            <text:p>1760883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779357" calcext:value-type="float">
            <text:p>1779357</text:p>
          </table:table-cell>
          <table:table-cell office:value-type="float" office:value="1760926" calcext:value-type="float">
            <text:p>1760926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779398" calcext:value-type="float">
            <text:p>1779398</text:p>
          </table:table-cell>
          <table:table-cell office:value-type="float" office:value="1760971" calcext:value-type="float">
            <text:p>1760971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779442" calcext:value-type="float">
            <text:p>1779442</text:p>
          </table:table-cell>
          <table:table-cell office:value-type="float" office:value="1761035" calcext:value-type="float">
            <text:p>1761035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779482" calcext:value-type="float">
            <text:p>1779482</text:p>
          </table:table-cell>
          <table:table-cell office:value-type="float" office:value="1761072" calcext:value-type="float">
            <text:p>1761072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779529" calcext:value-type="float">
            <text:p>1779529</text:p>
          </table:table-cell>
          <table:table-cell office:value-type="float" office:value="1761122" calcext:value-type="float">
            <text:p>176112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779572" calcext:value-type="float">
            <text:p>1779572</text:p>
          </table:table-cell>
          <table:table-cell office:value-type="float" office:value="1761180" calcext:value-type="float">
            <text:p>1761180</text:p>
          </table:table-cell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79591" calcext:value-type="float">
            <text:p>1779591</text:p>
          </table:table-cell>
          <table:table-cell office:value-type="float" office:value="1761196" calcext:value-type="float">
            <text:p>1761196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779628" calcext:value-type="float">
            <text:p>1779628</text:p>
          </table:table-cell>
          <table:table-cell office:value-type="float" office:value="1761229" calcext:value-type="float">
            <text:p>1761229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779667" calcext:value-type="float">
            <text:p>1779667</text:p>
          </table:table-cell>
          <table:table-cell office:value-type="float" office:value="1761289" calcext:value-type="float">
            <text:p>1761289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779730" calcext:value-type="float">
            <text:p>1779730</text:p>
          </table:table-cell>
          <table:table-cell office:value-type="float" office:value="1761363" calcext:value-type="float">
            <text:p>1761363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779794" calcext:value-type="float">
            <text:p>1779794</text:p>
          </table:table-cell>
          <table:table-cell office:value-type="float" office:value="1761431" calcext:value-type="float">
            <text:p>1761431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779850" calcext:value-type="float">
            <text:p>1779850</text:p>
          </table:table-cell>
          <table:table-cell office:value-type="float" office:value="1761521" calcext:value-type="float">
            <text:p>1761521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779903" calcext:value-type="float">
            <text:p>1779903</text:p>
          </table:table-cell>
          <table:table-cell office:value-type="float" office:value="1761577" calcext:value-type="float">
            <text:p>1761577</text:p>
          </table:table-cell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779934" calcext:value-type="float">
            <text:p>1779934</text:p>
          </table:table-cell>
          <table:table-cell office:value-type="float" office:value="1761614" calcext:value-type="float">
            <text:p>1761614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780012" calcext:value-type="float">
            <text:p>1780012</text:p>
          </table:table-cell>
          <table:table-cell office:value-type="float" office:value="1761705" calcext:value-type="float">
            <text:p>1761705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780066" calcext:value-type="float">
            <text:p>1780066</text:p>
          </table:table-cell>
          <table:table-cell office:value-type="float" office:value="1761776" calcext:value-type="float">
            <text:p>1761776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780130" calcext:value-type="float">
            <text:p>1780130</text:p>
          </table:table-cell>
          <table:table-cell office:value-type="float" office:value="1761845" calcext:value-type="float">
            <text:p>1761845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780182" calcext:value-type="float">
            <text:p>1780182</text:p>
          </table:table-cell>
          <table:table-cell office:value-type="float" office:value="1761905" calcext:value-type="float">
            <text:p>1761905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780232" calcext:value-type="float">
            <text:p>1780232</text:p>
          </table:table-cell>
          <table:table-cell office:value-type="float" office:value="1761964" calcext:value-type="float">
            <text:p>1761964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780265" calcext:value-type="float">
            <text:p>1780265</text:p>
          </table:table-cell>
          <table:table-cell office:value-type="float" office:value="1761989" calcext:value-type="float">
            <text:p>1761989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80283" calcext:value-type="float">
            <text:p>1780283</text:p>
          </table:table-cell>
          <table:table-cell office:value-type="float" office:value="1762017" calcext:value-type="float">
            <text:p>1762017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780320" calcext:value-type="float">
            <text:p>1780320</text:p>
          </table:table-cell>
          <table:table-cell office:value-type="float" office:value="1762069" calcext:value-type="float">
            <text:p>1762069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780369" calcext:value-type="float">
            <text:p>1780369</text:p>
          </table:table-cell>
          <table:table-cell office:value-type="float" office:value="1762122" calcext:value-type="float">
            <text:p>1762122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780411" calcext:value-type="float">
            <text:p>1780411</text:p>
          </table:table-cell>
          <table:table-cell office:value-type="float" office:value="1762175" calcext:value-type="float">
            <text:p>1762175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0414" calcext:value-type="float">
            <text:p>1780414</text:p>
          </table:table-cell>
          <table:table-cell office:value-type="float" office:value="1762184" calcext:value-type="float">
            <text:p>1762184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80452" calcext:value-type="float">
            <text:p>1780452</text:p>
          </table:table-cell>
          <table:table-cell office:value-type="float" office:value="1762235" calcext:value-type="float">
            <text:p>1762235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780482" calcext:value-type="float">
            <text:p>1780482</text:p>
          </table:table-cell>
          <table:table-cell office:value-type="float" office:value="1762260" calcext:value-type="float">
            <text:p>1762260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0486" calcext:value-type="float">
            <text:p>1780486</text:p>
          </table:table-cell>
          <table:table-cell office:value-type="float" office:value="1762264" calcext:value-type="float">
            <text:p>1762264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780526" calcext:value-type="float">
            <text:p>1780526</text:p>
          </table:table-cell>
          <table:table-cell office:value-type="float" office:value="1762302" calcext:value-type="float">
            <text:p>1762302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780555" calcext:value-type="float">
            <text:p>1780555</text:p>
          </table:table-cell>
          <table:table-cell office:value-type="float" office:value="1762343" calcext:value-type="float">
            <text:p>1762343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780592" calcext:value-type="float">
            <text:p>1780592</text:p>
          </table:table-cell>
          <table:table-cell office:value-type="float" office:value="1762375" calcext:value-type="float">
            <text:p>1762375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780630" calcext:value-type="float">
            <text:p>1780630</text:p>
          </table:table-cell>
          <table:table-cell office:value-type="float" office:value="1762413" calcext:value-type="float">
            <text:p>1762413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780671" calcext:value-type="float">
            <text:p>1780671</text:p>
          </table:table-cell>
          <table:table-cell office:value-type="float" office:value="1762464" calcext:value-type="float">
            <text:p>1762464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780694" calcext:value-type="float">
            <text:p>1780694</text:p>
          </table:table-cell>
          <table:table-cell office:value-type="float" office:value="1762492" calcext:value-type="float">
            <text:p>1762492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80702" calcext:value-type="float">
            <text:p>1780702</text:p>
          </table:table-cell>
          <table:table-cell office:value-type="float" office:value="1762500" calcext:value-type="float">
            <text:p>1762500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780730" calcext:value-type="float">
            <text:p>1780730</text:p>
          </table:table-cell>
          <table:table-cell office:value-type="float" office:value="1762536" calcext:value-type="float">
            <text:p>1762536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780771" calcext:value-type="float">
            <text:p>1780771</text:p>
          </table:table-cell>
          <table:table-cell office:value-type="float" office:value="1762574" calcext:value-type="float">
            <text:p>1762574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780809" calcext:value-type="float">
            <text:p>1780809</text:p>
          </table:table-cell>
          <table:table-cell office:value-type="float" office:value="1762620" calcext:value-type="float">
            <text:p>1762620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80827" calcext:value-type="float">
            <text:p>1780827</text:p>
          </table:table-cell>
          <table:table-cell office:value-type="float" office:value="1762646" calcext:value-type="float">
            <text:p>1762646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780859" calcext:value-type="float">
            <text:p>1780859</text:p>
          </table:table-cell>
          <table:table-cell office:value-type="float" office:value="1762688" calcext:value-type="float">
            <text:p>1762688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80873" calcext:value-type="float">
            <text:p>1780873</text:p>
          </table:table-cell>
          <table:table-cell office:value-type="float" office:value="1762715" calcext:value-type="float">
            <text:p>1762715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80880" calcext:value-type="float">
            <text:p>1780880</text:p>
          </table:table-cell>
          <table:table-cell office:value-type="float" office:value="1762724" calcext:value-type="float">
            <text:p>1762724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780907" calcext:value-type="float">
            <text:p>1780907</text:p>
          </table:table-cell>
          <table:table-cell office:value-type="float" office:value="1762757" calcext:value-type="float">
            <text:p>1762757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80931" calcext:value-type="float">
            <text:p>1780931</text:p>
          </table:table-cell>
          <table:table-cell office:value-type="float" office:value="1762778" calcext:value-type="float">
            <text:p>1762778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80947" calcext:value-type="float">
            <text:p>1780947</text:p>
          </table:table-cell>
          <table:table-cell office:value-type="float" office:value="1762798" calcext:value-type="float">
            <text:p>1762798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80970" calcext:value-type="float">
            <text:p>1780970</text:p>
          </table:table-cell>
          <table:table-cell office:value-type="float" office:value="1762821" calcext:value-type="float">
            <text:p>1762821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780995" calcext:value-type="float">
            <text:p>1780995</text:p>
          </table:table-cell>
          <table:table-cell office:value-type="float" office:value="1762838" calcext:value-type="float">
            <text:p>1762838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80998" calcext:value-type="float">
            <text:p>1780998</text:p>
          </table:table-cell>
          <table:table-cell office:value-type="float" office:value="1762858" calcext:value-type="float">
            <text:p>1762858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0999" calcext:value-type="float">
            <text:p>1780999</text:p>
          </table:table-cell>
          <table:table-cell office:value-type="float" office:value="1762860" calcext:value-type="float">
            <text:p>1762860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81021" calcext:value-type="float">
            <text:p>1781021</text:p>
          </table:table-cell>
          <table:table-cell office:value-type="float" office:value="1762893" calcext:value-type="float">
            <text:p>1762893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781033" calcext:value-type="float">
            <text:p>1781033</text:p>
          </table:table-cell>
          <table:table-cell office:value-type="float" office:value="1762910" calcext:value-type="float">
            <text:p>1762910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781046" calcext:value-type="float">
            <text:p>1781046</text:p>
          </table:table-cell>
          <table:table-cell office:value-type="float" office:value="1762944" calcext:value-type="float">
            <text:p>1762944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81060" calcext:value-type="float">
            <text:p>1781060</text:p>
          </table:table-cell>
          <table:table-cell office:value-type="float" office:value="1762968" calcext:value-type="float">
            <text:p>1762968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81080" calcext:value-type="float">
            <text:p>1781080</text:p>
          </table:table-cell>
          <table:table-cell office:value-type="float" office:value="1762987" calcext:value-type="float">
            <text:p>1762987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81097" calcext:value-type="float">
            <text:p>1781097</text:p>
          </table:table-cell>
          <table:table-cell office:value-type="float" office:value="1762996" calcext:value-type="float">
            <text:p>1762996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1103" calcext:value-type="float">
            <text:p>1781103</text:p>
          </table:table-cell>
          <table:table-cell office:value-type="float" office:value="1763002" calcext:value-type="float">
            <text:p>1763002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81107" calcext:value-type="float">
            <text:p>1781107</text:p>
          </table:table-cell>
          <table:table-cell office:value-type="float" office:value="1763012" calcext:value-type="float">
            <text:p>1763012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781118" calcext:value-type="float">
            <text:p>1781118</text:p>
          </table:table-cell>
          <table:table-cell office:value-type="float" office:value="1763038" calcext:value-type="float">
            <text:p>1763038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81135" calcext:value-type="float">
            <text:p>1781135</text:p>
          </table:table-cell>
          <table:table-cell office:value-type="float" office:value="1763054" calcext:value-type="float">
            <text:p>1763054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81151" calcext:value-type="float">
            <text:p>1781151</text:p>
          </table:table-cell>
          <table:table-cell office:value-type="float" office:value="1763070" calcext:value-type="float">
            <text:p>1763070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81160" calcext:value-type="float">
            <text:p>1781160</text:p>
          </table:table-cell>
          <table:table-cell office:value-type="float" office:value="1763086" calcext:value-type="float">
            <text:p>1763086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81169" calcext:value-type="float">
            <text:p>1781169</text:p>
          </table:table-cell>
          <table:table-cell office:value-type="float" office:value="1763095" calcext:value-type="float">
            <text:p>1763095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81173" calcext:value-type="float">
            <text:p>1781173</text:p>
          </table:table-cell>
          <table:table-cell office:value-type="float" office:value="1763098" calcext:value-type="float">
            <text:p>1763098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81192" calcext:value-type="float">
            <text:p>1781192</text:p>
          </table:table-cell>
          <table:table-cell office:value-type="float" office:value="1763113" calcext:value-type="float">
            <text:p>1763113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81205" calcext:value-type="float">
            <text:p>1781205</text:p>
          </table:table-cell>
          <table:table-cell office:value-type="float" office:value="1763125" calcext:value-type="float">
            <text:p>1763125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81216" calcext:value-type="float">
            <text:p>1781216</text:p>
          </table:table-cell>
          <table:table-cell office:value-type="float" office:value="1763139" calcext:value-type="float">
            <text:p>1763139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81238" calcext:value-type="float">
            <text:p>1781238</text:p>
          </table:table-cell>
          <table:table-cell office:value-type="float" office:value="1763165" calcext:value-type="float">
            <text:p>1763165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81254" calcext:value-type="float">
            <text:p>1781254</text:p>
          </table:table-cell>
          <table:table-cell office:value-type="float" office:value="1763180" calcext:value-type="float">
            <text:p>1763180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81260" calcext:value-type="float">
            <text:p>1781260</text:p>
          </table:table-cell>
          <table:table-cell office:value-type="float" office:value="1763192" calcext:value-type="float">
            <text:p>1763192</text:p>
          </table:table-cell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81265" calcext:value-type="float">
            <text:p>1781265</text:p>
          </table:table-cell>
          <table:table-cell office:value-type="float" office:value="1763196" calcext:value-type="float">
            <text:p>1763196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81283" calcext:value-type="float">
            <text:p>1781283</text:p>
          </table:table-cell>
          <table:table-cell office:value-type="float" office:value="1763223" calcext:value-type="float">
            <text:p>1763223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81300" calcext:value-type="float">
            <text:p>1781300</text:p>
          </table:table-cell>
          <table:table-cell office:value-type="float" office:value="1763253" calcext:value-type="float">
            <text:p>1763253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81319" calcext:value-type="float">
            <text:p>1781319</text:p>
          </table:table-cell>
          <table:table-cell office:value-type="float" office:value="1763274" calcext:value-type="float">
            <text:p>1763274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81336" calcext:value-type="float">
            <text:p>1781336</text:p>
          </table:table-cell>
          <table:table-cell office:value-type="float" office:value="1763293" calcext:value-type="float">
            <text:p>1763293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81356" calcext:value-type="float">
            <text:p>1781356</text:p>
          </table:table-cell>
          <table:table-cell office:value-type="float" office:value="1763309" calcext:value-type="float">
            <text:p>1763309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81374" calcext:value-type="float">
            <text:p>1781374</text:p>
          </table:table-cell>
          <table:table-cell office:value-type="float" office:value="1763325" calcext:value-type="float">
            <text:p>1763325</text:p>
          </table:table-cell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81381" calcext:value-type="float">
            <text:p>1781381</text:p>
          </table:table-cell>
          <table:table-cell office:value-type="float" office:value="1763329" calcext:value-type="float">
            <text:p>1763329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81395" calcext:value-type="float">
            <text:p>1781395</text:p>
          </table:table-cell>
          <table:table-cell office:value-type="float" office:value="1763351" calcext:value-type="float">
            <text:p>1763351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81413" calcext:value-type="float">
            <text:p>1781413</text:p>
          </table:table-cell>
          <table:table-cell office:value-type="float" office:value="1763369" calcext:value-type="float">
            <text:p>1763369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81437" calcext:value-type="float">
            <text:p>1781437</text:p>
          </table:table-cell>
          <table:table-cell office:value-type="float" office:value="1763382" calcext:value-type="float">
            <text:p>1763382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81454" calcext:value-type="float">
            <text:p>1781454</text:p>
          </table:table-cell>
          <table:table-cell office:value-type="float" office:value="1763399" calcext:value-type="float">
            <text:p>1763399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81469" calcext:value-type="float">
            <text:p>1781469</text:p>
          </table:table-cell>
          <table:table-cell office:value-type="float" office:value="1763413" calcext:value-type="float">
            <text:p>1763413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81488" calcext:value-type="float">
            <text:p>1781488</text:p>
          </table:table-cell>
          <table:table-cell office:value-type="float" office:value="1763423" calcext:value-type="float">
            <text:p>1763423</text:p>
          </table:table-cell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1494" calcext:value-type="float">
            <text:p>1781494</text:p>
          </table:table-cell>
          <table:table-cell office:value-type="float" office:value="1763425" calcext:value-type="float">
            <text:p>1763425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81504" calcext:value-type="float">
            <text:p>1781504</text:p>
          </table:table-cell>
          <table:table-cell office:value-type="float" office:value="1763433" calcext:value-type="float">
            <text:p>1763433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81522" calcext:value-type="float">
            <text:p>1781522</text:p>
          </table:table-cell>
          <table:table-cell office:value-type="float" office:value="1763443" calcext:value-type="float">
            <text:p>1763443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81543" calcext:value-type="float">
            <text:p>1781543</text:p>
          </table:table-cell>
          <table:table-cell office:value-type="float" office:value="1763457" calcext:value-type="float">
            <text:p>1763457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81556" calcext:value-type="float">
            <text:p>1781556</text:p>
          </table:table-cell>
          <table:table-cell office:value-type="float" office:value="1763468" calcext:value-type="float">
            <text:p>1763468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81570" calcext:value-type="float">
            <text:p>1781570</text:p>
          </table:table-cell>
          <table:table-cell office:value-type="float" office:value="1763487" calcext:value-type="float">
            <text:p>1763487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81579" calcext:value-type="float">
            <text:p>1781579</text:p>
          </table:table-cell>
          <table:table-cell office:value-type="float" office:value="1763498" calcext:value-type="float">
            <text:p>1763498</text:p>
          </table:table-cell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81585" calcext:value-type="float">
            <text:p>1781585</text:p>
          </table:table-cell>
          <table:table-cell office:value-type="float" office:value="1763507" calcext:value-type="float">
            <text:p>1763507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81598" calcext:value-type="float">
            <text:p>1781598</text:p>
          </table:table-cell>
          <table:table-cell office:value-type="float" office:value="1763520" calcext:value-type="float">
            <text:p>1763520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81608" calcext:value-type="float">
            <text:p>1781608</text:p>
          </table:table-cell>
          <table:table-cell office:value-type="float" office:value="1763546" calcext:value-type="float">
            <text:p>1763546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81625" calcext:value-type="float">
            <text:p>1781625</text:p>
          </table:table-cell>
          <table:table-cell office:value-type="float" office:value="1763559" calcext:value-type="float">
            <text:p>1763559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81640" calcext:value-type="float">
            <text:p>1781640</text:p>
          </table:table-cell>
          <table:table-cell office:value-type="float" office:value="1763572" calcext:value-type="float">
            <text:p>1763572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81662" calcext:value-type="float">
            <text:p>1781662</text:p>
          </table:table-cell>
          <table:table-cell office:value-type="float" office:value="1763587" calcext:value-type="float">
            <text:p>1763587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81678" calcext:value-type="float">
            <text:p>1781678</text:p>
          </table:table-cell>
          <table:table-cell office:value-type="float" office:value="1763608" calcext:value-type="float">
            <text:p>1763608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1684" calcext:value-type="float">
            <text:p>1781684</text:p>
          </table:table-cell>
          <table:table-cell office:value-type="float" office:value="1763614" calcext:value-type="float">
            <text:p>1763614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81694" calcext:value-type="float">
            <text:p>1781694</text:p>
          </table:table-cell>
          <table:table-cell office:value-type="float" office:value="1763629" calcext:value-type="float">
            <text:p>1763629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781719" calcext:value-type="float">
            <text:p>1781719</text:p>
          </table:table-cell>
          <table:table-cell office:value-type="float" office:value="1763638" calcext:value-type="float">
            <text:p>1763638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81741" calcext:value-type="float">
            <text:p>1781741</text:p>
          </table:table-cell>
          <table:table-cell office:value-type="float" office:value="1763654" calcext:value-type="float">
            <text:p>1763654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81752" calcext:value-type="float">
            <text:p>1781752</text:p>
          </table:table-cell>
          <table:table-cell office:value-type="float" office:value="1763662" calcext:value-type="float">
            <text:p>1763662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81768" calcext:value-type="float">
            <text:p>1781768</text:p>
          </table:table-cell>
          <table:table-cell office:value-type="float" office:value="1763687" calcext:value-type="float">
            <text:p>1763687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81785" calcext:value-type="float">
            <text:p>1781785</text:p>
          </table:table-cell>
          <table:table-cell office:value-type="float" office:value="1763706" calcext:value-type="float">
            <text:p>1763706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1790" calcext:value-type="float">
            <text:p>1781790</text:p>
          </table:table-cell>
          <table:table-cell office:value-type="float" office:value="1763712" calcext:value-type="float">
            <text:p>1763712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781809" calcext:value-type="float">
            <text:p>1781809</text:p>
          </table:table-cell>
          <table:table-cell office:value-type="float" office:value="1763744" calcext:value-type="float">
            <text:p>1763744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81819" calcext:value-type="float">
            <text:p>1781819</text:p>
          </table:table-cell>
          <table:table-cell office:value-type="float" office:value="1763756" calcext:value-type="float">
            <text:p>1763756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81840" calcext:value-type="float">
            <text:p>1781840</text:p>
          </table:table-cell>
          <table:table-cell office:value-type="float" office:value="1763776" calcext:value-type="float">
            <text:p>1763776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81861" calcext:value-type="float">
            <text:p>1781861</text:p>
          </table:table-cell>
          <table:table-cell office:value-type="float" office:value="1763795" calcext:value-type="float">
            <text:p>1763795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81880" calcext:value-type="float">
            <text:p>1781880</text:p>
          </table:table-cell>
          <table:table-cell office:value-type="float" office:value="1763813" calcext:value-type="float">
            <text:p>1763813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81892" calcext:value-type="float">
            <text:p>1781892</text:p>
          </table:table-cell>
          <table:table-cell office:value-type="float" office:value="1763827" calcext:value-type="float">
            <text:p>1763827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81897" calcext:value-type="float">
            <text:p>1781897</text:p>
          </table:table-cell>
          <table:table-cell office:value-type="float" office:value="1763835" calcext:value-type="float">
            <text:p>1763835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81909" calcext:value-type="float">
            <text:p>1781909</text:p>
          </table:table-cell>
          <table:table-cell office:value-type="float" office:value="1763865" calcext:value-type="float">
            <text:p>1763865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81923" calcext:value-type="float">
            <text:p>1781923</text:p>
          </table:table-cell>
          <table:table-cell office:value-type="float" office:value="1763881" calcext:value-type="float">
            <text:p>1763881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81940" calcext:value-type="float">
            <text:p>1781940</text:p>
          </table:table-cell>
          <table:table-cell office:value-type="float" office:value="1763902" calcext:value-type="float">
            <text:p>1763902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781955" calcext:value-type="float">
            <text:p>1781955</text:p>
          </table:table-cell>
          <table:table-cell office:value-type="float" office:value="1763919" calcext:value-type="float">
            <text:p>1763919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81977" calcext:value-type="float">
            <text:p>1781977</text:p>
          </table:table-cell>
          <table:table-cell office:value-type="float" office:value="1763945" calcext:value-type="float">
            <text:p>1763945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81983" calcext:value-type="float">
            <text:p>1781983</text:p>
          </table:table-cell>
          <table:table-cell office:value-type="float" office:value="1763959" calcext:value-type="float">
            <text:p>1763959</text:p>
          </table:table-cell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1988" calcext:value-type="float">
            <text:p>1781988</text:p>
          </table:table-cell>
          <table:table-cell office:value-type="float" office:value="1763964" calcext:value-type="float">
            <text:p>1763964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82002" calcext:value-type="float">
            <text:p>1782002</text:p>
          </table:table-cell>
          <table:table-cell office:value-type="float" office:value="1763987" calcext:value-type="float">
            <text:p>1763987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82028" calcext:value-type="float">
            <text:p>1782028</text:p>
          </table:table-cell>
          <table:table-cell office:value-type="float" office:value="1764007" calcext:value-type="float">
            <text:p>1764007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82049" calcext:value-type="float">
            <text:p>1782049</text:p>
          </table:table-cell>
          <table:table-cell office:value-type="float" office:value="1764022" calcext:value-type="float">
            <text:p>1764022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82071" calcext:value-type="float">
            <text:p>1782071</text:p>
          </table:table-cell>
          <table:table-cell office:value-type="float" office:value="1764038" calcext:value-type="float">
            <text:p>1764038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82086" calcext:value-type="float">
            <text:p>1782086</text:p>
          </table:table-cell>
          <table:table-cell office:value-type="float" office:value="1764050" calcext:value-type="float">
            <text:p>1764050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82096" calcext:value-type="float">
            <text:p>1782096</text:p>
          </table:table-cell>
          <table:table-cell office:value-type="float" office:value="1764055" calcext:value-type="float">
            <text:p>1764055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2098" calcext:value-type="float">
            <text:p>1782098</text:p>
          </table:table-cell>
          <table:table-cell office:value-type="float" office:value="1764059" calcext:value-type="float">
            <text:p>1764059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82110" calcext:value-type="float">
            <text:p>1782110</text:p>
          </table:table-cell>
          <table:table-cell office:value-type="float" office:value="1764066" calcext:value-type="float">
            <text:p>1764066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82126" calcext:value-type="float">
            <text:p>1782126</text:p>
          </table:table-cell>
          <table:table-cell office:value-type="float" office:value="1764077" calcext:value-type="float">
            <text:p>1764077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82137" calcext:value-type="float">
            <text:p>1782137</text:p>
          </table:table-cell>
          <table:table-cell office:value-type="float" office:value="1764092" calcext:value-type="float">
            <text:p>1764092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82156" calcext:value-type="float">
            <text:p>1782156</text:p>
          </table:table-cell>
          <table:table-cell office:value-type="float" office:value="1764110" calcext:value-type="float">
            <text:p>1764110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82179" calcext:value-type="float">
            <text:p>1782179</text:p>
          </table:table-cell>
          <table:table-cell office:value-type="float" office:value="1764122" calcext:value-type="float">
            <text:p>1764122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82185" calcext:value-type="float">
            <text:p>1782185</text:p>
          </table:table-cell>
          <table:table-cell office:value-type="float" office:value="1764130" calcext:value-type="float">
            <text:p>1764130</text:p>
          </table:table-cell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82187" calcext:value-type="float">
            <text:p>1782187</text:p>
          </table:table-cell>
          <table:table-cell office:value-type="float" office:value="1764132" calcext:value-type="float">
            <text:p>1764132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82205" calcext:value-type="float">
            <text:p>1782205</text:p>
          </table:table-cell>
          <table:table-cell office:value-type="float" office:value="1764146" calcext:value-type="float">
            <text:p>1764146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82211" calcext:value-type="float">
            <text:p>1782211</text:p>
          </table:table-cell>
          <table:table-cell office:value-type="float" office:value="1764154" calcext:value-type="float">
            <text:p>1764154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82227" calcext:value-type="float">
            <text:p>1782227</text:p>
          </table:table-cell>
          <table:table-cell office:value-type="float" office:value="1764169" calcext:value-type="float">
            <text:p>1764169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82245" calcext:value-type="float">
            <text:p>1782245</text:p>
          </table:table-cell>
          <table:table-cell office:value-type="float" office:value="1764183" calcext:value-type="float">
            <text:p>1764183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82261" calcext:value-type="float">
            <text:p>1782261</text:p>
          </table:table-cell>
          <table:table-cell office:value-type="float" office:value="1764194" calcext:value-type="float">
            <text:p>1764194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82268" calcext:value-type="float">
            <text:p>1782268</text:p>
          </table:table-cell>
          <table:table-cell office:value-type="float" office:value="1764204" calcext:value-type="float">
            <text:p>1764204</text:p>
          </table:table-cell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82272" calcext:value-type="float">
            <text:p>1782272</text:p>
          </table:table-cell>
          <table:table-cell office:value-type="float" office:value="1764211" calcext:value-type="float">
            <text:p>1764211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82290" calcext:value-type="float">
            <text:p>1782290</text:p>
          </table:table-cell>
          <table:table-cell office:value-type="float" office:value="1764226" calcext:value-type="float">
            <text:p>1764226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82300" calcext:value-type="float">
            <text:p>1782300</text:p>
          </table:table-cell>
          <table:table-cell office:value-type="float" office:value="1764244" calcext:value-type="float">
            <text:p>1764244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82316" calcext:value-type="float">
            <text:p>1782316</text:p>
          </table:table-cell>
          <table:table-cell office:value-type="float" office:value="1764263" calcext:value-type="float">
            <text:p>1764263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82332" calcext:value-type="float">
            <text:p>1782332</text:p>
          </table:table-cell>
          <table:table-cell office:value-type="float" office:value="1764279" calcext:value-type="float">
            <text:p>1764279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82336" calcext:value-type="float">
            <text:p>1782336</text:p>
          </table:table-cell>
          <table:table-cell office:value-type="float" office:value="1764281" calcext:value-type="float">
            <text:p>1764281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82341" calcext:value-type="float">
            <text:p>1782341</text:p>
          </table:table-cell>
          <table:table-cell office:value-type="float" office:value="1764290" calcext:value-type="float">
            <text:p>1764290</text:p>
          </table:table-cell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2343" calcext:value-type="float">
            <text:p>1782343</text:p>
          </table:table-cell>
          <table:table-cell office:value-type="float" office:value="1764294" calcext:value-type="float">
            <text:p>1764294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82355" calcext:value-type="float">
            <text:p>1782355</text:p>
          </table:table-cell>
          <table:table-cell office:value-type="float" office:value="1764306" calcext:value-type="float">
            <text:p>1764306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82374" calcext:value-type="float">
            <text:p>1782374</text:p>
          </table:table-cell>
          <table:table-cell office:value-type="float" office:value="1764332" calcext:value-type="float">
            <text:p>1764332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82391" calcext:value-type="float">
            <text:p>1782391</text:p>
          </table:table-cell>
          <table:table-cell office:value-type="float" office:value="1764346" calcext:value-type="float">
            <text:p>1764346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82406" calcext:value-type="float">
            <text:p>1782406</text:p>
          </table:table-cell>
          <table:table-cell office:value-type="float" office:value="1764365" calcext:value-type="float">
            <text:p>1764365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82427" calcext:value-type="float">
            <text:p>1782427</text:p>
          </table:table-cell>
          <table:table-cell office:value-type="float" office:value="1764383" calcext:value-type="float">
            <text:p>1764383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82442" calcext:value-type="float">
            <text:p>1782442</text:p>
          </table:table-cell>
          <table:table-cell office:value-type="float" office:value="1764390" calcext:value-type="float">
            <text:p>1764390</text:p>
          </table:table-cell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82447" calcext:value-type="float">
            <text:p>1782447</text:p>
          </table:table-cell>
          <table:table-cell office:value-type="float" office:value="1764394" calcext:value-type="float">
            <text:p>1764394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82454" calcext:value-type="float">
            <text:p>1782454</text:p>
          </table:table-cell>
          <table:table-cell office:value-type="float" office:value="1764405" calcext:value-type="float">
            <text:p>1764405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82468" calcext:value-type="float">
            <text:p>1782468</text:p>
          </table:table-cell>
          <table:table-cell office:value-type="float" office:value="1764421" calcext:value-type="float">
            <text:p>1764421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82484" calcext:value-type="float">
            <text:p>1782484</text:p>
          </table:table-cell>
          <table:table-cell office:value-type="float" office:value="1764431" calcext:value-type="float">
            <text:p>1764431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82501" calcext:value-type="float">
            <text:p>1782501</text:p>
          </table:table-cell>
          <table:table-cell office:value-type="float" office:value="1764446" calcext:value-type="float">
            <text:p>1764446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82513" calcext:value-type="float">
            <text:p>1782513</text:p>
          </table:table-cell>
          <table:table-cell office:value-type="float" office:value="1764453" calcext:value-type="float">
            <text:p>1764453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82523" calcext:value-type="float">
            <text:p>1782523</text:p>
          </table:table-cell>
          <table:table-cell office:value-type="float" office:value="1764457" calcext:value-type="float">
            <text:p>1764457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82530" calcext:value-type="float">
            <text:p>1782530</text:p>
          </table:table-cell>
          <table:table-cell office:value-type="float" office:value="1764464" calcext:value-type="float">
            <text:p>1764464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82543" calcext:value-type="float">
            <text:p>1782543</text:p>
          </table:table-cell>
          <table:table-cell office:value-type="float" office:value="1764484" calcext:value-type="float">
            <text:p>1764484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82553" calcext:value-type="float">
            <text:p>1782553</text:p>
          </table:table-cell>
          <table:table-cell office:value-type="float" office:value="1764493" calcext:value-type="float">
            <text:p>1764493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82571" calcext:value-type="float">
            <text:p>1782571</text:p>
          </table:table-cell>
          <table:table-cell office:value-type="float" office:value="1764516" calcext:value-type="float">
            <text:p>1764516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82591" calcext:value-type="float">
            <text:p>1782591</text:p>
          </table:table-cell>
          <table:table-cell office:value-type="float" office:value="1764531" calcext:value-type="float">
            <text:p>1764531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82607" calcext:value-type="float">
            <text:p>1782607</text:p>
          </table:table-cell>
          <table:table-cell office:value-type="float" office:value="1764543" calcext:value-type="float">
            <text:p>1764543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82624" calcext:value-type="float">
            <text:p>1782624</text:p>
          </table:table-cell>
          <table:table-cell office:value-type="float" office:value="1764548" calcext:value-type="float">
            <text:p>1764548</text:p>
          </table:table-cell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2627" calcext:value-type="float">
            <text:p>1782627</text:p>
          </table:table-cell>
          <table:table-cell office:value-type="float" office:value="1764557" calcext:value-type="float">
            <text:p>1764557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82645" calcext:value-type="float">
            <text:p>1782645</text:p>
          </table:table-cell>
          <table:table-cell office:value-type="float" office:value="1764573" calcext:value-type="float">
            <text:p>1764573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782675" calcext:value-type="float">
            <text:p>1782675</text:p>
          </table:table-cell>
          <table:table-cell office:value-type="float" office:value="1764590" calcext:value-type="float">
            <text:p>1764590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82699" calcext:value-type="float">
            <text:p>1782699</text:p>
          </table:table-cell>
          <table:table-cell office:value-type="float" office:value="1764612" calcext:value-type="float">
            <text:p>176461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82717" calcext:value-type="float">
            <text:p>1782717</text:p>
          </table:table-cell>
          <table:table-cell office:value-type="float" office:value="1764624" calcext:value-type="float">
            <text:p>176462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82745" calcext:value-type="float">
            <text:p>1782745</text:p>
          </table:table-cell>
          <table:table-cell office:value-type="float" office:value="1764643" calcext:value-type="float">
            <text:p>176464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782766" calcext:value-type="float">
            <text:p>1782766</text:p>
          </table:table-cell>
          <table:table-cell office:value-type="float" office:value="1764660" calcext:value-type="float">
            <text:p>176466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82774" calcext:value-type="float">
            <text:p>1782774</text:p>
          </table:table-cell>
          <table:table-cell office:value-type="float" office:value="1764664" calcext:value-type="float">
            <text:p>1764664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82794" calcext:value-type="float">
            <text:p>1782794</text:p>
          </table:table-cell>
          <table:table-cell office:value-type="float" office:value="1764685" calcext:value-type="float">
            <text:p>1764685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782821" calcext:value-type="float">
            <text:p>1782821</text:p>
          </table:table-cell>
          <table:table-cell office:value-type="float" office:value="1764702" calcext:value-type="float">
            <text:p>1764702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782853" calcext:value-type="float">
            <text:p>1782853</text:p>
          </table:table-cell>
          <table:table-cell office:value-type="float" office:value="1764724" calcext:value-type="float">
            <text:p>1764724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82872" calcext:value-type="float">
            <text:p>1782872</text:p>
          </table:table-cell>
          <table:table-cell office:value-type="float" office:value="1764743" calcext:value-type="float">
            <text:p>1764743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82900" calcext:value-type="float">
            <text:p>1782900</text:p>
          </table:table-cell>
          <table:table-cell office:value-type="float" office:value="1764758" calcext:value-type="float">
            <text:p>1764758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82917" calcext:value-type="float">
            <text:p>1782917</text:p>
          </table:table-cell>
          <table:table-cell office:value-type="float" office:value="1764764" calcext:value-type="float">
            <text:p>1764764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82923" calcext:value-type="float">
            <text:p>1782923</text:p>
          </table:table-cell>
          <table:table-cell office:value-type="float" office:value="1764769" calcext:value-type="float">
            <text:p>1764769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82946" calcext:value-type="float">
            <text:p>1782946</text:p>
          </table:table-cell>
          <table:table-cell office:value-type="float" office:value="1764789" calcext:value-type="float">
            <text:p>1764789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82966" calcext:value-type="float">
            <text:p>1782966</text:p>
          </table:table-cell>
          <table:table-cell office:value-type="float" office:value="1764804" calcext:value-type="float">
            <text:p>1764804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82994" calcext:value-type="float">
            <text:p>1782994</text:p>
          </table:table-cell>
          <table:table-cell office:value-type="float" office:value="1764820" calcext:value-type="float">
            <text:p>1764820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83008" calcext:value-type="float">
            <text:p>1783008</text:p>
          </table:table-cell>
          <table:table-cell office:value-type="float" office:value="1764830" calcext:value-type="float">
            <text:p>1764830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83020" calcext:value-type="float">
            <text:p>1783020</text:p>
          </table:table-cell>
          <table:table-cell office:value-type="float" office:value="1764845" calcext:value-type="float">
            <text:p>1764845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83024" calcext:value-type="float">
            <text:p>1783024</text:p>
          </table:table-cell>
          <table:table-cell office:value-type="float" office:value="1764848" calcext:value-type="float">
            <text:p>1764848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026" calcext:value-type="float">
            <text:p>1783026</text:p>
          </table:table-cell>
          <table:table-cell office:value-type="float" office:value="1764849" calcext:value-type="float">
            <text:p>1764849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83033" calcext:value-type="float">
            <text:p>1783033</text:p>
          </table:table-cell>
          <table:table-cell office:value-type="float" office:value="1764858" calcext:value-type="float">
            <text:p>1764858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83049" calcext:value-type="float">
            <text:p>1783049</text:p>
          </table:table-cell>
          <table:table-cell office:value-type="float" office:value="1764871" calcext:value-type="float">
            <text:p>1764871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83064" calcext:value-type="float">
            <text:p>1783064</text:p>
          </table:table-cell>
          <table:table-cell office:value-type="float" office:value="1764886" calcext:value-type="float">
            <text:p>1764886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83076" calcext:value-type="float">
            <text:p>1783076</text:p>
          </table:table-cell>
          <table:table-cell office:value-type="float" office:value="1764902" calcext:value-type="float">
            <text:p>1764902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83087" calcext:value-type="float">
            <text:p>1783087</text:p>
          </table:table-cell>
          <table:table-cell office:value-type="float" office:value="1764911" calcext:value-type="float">
            <text:p>1764911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83093" calcext:value-type="float">
            <text:p>1783093</text:p>
          </table:table-cell>
          <table:table-cell office:value-type="float" office:value="1764916" calcext:value-type="float">
            <text:p>1764916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83097" calcext:value-type="float">
            <text:p>1783097</text:p>
          </table:table-cell>
          <table:table-cell office:value-type="float" office:value="1764917" calcext:value-type="float">
            <text:p>1764917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83126" calcext:value-type="float">
            <text:p>1783126</text:p>
          </table:table-cell>
          <table:table-cell office:value-type="float" office:value="1764938" calcext:value-type="float">
            <text:p>1764938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83141" calcext:value-type="float">
            <text:p>1783141</text:p>
          </table:table-cell>
          <table:table-cell office:value-type="float" office:value="1764956" calcext:value-type="float">
            <text:p>1764956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83162" calcext:value-type="float">
            <text:p>1783162</text:p>
          </table:table-cell>
          <table:table-cell office:value-type="float" office:value="1764970" calcext:value-type="float">
            <text:p>1764970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83175" calcext:value-type="float">
            <text:p>1783175</text:p>
          </table:table-cell>
          <table:table-cell office:value-type="float" office:value="1764984" calcext:value-type="float">
            <text:p>1764984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83197" calcext:value-type="float">
            <text:p>1783197</text:p>
          </table:table-cell>
          <table:table-cell office:value-type="float" office:value="1765002" calcext:value-type="float">
            <text:p>1765002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83205" calcext:value-type="float">
            <text:p>1783205</text:p>
          </table:table-cell>
          <table:table-cell office:value-type="float" office:value="1765008" calcext:value-type="float">
            <text:p>1765008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83210" calcext:value-type="float">
            <text:p>1783210</text:p>
          </table:table-cell>
          <table:table-cell office:value-type="float" office:value="1765015" calcext:value-type="float">
            <text:p>1765015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83233" calcext:value-type="float">
            <text:p>1783233</text:p>
          </table:table-cell>
          <table:table-cell office:value-type="float" office:value="1765028" calcext:value-type="float">
            <text:p>1765028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83245" calcext:value-type="float">
            <text:p>1783245</text:p>
          </table:table-cell>
          <table:table-cell office:value-type="float" office:value="1765036" calcext:value-type="float">
            <text:p>1765036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83264" calcext:value-type="float">
            <text:p>1783264</text:p>
          </table:table-cell>
          <table:table-cell office:value-type="float" office:value="1765051" calcext:value-type="float">
            <text:p>1765051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83286" calcext:value-type="float">
            <text:p>1783286</text:p>
          </table:table-cell>
          <table:table-cell office:value-type="float" office:value="1765067" calcext:value-type="float">
            <text:p>1765067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783307" calcext:value-type="float">
            <text:p>1783307</text:p>
          </table:table-cell>
          <table:table-cell office:value-type="float" office:value="1765078" calcext:value-type="float">
            <text:p>1765078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83318" calcext:value-type="float">
            <text:p>1783318</text:p>
          </table:table-cell>
          <table:table-cell office:value-type="float" office:value="1765083" calcext:value-type="float">
            <text:p>1765083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83324" calcext:value-type="float">
            <text:p>1783324</text:p>
          </table:table-cell>
          <table:table-cell office:value-type="float" office:value="1765092" calcext:value-type="float">
            <text:p>1765092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83334" calcext:value-type="float">
            <text:p>1783334</text:p>
          </table:table-cell>
          <table:table-cell office:value-type="float" office:value="1765104" calcext:value-type="float">
            <text:p>1765104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83343" calcext:value-type="float">
            <text:p>1783343</text:p>
          </table:table-cell>
          <table:table-cell office:value-type="float" office:value="1765112" calcext:value-type="float">
            <text:p>1765112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83352" calcext:value-type="float">
            <text:p>1783352</text:p>
          </table:table-cell>
          <table:table-cell office:value-type="float" office:value="1765121" calcext:value-type="float">
            <text:p>176512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83363" calcext:value-type="float">
            <text:p>1783363</text:p>
          </table:table-cell>
          <table:table-cell office:value-type="float" office:value="1765129" calcext:value-type="float">
            <text:p>1765129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83377" calcext:value-type="float">
            <text:p>1783377</text:p>
          </table:table-cell>
          <table:table-cell office:value-type="float" office:value="1765139" calcext:value-type="float">
            <text:p>1765139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83390" calcext:value-type="float">
            <text:p>1783390</text:p>
          </table:table-cell>
          <table:table-cell office:value-type="float" office:value="1765152" calcext:value-type="float">
            <text:p>1765152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395" calcext:value-type="float">
            <text:p>1783395</text:p>
          </table:table-cell>
          <table:table-cell office:value-type="float" office:value="1765158" calcext:value-type="float">
            <text:p>1765158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83406" calcext:value-type="float">
            <text:p>1783406</text:p>
          </table:table-cell>
          <table:table-cell office:value-type="float" office:value="1765163" calcext:value-type="float">
            <text:p>1765163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83418" calcext:value-type="float">
            <text:p>1783418</text:p>
          </table:table-cell>
          <table:table-cell office:value-type="float" office:value="1765178" calcext:value-type="float">
            <text:p>1765178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83431" calcext:value-type="float">
            <text:p>1783431</text:p>
          </table:table-cell>
          <table:table-cell office:value-type="float" office:value="1765193" calcext:value-type="float">
            <text:p>1765193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83445" calcext:value-type="float">
            <text:p>1783445</text:p>
          </table:table-cell>
          <table:table-cell office:value-type="float" office:value="1765202" calcext:value-type="float">
            <text:p>1765202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83460" calcext:value-type="float">
            <text:p>1783460</text:p>
          </table:table-cell>
          <table:table-cell office:value-type="float" office:value="1765223" calcext:value-type="float">
            <text:p>1765223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465" calcext:value-type="float">
            <text:p>1783465</text:p>
          </table:table-cell>
          <table:table-cell office:value-type="float" office:value="1765229" calcext:value-type="float">
            <text:p>1765229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83468" calcext:value-type="float">
            <text:p>1783468</text:p>
          </table:table-cell>
          <table:table-cell office:value-type="float" office:value="1765231" calcext:value-type="float">
            <text:p>1765231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83475" calcext:value-type="float">
            <text:p>1783475</text:p>
          </table:table-cell>
          <table:table-cell office:value-type="float" office:value="1765239" calcext:value-type="float">
            <text:p>1765239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83494" calcext:value-type="float">
            <text:p>1783494</text:p>
          </table:table-cell>
          <table:table-cell office:value-type="float" office:value="1765258" calcext:value-type="float">
            <text:p>1765258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83505" calcext:value-type="float">
            <text:p>1783505</text:p>
          </table:table-cell>
          <table:table-cell office:value-type="float" office:value="1765274" calcext:value-type="float">
            <text:p>1765274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83513" calcext:value-type="float">
            <text:p>1783513</text:p>
          </table:table-cell>
          <table:table-cell office:value-type="float" office:value="1765278" calcext:value-type="float">
            <text:p>1765278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83528" calcext:value-type="float">
            <text:p>1783528</text:p>
          </table:table-cell>
          <table:table-cell office:value-type="float" office:value="1765291" calcext:value-type="float">
            <text:p>1765291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533" calcext:value-type="float">
            <text:p>1783533</text:p>
          </table:table-cell>
          <table:table-cell office:value-type="float" office:value="1765297" calcext:value-type="float">
            <text:p>1765297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533" calcext:value-type="float">
            <text:p>1783533</text:p>
          </table:table-cell>
          <table:table-cell office:value-type="float" office:value="1765298" calcext:value-type="float">
            <text:p>1765298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83537" calcext:value-type="float">
            <text:p>1783537</text:p>
          </table:table-cell>
          <table:table-cell office:value-type="float" office:value="1765301" calcext:value-type="float">
            <text:p>1765301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83550" calcext:value-type="float">
            <text:p>1783550</text:p>
          </table:table-cell>
          <table:table-cell office:value-type="float" office:value="1765312" calcext:value-type="float">
            <text:p>1765312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83558" calcext:value-type="float">
            <text:p>1783558</text:p>
          </table:table-cell>
          <table:table-cell office:value-type="float" office:value="1765319" calcext:value-type="float">
            <text:p>1765319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83566" calcext:value-type="float">
            <text:p>1783566</text:p>
          </table:table-cell>
          <table:table-cell office:value-type="float" office:value="1765325" calcext:value-type="float">
            <text:p>1765325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83573" calcext:value-type="float">
            <text:p>1783573</text:p>
          </table:table-cell>
          <table:table-cell office:value-type="float" office:value="1765337" calcext:value-type="float">
            <text:p>1765337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83578" calcext:value-type="float">
            <text:p>1783578</text:p>
          </table:table-cell>
          <table:table-cell office:value-type="float" office:value="1765344" calcext:value-type="float">
            <text:p>1765344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83585" calcext:value-type="float">
            <text:p>1783585</text:p>
          </table:table-cell>
          <table:table-cell office:value-type="float" office:value="1765350" calcext:value-type="float">
            <text:p>1765350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83593" calcext:value-type="float">
            <text:p>1783593</text:p>
          </table:table-cell>
          <table:table-cell office:value-type="float" office:value="1765356" calcext:value-type="float">
            <text:p>1765356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83603" calcext:value-type="float">
            <text:p>1783603</text:p>
          </table:table-cell>
          <table:table-cell office:value-type="float" office:value="1765360" calcext:value-type="float">
            <text:p>1765360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83623" calcext:value-type="float">
            <text:p>1783623</text:p>
          </table:table-cell>
          <table:table-cell office:value-type="float" office:value="1765376" calcext:value-type="float">
            <text:p>1765376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83627" calcext:value-type="float">
            <text:p>1783627</text:p>
          </table:table-cell>
          <table:table-cell office:value-type="float" office:value="1765383" calcext:value-type="float">
            <text:p>1765383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83631" calcext:value-type="float">
            <text:p>1783631</text:p>
          </table:table-cell>
          <table:table-cell office:value-type="float" office:value="1765391" calcext:value-type="float">
            <text:p>1765391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83634" calcext:value-type="float">
            <text:p>1783634</text:p>
          </table:table-cell>
          <table:table-cell office:value-type="float" office:value="1765396" calcext:value-type="float">
            <text:p>1765396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83639" calcext:value-type="float">
            <text:p>1783639</text:p>
          </table:table-cell>
          <table:table-cell office:value-type="float" office:value="1765399" calcext:value-type="float">
            <text:p>1765399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83646" calcext:value-type="float">
            <text:p>1783646</text:p>
          </table:table-cell>
          <table:table-cell office:value-type="float" office:value="1765410" calcext:value-type="float">
            <text:p>1765410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83655" calcext:value-type="float">
            <text:p>1783655</text:p>
          </table:table-cell>
          <table:table-cell office:value-type="float" office:value="1765415" calcext:value-type="float">
            <text:p>1765415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83660" calcext:value-type="float">
            <text:p>1783660</text:p>
          </table:table-cell>
          <table:table-cell office:value-type="float" office:value="1765426" calcext:value-type="float">
            <text:p>1765426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83664" calcext:value-type="float">
            <text:p>1783664</text:p>
          </table:table-cell>
          <table:table-cell office:value-type="float" office:value="1765428" calcext:value-type="float">
            <text:p>1765428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83670" calcext:value-type="float">
            <text:p>1783670</text:p>
          </table:table-cell>
          <table:table-cell office:value-type="float" office:value="1765435" calcext:value-type="float">
            <text:p>1765435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83674" calcext:value-type="float">
            <text:p>1783674</text:p>
          </table:table-cell>
          <table:table-cell office:value-type="float" office:value="1765440" calcext:value-type="float">
            <text:p>1765440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674" calcext:value-type="float">
            <text:p>1783674</text:p>
          </table:table-cell>
          <table:table-cell office:value-type="float" office:value="1765440" calcext:value-type="float">
            <text:p>1765440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3680" calcext:value-type="float">
            <text:p>1783680</text:p>
          </table:table-cell>
          <table:table-cell office:value-type="float" office:value="1765442" calcext:value-type="float">
            <text:p>1765442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83684" calcext:value-type="float">
            <text:p>1783684</text:p>
          </table:table-cell>
          <table:table-cell office:value-type="float" office:value="1765444" calcext:value-type="float">
            <text:p>1765444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83695" calcext:value-type="float">
            <text:p>1783695</text:p>
          </table:table-cell>
          <table:table-cell office:value-type="float" office:value="1765450" calcext:value-type="float">
            <text:p>1765450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83697" calcext:value-type="float">
            <text:p>1783697</text:p>
          </table:table-cell>
          <table:table-cell office:value-type="float" office:value="1765460" calcext:value-type="float">
            <text:p>176546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83711" calcext:value-type="float">
            <text:p>1783711</text:p>
          </table:table-cell>
          <table:table-cell office:value-type="float" office:value="1765469" calcext:value-type="float">
            <text:p>1765469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83714" calcext:value-type="float">
            <text:p>1783714</text:p>
          </table:table-cell>
          <table:table-cell office:value-type="float" office:value="1765474" calcext:value-type="float">
            <text:p>1765474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83715" calcext:value-type="float">
            <text:p>1783715</text:p>
          </table:table-cell>
          <table:table-cell office:value-type="float" office:value="1765478" calcext:value-type="float">
            <text:p>1765478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3720" calcext:value-type="float">
            <text:p>1783720</text:p>
          </table:table-cell>
          <table:table-cell office:value-type="float" office:value="1765483" calcext:value-type="float">
            <text:p>1765483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83722" calcext:value-type="float">
            <text:p>1783722</text:p>
          </table:table-cell>
          <table:table-cell office:value-type="float" office:value="1765488" calcext:value-type="float">
            <text:p>1765488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83725" calcext:value-type="float">
            <text:p>1783725</text:p>
          </table:table-cell>
          <table:table-cell office:value-type="float" office:value="1765495" calcext:value-type="float">
            <text:p>1765495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83731" calcext:value-type="float">
            <text:p>1783731</text:p>
          </table:table-cell>
          <table:table-cell office:value-type="float" office:value="1765498" calcext:value-type="float">
            <text:p>1765498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83736" calcext:value-type="float">
            <text:p>1783736</text:p>
          </table:table-cell>
          <table:table-cell office:value-type="float" office:value="1765514" calcext:value-type="float">
            <text:p>1765514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83741" calcext:value-type="float">
            <text:p>1783741</text:p>
          </table:table-cell>
          <table:table-cell office:value-type="float" office:value="1765521" calcext:value-type="float">
            <text:p>1765521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741" calcext:value-type="float">
            <text:p>1783741</text:p>
          </table:table-cell>
          <table:table-cell office:value-type="float" office:value="1765521" calcext:value-type="float">
            <text:p>1765521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83744" calcext:value-type="float">
            <text:p>1783744</text:p>
          </table:table-cell>
          <table:table-cell office:value-type="float" office:value="1765525" calcext:value-type="float">
            <text:p>1765525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83747" calcext:value-type="float">
            <text:p>1783747</text:p>
          </table:table-cell>
          <table:table-cell office:value-type="float" office:value="1765529" calcext:value-type="float">
            <text:p>1765529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83752" calcext:value-type="float">
            <text:p>1783752</text:p>
          </table:table-cell>
          <table:table-cell office:value-type="float" office:value="1765532" calcext:value-type="float">
            <text:p>1765532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3756" calcext:value-type="float">
            <text:p>1783756</text:p>
          </table:table-cell>
          <table:table-cell office:value-type="float" office:value="1765536" calcext:value-type="float">
            <text:p>1765536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83765" calcext:value-type="float">
            <text:p>1783765</text:p>
          </table:table-cell>
          <table:table-cell office:value-type="float" office:value="1765542" calcext:value-type="float">
            <text:p>1765542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83769" calcext:value-type="float">
            <text:p>1783769</text:p>
          </table:table-cell>
          <table:table-cell office:value-type="float" office:value="1765549" calcext:value-type="float">
            <text:p>1765549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769" calcext:value-type="float">
            <text:p>1783769</text:p>
          </table:table-cell>
          <table:table-cell office:value-type="float" office:value="1765550" calcext:value-type="float">
            <text:p>1765550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3772" calcext:value-type="float">
            <text:p>1783772</text:p>
          </table:table-cell>
          <table:table-cell office:value-type="float" office:value="1765553" calcext:value-type="float">
            <text:p>1765553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83776" calcext:value-type="float">
            <text:p>1783776</text:p>
          </table:table-cell>
          <table:table-cell office:value-type="float" office:value="1765558" calcext:value-type="float">
            <text:p>1765558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781" calcext:value-type="float">
            <text:p>1783781</text:p>
          </table:table-cell>
          <table:table-cell office:value-type="float" office:value="1765564" calcext:value-type="float">
            <text:p>1765564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83784" calcext:value-type="float">
            <text:p>1783784</text:p>
          </table:table-cell>
          <table:table-cell office:value-type="float" office:value="1765568" calcext:value-type="float">
            <text:p>1765568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83791" calcext:value-type="float">
            <text:p>1783791</text:p>
          </table:table-cell>
          <table:table-cell office:value-type="float" office:value="1765579" calcext:value-type="float">
            <text:p>1765579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3793" calcext:value-type="float">
            <text:p>1783793</text:p>
          </table:table-cell>
          <table:table-cell office:value-type="float" office:value="1765583" calcext:value-type="float">
            <text:p>1765583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795" calcext:value-type="float">
            <text:p>1783795</text:p>
          </table:table-cell>
          <table:table-cell office:value-type="float" office:value="1765584" calcext:value-type="float">
            <text:p>1765584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3798" calcext:value-type="float">
            <text:p>1783798</text:p>
          </table:table-cell>
          <table:table-cell office:value-type="float" office:value="1765587" calcext:value-type="float">
            <text:p>1765587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83801" calcext:value-type="float">
            <text:p>1783801</text:p>
          </table:table-cell>
          <table:table-cell office:value-type="float" office:value="1765589" calcext:value-type="float">
            <text:p>1765589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83804" calcext:value-type="float">
            <text:p>1783804</text:p>
          </table:table-cell>
          <table:table-cell office:value-type="float" office:value="1765595" calcext:value-type="float">
            <text:p>1765595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3809" calcext:value-type="float">
            <text:p>1783809</text:p>
          </table:table-cell>
          <table:table-cell office:value-type="float" office:value="1765600" calcext:value-type="float">
            <text:p>1765600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83812" calcext:value-type="float">
            <text:p>1783812</text:p>
          </table:table-cell>
          <table:table-cell office:value-type="float" office:value="1765612" calcext:value-type="float">
            <text:p>1765612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83813" calcext:value-type="float">
            <text:p>1783813</text:p>
          </table:table-cell>
          <table:table-cell office:value-type="float" office:value="1765615" calcext:value-type="float">
            <text:p>1765615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814" calcext:value-type="float">
            <text:p>1783814</text:p>
          </table:table-cell>
          <table:table-cell office:value-type="float" office:value="1765616" calcext:value-type="float">
            <text:p>1765616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819" calcext:value-type="float">
            <text:p>1783819</text:p>
          </table:table-cell>
          <table:table-cell office:value-type="float" office:value="1765622" calcext:value-type="float">
            <text:p>1765622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83821" calcext:value-type="float">
            <text:p>1783821</text:p>
          </table:table-cell>
          <table:table-cell office:value-type="float" office:value="1765628" calcext:value-type="float">
            <text:p>1765628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3826" calcext:value-type="float">
            <text:p>1783826</text:p>
          </table:table-cell>
          <table:table-cell office:value-type="float" office:value="1765633" calcext:value-type="float">
            <text:p>1765633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3830" calcext:value-type="float">
            <text:p>1783830</text:p>
          </table:table-cell>
          <table:table-cell office:value-type="float" office:value="1765637" calcext:value-type="float">
            <text:p>1765637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83831" calcext:value-type="float">
            <text:p>1783831</text:p>
          </table:table-cell>
          <table:table-cell office:value-type="float" office:value="1765645" calcext:value-type="float">
            <text:p>1765645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831" calcext:value-type="float">
            <text:p>1783831</text:p>
          </table:table-cell>
          <table:table-cell office:value-type="float" office:value="1765647" calcext:value-type="float">
            <text:p>1765647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832" calcext:value-type="float">
            <text:p>1783832</text:p>
          </table:table-cell>
          <table:table-cell office:value-type="float" office:value="1765648" calcext:value-type="float">
            <text:p>1765648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33" calcext:value-type="float">
            <text:p>1783833</text:p>
          </table:table-cell>
          <table:table-cell office:value-type="float" office:value="1765650" calcext:value-type="float">
            <text:p>1765650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3835" calcext:value-type="float">
            <text:p>1783835</text:p>
          </table:table-cell>
          <table:table-cell office:value-type="float" office:value="1765654" calcext:value-type="float">
            <text:p>1765654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83846" calcext:value-type="float">
            <text:p>1783846</text:p>
          </table:table-cell>
          <table:table-cell office:value-type="float" office:value="1765658" calcext:value-type="float">
            <text:p>1765658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83847" calcext:value-type="float">
            <text:p>1783847</text:p>
          </table:table-cell>
          <table:table-cell office:value-type="float" office:value="1765662" calcext:value-type="float">
            <text:p>1765662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83851" calcext:value-type="float">
            <text:p>1783851</text:p>
          </table:table-cell>
          <table:table-cell office:value-type="float" office:value="1765667" calcext:value-type="float">
            <text:p>1765667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851" calcext:value-type="float">
            <text:p>1783851</text:p>
          </table:table-cell>
          <table:table-cell office:value-type="float" office:value="1765668" calcext:value-type="float">
            <text:p>1765668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52" calcext:value-type="float">
            <text:p>1783852</text:p>
          </table:table-cell>
          <table:table-cell office:value-type="float" office:value="1765670" calcext:value-type="float">
            <text:p>1765670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83857" calcext:value-type="float">
            <text:p>1783857</text:p>
          </table:table-cell>
          <table:table-cell office:value-type="float" office:value="1765676" calcext:value-type="float">
            <text:p>1765676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83863" calcext:value-type="float">
            <text:p>1783863</text:p>
          </table:table-cell>
          <table:table-cell office:value-type="float" office:value="1765681" calcext:value-type="float">
            <text:p>1765681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83866" calcext:value-type="float">
            <text:p>1783866</text:p>
          </table:table-cell>
          <table:table-cell office:value-type="float" office:value="1765688" calcext:value-type="float">
            <text:p>1765688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3870" calcext:value-type="float">
            <text:p>1783870</text:p>
          </table:table-cell>
          <table:table-cell office:value-type="float" office:value="1765692" calcext:value-type="float">
            <text:p>1765692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83872" calcext:value-type="float">
            <text:p>1783872</text:p>
          </table:table-cell>
          <table:table-cell office:value-type="float" office:value="1765697" calcext:value-type="float">
            <text:p>1765697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872" calcext:value-type="float">
            <text:p>1783872</text:p>
          </table:table-cell>
          <table:table-cell office:value-type="float" office:value="1765699" calcext:value-type="float">
            <text:p>1765699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872" calcext:value-type="float">
            <text:p>1783872</text:p>
          </table:table-cell>
          <table:table-cell office:value-type="float" office:value="1765699" calcext:value-type="float">
            <text:p>1765699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83874" calcext:value-type="float">
            <text:p>1783874</text:p>
          </table:table-cell>
          <table:table-cell office:value-type="float" office:value="1765702" calcext:value-type="float">
            <text:p>1765702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83878" calcext:value-type="float">
            <text:p>1783878</text:p>
          </table:table-cell>
          <table:table-cell office:value-type="float" office:value="1765703" calcext:value-type="float">
            <text:p>1765703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79" calcext:value-type="float">
            <text:p>1783879</text:p>
          </table:table-cell>
          <table:table-cell office:value-type="float" office:value="1765705" calcext:value-type="float">
            <text:p>1765705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83879" calcext:value-type="float">
            <text:p>1783879</text:p>
          </table:table-cell>
          <table:table-cell office:value-type="float" office:value="1765711" calcext:value-type="float">
            <text:p>1765711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3883" calcext:value-type="float">
            <text:p>1783883</text:p>
          </table:table-cell>
          <table:table-cell office:value-type="float" office:value="1765711" calcext:value-type="float">
            <text:p>1765711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883" calcext:value-type="float">
            <text:p>1783883</text:p>
          </table:table-cell>
          <table:table-cell office:value-type="float" office:value="1765712" calcext:value-type="float">
            <text:p>1765712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3884" calcext:value-type="float">
            <text:p>1783884</text:p>
          </table:table-cell>
          <table:table-cell office:value-type="float" office:value="1765712" calcext:value-type="float">
            <text:p>1765712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3887" calcext:value-type="float">
            <text:p>1783887</text:p>
          </table:table-cell>
          <table:table-cell office:value-type="float" office:value="1765713" calcext:value-type="float">
            <text:p>1765713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88" calcext:value-type="float">
            <text:p>1783888</text:p>
          </table:table-cell>
          <table:table-cell office:value-type="float" office:value="1765715" calcext:value-type="float">
            <text:p>1765715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83890" calcext:value-type="float">
            <text:p>1783890</text:p>
          </table:table-cell>
          <table:table-cell office:value-type="float" office:value="1765722" calcext:value-type="float">
            <text:p>1765722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3893" calcext:value-type="float">
            <text:p>1783893</text:p>
          </table:table-cell>
          <table:table-cell office:value-type="float" office:value="1765725" calcext:value-type="float">
            <text:p>1765725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94" calcext:value-type="float">
            <text:p>1783894</text:p>
          </table:table-cell>
          <table:table-cell office:value-type="float" office:value="1765727" calcext:value-type="float">
            <text:p>1765727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3895" calcext:value-type="float">
            <text:p>1783895</text:p>
          </table:table-cell>
          <table:table-cell office:value-type="float" office:value="1765729" calcext:value-type="float">
            <text:p>1765729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895" calcext:value-type="float">
            <text:p>1783895</text:p>
          </table:table-cell>
          <table:table-cell office:value-type="float" office:value="1765729" calcext:value-type="float">
            <text:p>1765729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895" calcext:value-type="float">
            <text:p>1783895</text:p>
          </table:table-cell>
          <table:table-cell office:value-type="float" office:value="1765730" calcext:value-type="float">
            <text:p>176573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3898" calcext:value-type="float">
            <text:p>1783898</text:p>
          </table:table-cell>
          <table:table-cell office:value-type="float" office:value="1765731" calcext:value-type="float">
            <text:p>1765731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83904" calcext:value-type="float">
            <text:p>1783904</text:p>
          </table:table-cell>
          <table:table-cell office:value-type="float" office:value="1765734" calcext:value-type="float">
            <text:p>1765734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83906" calcext:value-type="float">
            <text:p>1783906</text:p>
          </table:table-cell>
          <table:table-cell office:value-type="float" office:value="1765736" calcext:value-type="float">
            <text:p>1765736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3909" calcext:value-type="float">
            <text:p>1783909</text:p>
          </table:table-cell>
          <table:table-cell office:value-type="float" office:value="1765739" calcext:value-type="float">
            <text:p>1765739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83910" calcext:value-type="float">
            <text:p>1783910</text:p>
          </table:table-cell>
          <table:table-cell office:value-type="float" office:value="1765742" calcext:value-type="float">
            <text:p>1765742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10" calcext:value-type="float">
            <text:p>1783910</text:p>
          </table:table-cell>
          <table:table-cell office:value-type="float" office:value="1765742" calcext:value-type="float">
            <text:p>1765742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83912" calcext:value-type="float">
            <text:p>1783912</text:p>
          </table:table-cell>
          <table:table-cell office:value-type="float" office:value="1765744" calcext:value-type="float">
            <text:p>1765744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83917" calcext:value-type="float">
            <text:p>1783917</text:p>
          </table:table-cell>
          <table:table-cell office:value-type="float" office:value="1765747" calcext:value-type="float">
            <text:p>1765747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917" calcext:value-type="float">
            <text:p>1783917</text:p>
          </table:table-cell>
          <table:table-cell office:value-type="float" office:value="1765749" calcext:value-type="float">
            <text:p>1765749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17" calcext:value-type="float">
            <text:p>1783917</text:p>
          </table:table-cell>
          <table:table-cell office:value-type="float" office:value="1765749" calcext:value-type="float">
            <text:p>1765749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19" calcext:value-type="float">
            <text:p>1783919</text:p>
          </table:table-cell>
          <table:table-cell office:value-type="float" office:value="1765750" calcext:value-type="float">
            <text:p>1765750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3921" calcext:value-type="float">
            <text:p>1783921</text:p>
          </table:table-cell>
          <table:table-cell office:value-type="float" office:value="1765750" calcext:value-type="float">
            <text:p>1765750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21" calcext:value-type="float">
            <text:p>1783921</text:p>
          </table:table-cell>
          <table:table-cell office:value-type="float" office:value="1765750" calcext:value-type="float">
            <text:p>1765750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23" calcext:value-type="float">
            <text:p>1783923</text:p>
          </table:table-cell>
          <table:table-cell office:value-type="float" office:value="1765751" calcext:value-type="float">
            <text:p>1765751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3923" calcext:value-type="float">
            <text:p>1783923</text:p>
          </table:table-cell>
          <table:table-cell office:value-type="float" office:value="1765754" calcext:value-type="float">
            <text:p>1765754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83927" calcext:value-type="float">
            <text:p>1783927</text:p>
          </table:table-cell>
          <table:table-cell office:value-type="float" office:value="1765759" calcext:value-type="float">
            <text:p>17657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3927" calcext:value-type="float">
            <text:p>1783927</text:p>
          </table:table-cell>
          <table:table-cell office:value-type="float" office:value="1765762" calcext:value-type="float">
            <text:p>1765762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83933" calcext:value-type="float">
            <text:p>1783933</text:p>
          </table:table-cell>
          <table:table-cell office:value-type="float" office:value="1765767" calcext:value-type="float">
            <text:p>1765767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35" calcext:value-type="float">
            <text:p>1783935</text:p>
          </table:table-cell>
          <table:table-cell office:value-type="float" office:value="1765768" calcext:value-type="float">
            <text:p>1765768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35" calcext:value-type="float">
            <text:p>1783935</text:p>
          </table:table-cell>
          <table:table-cell office:value-type="float" office:value="1765768" calcext:value-type="float">
            <text:p>1765768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35" calcext:value-type="float">
            <text:p>1783935</text:p>
          </table:table-cell>
          <table:table-cell office:value-type="float" office:value="1765768" calcext:value-type="float">
            <text:p>1765768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83940" calcext:value-type="float">
            <text:p>1783940</text:p>
          </table:table-cell>
          <table:table-cell office:value-type="float" office:value="1765772" calcext:value-type="float">
            <text:p>1765772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83942" calcext:value-type="float">
            <text:p>1783942</text:p>
          </table:table-cell>
          <table:table-cell office:value-type="float" office:value="1765775" calcext:value-type="float">
            <text:p>176577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42" calcext:value-type="float">
            <text:p>1783942</text:p>
          </table:table-cell>
          <table:table-cell office:value-type="float" office:value="1765776" calcext:value-type="float">
            <text:p>1765776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83943" calcext:value-type="float">
            <text:p>1783943</text:p>
          </table:table-cell>
          <table:table-cell office:value-type="float" office:value="1765779" calcext:value-type="float">
            <text:p>1765779</text:p>
          </table:table-cell>
        </table:table-row>
        <table:table-row table:style-name="ro1">
          <table:table-cell office:value-type="date" office:date-value="2023-06-03" calcext:value-type="date">
            <text:p>2023-06-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43" calcext:value-type="float">
            <text:p>1783943</text:p>
          </table:table-cell>
          <table:table-cell office:value-type="float" office:value="1765779" calcext:value-type="float">
            <text:p>1765779</text:p>
          </table:table-cell>
        </table:table-row>
        <table:table-row table:style-name="ro1">
          <table:table-cell office:value-type="date" office:date-value="2023-06-04" calcext:value-type="date">
            <text:p>2023-06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43" calcext:value-type="float">
            <text:p>1783943</text:p>
          </table:table-cell>
          <table:table-cell office:value-type="float" office:value="1765779" calcext:value-type="float">
            <text:p>1765779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944" calcext:value-type="float">
            <text:p>1783944</text:p>
          </table:table-cell>
          <table:table-cell office:value-type="float" office:value="1765780" calcext:value-type="float">
            <text:p>1765780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83946" calcext:value-type="float">
            <text:p>1783946</text:p>
          </table:table-cell>
          <table:table-cell office:value-type="float" office:value="1765783" calcext:value-type="float">
            <text:p>1765783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83950" calcext:value-type="float">
            <text:p>1783950</text:p>
          </table:table-cell>
          <table:table-cell office:value-type="float" office:value="1765784" calcext:value-type="float">
            <text:p>1765784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83953" calcext:value-type="float">
            <text:p>1783953</text:p>
          </table:table-cell>
          <table:table-cell office:value-type="float" office:value="1765790" calcext:value-type="float">
            <text:p>1765790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83954" calcext:value-type="float">
            <text:p>1783954</text:p>
          </table:table-cell>
          <table:table-cell office:value-type="float" office:value="1765796" calcext:value-type="float">
            <text:p>1765796</text:p>
          </table:table-cell>
        </table:table-row>
        <table:table-row table:style-name="ro1">
          <table:table-cell office:value-type="date" office:date-value="2023-06-10" calcext:value-type="date">
            <text:p>2023-06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54" calcext:value-type="float">
            <text:p>1783954</text:p>
          </table:table-cell>
          <table:table-cell office:value-type="float" office:value="1765796" calcext:value-type="float">
            <text:p>1765796</text:p>
          </table:table-cell>
        </table:table-row>
        <table:table-row table:style-name="ro1">
          <table:table-cell office:value-type="date" office:date-value="2023-06-11" calcext:value-type="date">
            <text:p>2023-06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54" calcext:value-type="float">
            <text:p>1783954</text:p>
          </table:table-cell>
          <table:table-cell office:value-type="float" office:value="1765797" calcext:value-type="float">
            <text:p>1765797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954" calcext:value-type="float">
            <text:p>1783954</text:p>
          </table:table-cell>
          <table:table-cell office:value-type="float" office:value="1765799" calcext:value-type="float">
            <text:p>1765799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56" calcext:value-type="float">
            <text:p>1783956</text:p>
          </table:table-cell>
          <table:table-cell office:value-type="float" office:value="1765800" calcext:value-type="float">
            <text:p>1765800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83957" calcext:value-type="float">
            <text:p>1783957</text:p>
          </table:table-cell>
          <table:table-cell office:value-type="float" office:value="1765805" calcext:value-type="float">
            <text:p>1765805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57" calcext:value-type="float">
            <text:p>1783957</text:p>
          </table:table-cell>
          <table:table-cell office:value-type="float" office:value="1765805" calcext:value-type="float">
            <text:p>1765805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83961" calcext:value-type="float">
            <text:p>1783961</text:p>
          </table:table-cell>
          <table:table-cell office:value-type="float" office:value="1765806" calcext:value-type="float">
            <text:p>1765806</text:p>
          </table:table-cell>
        </table:table-row>
        <table:table-row table:style-name="ro1">
          <table:table-cell office:value-type="date" office:date-value="2023-06-17" calcext:value-type="date">
            <text:p>2023-06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61" calcext:value-type="float">
            <text:p>1783961</text:p>
          </table:table-cell>
          <table:table-cell office:value-type="float" office:value="1765807" calcext:value-type="float">
            <text:p>1765807</text:p>
          </table:table-cell>
        </table:table-row>
        <table:table-row table:style-name="ro1">
          <table:table-cell office:value-type="date" office:date-value="2023-06-18" calcext:value-type="date">
            <text:p>2023-06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962" calcext:value-type="float">
            <text:p>1783962</text:p>
          </table:table-cell>
          <table:table-cell office:value-type="float" office:value="1765808" calcext:value-type="float">
            <text:p>1765808</text:p>
          </table:table-cell>
        </table:table-row>
        <table:table-row table:style-name="ro1">
          <table:table-cell office:value-type="date" office:date-value="2023-06-19" calcext:value-type="date">
            <text:p>2023-06-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3964" calcext:value-type="float">
            <text:p>1783964</text:p>
          </table:table-cell>
          <table:table-cell office:value-type="float" office:value="1765808" calcext:value-type="float">
            <text:p>1765808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965" calcext:value-type="float">
            <text:p>1783965</text:p>
          </table:table-cell>
          <table:table-cell office:value-type="float" office:value="1765809" calcext:value-type="float">
            <text:p>1765809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65" calcext:value-type="float">
            <text:p>1783965</text:p>
          </table:table-cell>
          <table:table-cell office:value-type="float" office:value="1765810" calcext:value-type="float">
            <text:p>1765810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67" calcext:value-type="float">
            <text:p>1783967</text:p>
          </table:table-cell>
          <table:table-cell office:value-type="float" office:value="1765811" calcext:value-type="float">
            <text:p>1765811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83972" calcext:value-type="float">
            <text:p>1783972</text:p>
          </table:table-cell>
          <table:table-cell office:value-type="float" office:value="1765813" calcext:value-type="float">
            <text:p>1765813</text:p>
          </table:table-cell>
        </table:table-row>
        <table:table-row table:style-name="ro1">
          <table:table-cell office:value-type="date" office:date-value="2023-06-24" calcext:value-type="date">
            <text:p>2023-06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72" calcext:value-type="float">
            <text:p>1783972</text:p>
          </table:table-cell>
          <table:table-cell office:value-type="float" office:value="1765813" calcext:value-type="float">
            <text:p>1765813</text:p>
          </table:table-cell>
        </table:table-row>
        <table:table-row table:style-name="ro1">
          <table:table-cell office:value-type="date" office:date-value="2023-06-25" calcext:value-type="date">
            <text:p>2023-06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3973" calcext:value-type="float">
            <text:p>1783973</text:p>
          </table:table-cell>
          <table:table-cell office:value-type="float" office:value="1765813" calcext:value-type="float">
            <text:p>1765813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73" calcext:value-type="float">
            <text:p>1783973</text:p>
          </table:table-cell>
          <table:table-cell office:value-type="float" office:value="1765813" calcext:value-type="float">
            <text:p>1765813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3975" calcext:value-type="float">
            <text:p>1783975</text:p>
          </table:table-cell>
          <table:table-cell office:value-type="float" office:value="1765813" calcext:value-type="float">
            <text:p>1765813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3975" calcext:value-type="float">
            <text:p>1783975</text:p>
          </table:table-cell>
          <table:table-cell office:value-type="float" office:value="1765816" calcext:value-type="float">
            <text:p>1765816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977" calcext:value-type="float">
            <text:p>1783977</text:p>
          </table:table-cell>
          <table:table-cell office:value-type="float" office:value="1765817" calcext:value-type="float">
            <text:p>1765817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3979" calcext:value-type="float">
            <text:p>1783979</text:p>
          </table:table-cell>
          <table:table-cell office:value-type="float" office:value="1765817" calcext:value-type="float">
            <text:p>1765817</text:p>
          </table:table-cell>
        </table:table-row>
        <table:table-row table:style-name="ro1">
          <table:table-cell office:value-type="date" office:date-value="2023-07-01" calcext:value-type="date">
            <text:p>2023-07-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83984" calcext:value-type="float">
            <text:p>1783984</text:p>
          </table:table-cell>
          <table:table-cell office:value-type="float" office:value="1765819" calcext:value-type="float">
            <text:p>1765819</text:p>
          </table:table-cell>
        </table:table-row>
        <table:table-row table:style-name="ro1">
          <table:table-cell office:value-type="date" office:date-value="2023-07-02" calcext:value-type="date">
            <text:p>2023-07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84" calcext:value-type="float">
            <text:p>1783984</text:p>
          </table:table-cell>
          <table:table-cell office:value-type="float" office:value="1765819" calcext:value-type="float">
            <text:p>1765819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984" calcext:value-type="float">
            <text:p>1783984</text:p>
          </table:table-cell>
          <table:table-cell office:value-type="float" office:value="1765821" calcext:value-type="float">
            <text:p>1765821</text:p>
          </table:table-cell>
        </table:table-row>
        <table:table-row table:style-name="ro1">
          <table:table-cell office:value-type="date" office:date-value="2023-07-04" calcext:value-type="date">
            <text:p>2023-07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984" calcext:value-type="float">
            <text:p>1783984</text:p>
          </table:table-cell>
          <table:table-cell office:value-type="float" office:value="1765821" calcext:value-type="float">
            <text:p>1765821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84" calcext:value-type="float">
            <text:p>1783984</text:p>
          </table:table-cell>
          <table:table-cell office:value-type="float" office:value="1765822" calcext:value-type="float">
            <text:p>1765822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3986" calcext:value-type="float">
            <text:p>1783986</text:p>
          </table:table-cell>
          <table:table-cell office:value-type="float" office:value="1765822" calcext:value-type="float">
            <text:p>1765822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986" calcext:value-type="float">
            <text:p>1783986</text:p>
          </table:table-cell>
          <table:table-cell office:value-type="float" office:value="1765824" calcext:value-type="float">
            <text:p>1765824</text:p>
          </table:table-cell>
        </table:table-row>
        <table:table-row table:style-name="ro1">
          <table:table-cell office:value-type="date" office:date-value="2023-07-08" calcext:value-type="date">
            <text:p>2023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86" calcext:value-type="float">
            <text:p>1783986</text:p>
          </table:table-cell>
          <table:table-cell office:value-type="float" office:value="1765825" calcext:value-type="float">
            <text:p>1765825</text:p>
          </table:table-cell>
        </table:table-row>
        <table:table-row table:style-name="ro1">
          <table:table-cell office:value-type="date" office:date-value="2023-07-09" calcext:value-type="date">
            <text:p>2023-07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3986" calcext:value-type="float">
            <text:p>1783986</text:p>
          </table:table-cell>
          <table:table-cell office:value-type="float" office:value="1765826" calcext:value-type="float">
            <text:p>1765826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83988" calcext:value-type="float">
            <text:p>1783988</text:p>
          </table:table-cell>
          <table:table-cell office:value-type="float" office:value="1765829" calcext:value-type="float">
            <text:p>1765829</text:p>
          </table:table-cell>
        </table:table-row>
        <table:table-row table:style-name="ro1" table:number-rows-repeated="120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9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1:24:36.748402639</meta:creation-date>
    <dc:date>2024-04-30T11:44:32.078686194</dc:date>
    <meta:editing-duration>PT13M3S</meta:editing-duration>
    <meta:editing-cycles>4</meta:editing-cycles>
    <meta:generator>LibreOffice/7.3.7.2$Linux_X86_64 LibreOffice_project/30$Build-2</meta:generator>
    <meta:document-statistic meta:table-count="1" meta:cell-count="4635" meta:object-count="0"/>
  </office:meta>
</office:document-meta>
</file>